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9cm"/>
    </style:style>
    <style:style style:name="co11" style:family="table-column">
      <style:table-column-properties fo:break-before="auto" style:column-width="4.142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4.496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3.9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ff0000" fo:font-weight="normal" style:font-weight-asian="normal" style:font-weight-complex="normal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 style:data-style-name="N0">
      <style:table-cell-properties fo:background-color="#ccff00"/>
    </style:style>
    <style:style style:name="ce22" style:family="table-cell" style:parent-style-name="Default" style:data-style-name="N37">
      <style:table-cell-properties fo:background-color="#ccff00"/>
    </style:style>
    <style:style style:name="ce23" style:family="table-cell" style:parent-style-name="Default" style:data-style-name="N0">
      <style:table-cell-properties fo:background-color="#33ff99"/>
    </style:style>
    <style:style style:name="ce24" style:family="table-cell" style:parent-style-name="Default" style:data-style-name="N0">
      <style:text-properties fo:color="#ff6600"/>
    </style:style>
    <style:style style:name="ce25" style:family="table-cell" style:parent-style-name="Default" style:data-style-name="N0">
      <style:table-cell-properties fo:background-color="#99ff66"/>
    </style:style>
    <style:style style:name="ce26" style:family="table-cell" style:parent-style-name="Default" style:data-style-name="N0">
      <style:text-properties fo:color="#ff9900"/>
    </style:style>
    <style:style style:name="ce27" style:family="table-cell" style:parent-style-name="Default">
      <style:table-cell-properties fo:background-color="#33ff99"/>
    </style:style>
    <style:style style:name="ce28" style:family="table-cell" style:parent-style-name="Default">
      <style:table-cell-properties fo:background-color="#99ff66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fo:color="#ff3333"/>
    </style:style>
    <style:style style:name="ce31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</style:style>
    <style:style style:name="ce3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office:value-type="string">
            <text:p>Oldsing_1</text:p>
          </table:table-cell>
          <table:table-cell office:value-type="string">
            <text:p>Oldsing_2</text:p>
          </table:table-cell>
          <table:table-cell table:number-columns-repeated="1018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office:value-type="float" office:value="-78.40056582101">
            <text:p>-78.400565821</text:p>
          </table:table-cell>
          <table:table-cell office:value-type="float" office:value="-77.9658487231">
            <text:p>-77.9658487231</text:p>
          </table:table-cell>
          <table:table-cell table:number-columns-repeated="1018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office:value-type="string">
            <text:p>Oldtrip_1</text:p>
          </table:table-cell>
          <table:table-cell office:value-type="string">
            <text:p>Oldtrip_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2"/>
          <table:table-cell office:value-type="float" office:value="-77.83599786625">
            <text:p>-77.8359978663</text:p>
          </table:table-cell>
          <table:table-cell office:value-type="float" office:value="-77.6443184104">
            <text:p>-77.6443184104</text:p>
          </table:table-cell>
          <table:table-cell table:number-columns-repeated="1018"/>
        </table:table-row>
        <table:table-row table:style-name="ro2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/>
          <table:table-cell office:value-type="string">
            <text:p>oldcat_1</text:p>
          </table:table-cell>
          <table:table-cell office:value-type="string">
            <text:p>Oldcat_2</text:p>
          </table:table-cell>
          <table:table-cell table:number-columns-repeated="1018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2"/>
          <table:table-cell table:number-columns-repeated="2" office:value-type="float" office:value="-77.4890800821">
            <text:p>-77.4890800821</text:p>
          </table:table-cell>
          <table:table-cell table:number-columns-repeated="1018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2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2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2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7" table:style-name="ta2" table:print="false"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kcal/mol</text:p>
          </table:table-cell>
        </table:table-row>
        <table:table-row table:style-name="ro1">
          <table:table-cell office:value-type="string">
            <text:p>Trip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025279">
            <text:p>-2819.23025279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4935817">
            <text:p>-2819.204935817</text:p>
          </table:table-cell>
          <table:table-cell/>
        </table:table-row>
        <table:table-row table:style-name="ro1">
          <table:table-cell/>
          <table:table-cell table:formula="of:=[.B5]-[.B6]" office:value-type="float" office:value="-0.0253169729999172">
            <text:p>-0.025316973</text:p>
          </table:table-cell>
          <table:table-cell table:formula="of:=[.B7]*627.5" office:value-type="float" office:value="-15.886400557448">
            <text:p>-15.8864005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29812967">
            <text:p>-2819.229812967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2419084">
            <text:p>-2819.202419084</text:p>
          </table:table-cell>
          <table:table-cell/>
        </table:table-row>
        <table:table-row table:style-name="ro1">
          <table:table-cell/>
          <table:table-cell table:formula="of:=[.B9]-[.B10]" office:value-type="float" office:value="-0.0273938829996041">
            <text:p>-0.027393883</text:p>
          </table:table-cell>
          <table:table-cell table:formula="of:=[.B11]*627.5" office:value-type="float" office:value="-17.1896615822516">
            <text:p>-17.1896615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ng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7777068">
            <text:p>-2819.237777068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/>
          <table:table-cell/>
        </table:table-row>
        <table:table-row table:style-name="ro1">
          <table:table-cell/>
          <table:table-cell table:formula="of:=[.B15]-[.B16]" office:value-type="float" office:value="-2819.237777068">
            <text:p>-2819.237777068</text:p>
          </table:table-cell>
          <table:table-cell table:formula="of:=[.B17]*627.5" office:value-type="float" office:value="-1769071.70511017">
            <text:p>-1769071.70511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39457402">
            <text:p>-2819.239457402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25852772">
            <text:p>-2819.225852772</text:p>
          </table:table-cell>
          <table:table-cell/>
        </table:table-row>
        <table:table-row table:style-name="ro1">
          <table:table-cell/>
          <table:table-cell table:formula="of:=[.B19]-[.B20]" office:value-type="float" office:value="-0.013604629999918">
            <text:p>-0.01360463</text:p>
          </table:table-cell>
          <table:table-cell table:formula="of:=[.B21]*627.5" office:value-type="float" office:value="-8.53690532494852">
            <text:p>-8.536905324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Holiday Work" table:style-name="ta1">
        <table:table-column table:style-name="co5" table:default-cell-style-name="ce2"/>
        <table:table-column table:style-name="co8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7" table:default-cell-style-name="ce2"/>
        <table:table-row table:style-name="ro1">
          <table:table-cell table:style-name="ce11" office:value-type="string">
            <text:p>Reference Valu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Conversion</text:p>
          </table:table-cell>
          <table:table-cell table:style-name="Default" office:value-type="float" office:value="27.2113845">
            <text:p>27.2113845</text:p>
          </table:table-cell>
          <table:table-cell table:style-name="Default" table:number-columns-repeated="2"/>
          <table:table-cell/>
          <table:table-cell table:style-name="ce21" office:value-type="string">
            <text:p>COBALT STEP ii – iii</text:p>
          </table:table-cell>
          <table:table-cell table:style-name="ce21" office:value-type="string">
            <text:p>eV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b1u eV</text:p>
          </table:table-cell>
          <table:table-cell table:style-name="Default" office:value-type="float" office:value="-10.363">
            <text:p>-10.363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421.353002124">
            <text:p>-2421.353002124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>
            <text:p>HF def-SV(P) au</text:p>
          </table:table-cell>
          <table:table-cell table:style-name="Default" table:number-columns-repeated="2"/>
          <table:table-cell/>
          <table:table-cell table:style-name="ce21" office:value-type="string">
            <text:p>singlet_scan d190</text:p>
          </table:table-cell>
          <table:table-cell table:style-name="ce21" office:value-type="float" office:value="-2421.340748036">
            <text:p>-2421.340748036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inglet</text:p>
          </table:table-cell>
          <table:table-cell table:style-name="ce11" office:value-type="float" office:value="-77.9658487133">
            <text:p>-77.9658487133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4]-[.G5]" office:value-type="float" office:value="-0.0122540879997359">
            <text:p>-0.012254088</text:p>
          </table:table-cell>
          <table:table-cell table:formula="of:=[.G6]*[.B3]" office:value-type="float" office:value="-0.33345070025765">
            <text:p>-0.3334507003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Triplet</text:p>
          </table:table-cell>
          <table:table-cell table:style-name="Default" office:value-type="float" office:value="-77.8359978535">
            <text:p>-77.8359978535</text:p>
          </table:table-cell>
          <table:table-cell table:style-name="Default" table:number-columns-repeated="2"/>
          <table: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1" table:formula="of:=[.B6]-[.B7]" office:value-type="float" office:value="-0.129850859800001">
            <text:p>-0.1298508598</text:p>
          </table:table-cell>
          <table:table-cell table:style-name="ce11" table:formula="of:=[.B8]*h2ev" office:value-type="float" office:value="-3.53342167367343">
            <text:p>-3.5334216737</text:p>
          </table:table-cell>
          <table:table-cell table:style-name="Default"/>
          <table:table-cell/>
          <table:table-cell table:style-name="ce21" office:value-type="string">
            <text:p>triplet</text:p>
          </table:table-cell>
          <table:table-cell table:style-name="ce21" office:value-type="float" office:value="-2421.34645639">
            <text:p>-2421.34645639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21" office:value-type="string">
            <text:p>triplet_scan d200</text:p>
          </table:table-cell>
          <table:table-cell table:style-name="ce21" office:value-type="float" office:value="-2421.318711471">
            <text:p>-2421.318711471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string">
            <text:p>cation</text:p>
          </table:table-cell>
          <table:table-cell table:style-name="Default" office:value-type="float" office:value="-77.6317464929">
            <text:p>-77.6317464929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8]-[.G9]" office:value-type="float" office:value="-0.0277449190002699">
            <text:p>-0.027744919</text:p>
          </table:table-cell>
          <table:table-cell table:formula="of:=[.G10]*[.B3]" office:value-type="float" office:value="-0.754977658837699">
            <text:p>-0.7549776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[.B6] -[.B10]" office:value-type="float" office:value="-0.334102220399998">
            <text:p>-0.3341022204</text:p>
          </table:table-cell>
          <table:table-cell table:style-name="Default" table:formula="of:=[.B11]*h2ev" office:value-type="float" office:value="-9.0913839816081">
            <text:p>-9.0913839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9.722">
            <text:p>-29.722</text:p>
          </table:table-cell>
          <table:table-cell table:number-columns-repeated="1020"/>
        </table:table-row>
        <table:table-row table:style-name="ro1">
          <table:table-cell table:style-name="ce17" office:value-type="float" office:value="0.935915517746369">
            <text:p>0.935915517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3948554872">
            <text:p>-2.3394855487</text:p>
          </table:table-cell>
          <table:table-cell table:style-name="Default"/>
          <table:table-cell/>
          <table:table-cell table:style-name="ce21" office:value-type="string">
            <text:p>Cobalt </text:p>
          </table:table-cell>
          <table:table-cell table:style-name="ce22" office:value-type="date" office:date-value="2017-06-09">
            <text:p>09/06/17</text:p>
          </table:table-cell>
          <table:table-cell table:number-columns-repeated="1017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0965341127">
            <text:p>-2.2096534113</text:p>
          </table:table-cell>
          <table:table-cell table:style-name="Default"/>
          <table:table-cell/>
          <table:table-cell table:style-name="ce21" office:value-type="string">
            <text:p>full_geom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6]-[.C17]" office:value-type="float" office:value="-0.12983213745">
            <text:p>-0.1298321375</text:p>
          </table:table-cell>
          <table:table-cell table:style-name="ce11" table:formula="of:=[.C18]*h2ev" office:value-type="float" office:value="-3.53291221260879">
            <text:p>-3.5329122126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840.896524429">
            <text:p>-2840.896524429</text:p>
          </table:table-cell>
          <table:table-cell table:number-columns-repeated="1017"/>
        </table:table-row>
        <table:table-row table:style-name="ro2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523140527">
            <text:p>-1.2523140527</text:p>
          </table:table-cell>
          <table:table-cell table:style-name="Default"/>
          <table:table-cell/>
          <table:table-cell table:style-name="ce21" office:value-type="string">
            <text:p>|dE/dxyz| = <text:s/>0.000416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16]-[.C19]" office:value-type="float" office:value="-1.08717149602">
            <text:p>-1.087171496</text:p>
          </table:table-cell>
          <table:table-cell table:style-name="Default" table:formula="of:=[.C20]*h2ev" office:value-type="float" office:value="-29.5834415956404">
            <text:p>-29.5834415956</text:p>
          </table:table-cell>
          <table:table-cell/>
          <table:table-cell table:style-name="ce21" office:value-type="string">
            <text:p>triplet</text:p>
          </table:table-cell>
          <table:table-cell table:style-name="ce21" office:value-type="float" office:value="-2840.87468705">
            <text:p>-2840.87468705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ce21" office:value-type="string">
            <text:p>|dE/dxyz| = <text:s/>0.00020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8.395">
            <text:p>-28.395</text:p>
          </table:table-cell>
          <table:table-cell table:number-columns-repeated="1020"/>
        </table:table-row>
        <table:table-row table:style-name="ro1">
          <table:table-cell table:style-name="ce17" office:value-type="float" office:value="0.607541007456495">
            <text:p>0.607541007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23758666325">
            <text:p>-2.2375866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10775452585">
            <text:p>-2.107754525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24]-[.C25]" office:value-type="float" office:value="-0.1298321374">
            <text:p>-0.1298321374</text:p>
          </table:table-cell>
          <table:table-cell table:style-name="ce11" table:formula="of:=[.C26]*h2ev" office:value-type="float" office:value="-3.53291221124824">
            <text:p>-3.532912211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995266863">
            <text:p>-1.19952668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24]-[.C27]" office:value-type="float" office:value="-1.03805997695">
            <text:p>-1.038059977</text:p>
          </table:table-cell>
          <table:table-cell table:style-name="Default" table:formula="of:=[.C28]*h2ev" office:value-type="float" office:value="-28.2470491668476">
            <text:p>-28.247049166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7.31">
            <text:p>-27.31</text:p>
          </table:table-cell>
          <table:table-cell table:number-columns-repeated="1020"/>
        </table:table-row>
        <table:table-row table:style-name="ro1">
          <table:table-cell table:style-name="ce17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15552007048">
            <text:p>-2.155520070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0256879331">
            <text:p>-2.025687933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32]-[.C33]" office:value-type="float" office:value="-0.12983213738">
            <text:p>-0.1298321374</text:p>
          </table:table-cell>
          <table:table-cell table:style-name="ce11" table:formula="of:=[.C34]*h2ev" office:value-type="float" office:value="-3.53291221070401">
            <text:p>-3.5329122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574858257">
            <text:p>-1.1574858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32]-[.C35]" office:value-type="float" office:value="-0.99803424478">
            <text:p>-0.9980342448</text:p>
          </table:table-cell>
          <table:table-cell table:style-name="Default" table:formula="of:=[.C36]*h2ev" office:value-type="float" office:value="-27.1578935788757">
            <text:p>-27.157893578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581">
            <text:p>-2.581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513403164">
            <text:p>-0.151340316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2150817876">
            <text:p>-0.02150817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0]-[.C41]" office:value-type="float" office:value="-0.12983213764">
            <text:p>-0.1298321376</text:p>
          </table:table-cell>
          <table:table-cell table:style-name="ce11" table:formula="of:=[.C42]*h2ev" office:value-type="float" office:value="-3.53291221777896">
            <text:p>-3.5329122178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0.6540593257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597398444">
            <text:p>-0.059739844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2.23513196696789">
            <text:p>2.235131967</text:p>
          </table:table-cell>
          <table:table-cell table:style-name="Default"/>
          <table:table-cell table:style-name="Default" table:formula="of:=[.C40]-[.C43]" office:value-type="float" office:value="-0.091600472">
            <text:p>-0.091600472</text:p>
          </table:table-cell>
          <table:table-cell table:style-name="Default" table:formula="of:=[.C44]*h2ev" office:value-type="float" office:value="-2.49257566397348">
            <text:p>-2.49257566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693.275">
            <text:p>-693.275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1.16731135608">
            <text:p>-51.167311356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51.03747921864">
            <text:p>-51.037479218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]-[.C49]" office:value-type="float" office:value="-0.129832137439998">
            <text:p>-0.1298321374</text:p>
          </table:table-cell>
          <table:table-cell table:style-name="ce11" table:formula="of:=[.C50]*h2ev" office:value-type="float" office:value="-3.53291221233662">
            <text:p>-3.5329122123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26.938755840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5.6899748633">
            <text:p>-25.6899748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295666978554664">
            <text:p>0.0295666979</text:p>
          </table:table-cell>
          <table:table-cell table:style-name="Default"/>
          <table:table-cell table:style-name="Default" table:formula="of:=[.C48]-[.C51]" office:value-type="float" office:value="-25.47733649278">
            <text:p>-25.4773364928</text:p>
          </table:table-cell>
          <table:table-cell table:style-name="Default" table:formula="of:=[.C52]*h2ev" office:value-type="float" office:value="-693.273599340918">
            <text:p>-693.273599340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723">
            <text:p>-2.723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641095826">
            <text:p>-0.164109582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3427744499">
            <text:p>-0.03427744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56]-[.C57]" office:value-type="float" office:value="-0.12983213761">
            <text:p>-0.1298321376</text:p>
          </table:table-cell>
          <table:table-cell table:style-name="ce11" table:formula="of:=[.C58]*h2ev" office:value-type="float" office:value="-3.53291221696262">
            <text:p>-3.532912217</text:p>
          </table:table-cell>
          <table:table-cell table:number-columns-repeated="1020"/>
        </table:table-row>
        <table:table-row table:style-name="ro1">
          <table:table-cell table:style-name="ce17" office:value-type="float" office:value="-8.98787430847">
            <text:p>-8.9878743085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676026162">
            <text:p>-0.067602616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90008339843454">
            <text:p>1.9000833984</text:p>
          </table:table-cell>
          <table:table-cell table:style-name="Default"/>
          <table:table-cell table:style-name="Default" table:formula="of:=[.C56]-[.C59]" office:value-type="float" office:value="-0.0965069664">
            <text:p>-0.0965069664</text:p>
          </table:table-cell>
          <table:table-cell table:style-name="Default" table:formula="of:=[.C60]*h2ev" office:value-type="float" office:value="-2.62608816963898">
            <text:p>-2.62608816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84.475">
            <text:p>-584.475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3.17048650841">
            <text:p>-43.17048650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43.04065437103">
            <text:p>-43.04065437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64]-[.C65]" office:value-type="float" office:value="-0.129832137379999">
            <text:p>-0.1298321374</text:p>
          </table:table-cell>
          <table:table-cell table:style-name="ce11" table:formula="of:=[.C66]*h2ev" office:value-type="float" office:value="-3.53291221070398">
            <text:p>-3.5329122107</text:p>
          </table:table-cell>
          <table:table-cell table:number-columns-repeated="1020"/>
        </table:table-row>
        <table:table-row table:style-name="ro1">
          <table:table-cell table:style-name="ce17" office:value-type="float" office:value="-23.1774623297">
            <text:p>-23.1774623297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1.6914804551">
            <text:p>-21.691480455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321938180655622">
            <text:p>0.0321938181</text:p>
          </table:table-cell>
          <table:table-cell table:style-name="Default"/>
          <table:table-cell table:style-name="Default" table:formula="of:=[.C64]-[.C67]" office:value-type="float" office:value="-21.47900605331">
            <text:p>-21.4790060533</text:p>
          </table:table-cell>
          <table:table-cell table:style-name="Default" table:formula="of:=[.C68]*h2ev" office:value-type="float" office:value="-584.473492394446">
            <text:p>-584.473492394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.41">
            <text:p>-3.41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22601538148">
            <text:p>-0.226015381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9618324407">
            <text:p>-0.096183244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72]-[.C73]" office:value-type="float" office:value="-0.12983213741">
            <text:p>-0.1298321374</text:p>
          </table:table-cell>
          <table:table-cell table:style-name="ce11" table:formula="of:=[.C74]*h2ev" office:value-type="float" office:value="-3.53291221152034">
            <text:p>-3.532912211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5.5654895917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1052646028">
            <text:p>-0.10526460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10808650904684">
            <text:p>1.108086509</text:p>
          </table:table-cell>
          <table:table-cell table:style-name="Default"/>
          <table:table-cell table:style-name="Default" table:formula="of:=[.C72]-[.C75]" office:value-type="float" office:value="-0.12075077868">
            <text:p>-0.1207507787</text:p>
          </table:table-cell>
          <table:table-cell table:style-name="Default" table:formula="of:=[.C76]*h2ev" office:value-type="float" office:value="-3.28579586733588">
            <text:p>-3.2857958673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47.735">
            <text:p>-347.735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5.7690957257">
            <text:p>-25.7690957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5.639263588">
            <text:p>-25.6392635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0]-[.C81]" office:value-type="float" office:value="-0.129832137700003">
            <text:p>-0.1298321377</text:p>
          </table:table-cell>
          <table:table-cell table:style-name="ce11" table:formula="of:=[.C82]*h2ev" office:value-type="float" office:value="-3.53291221941172">
            <text:p>-3.5329122194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4.9251224816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2.9902114396">
            <text:p>-12.9902114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float" office:value="0.0419884817550884">
            <text:p>0.0419884818</text:p>
          </table:table-cell>
          <table:table-cell table:style-name="Default"/>
          <table:table-cell table:style-name="Default" table:formula="of:=[.C80]-[.C83]" office:value-type="float" office:value="-12.7788842861">
            <text:p>-12.7788842861</text:p>
          </table:table-cell>
          <table:table-cell table:style-name="Default" table:formula="of:=[.C84]*h2ev" office:value-type="float" office:value="-347.731133790075">
            <text:p>-347.731133790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107.705">
            <text:p>-107.705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8.11823771392">
            <text:p>-8.11823771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7.98840557627">
            <text:p>-7.988405576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8]-[.C89]" office:value-type="float" office:value="-0.129832137649999">
            <text:p>-0.1298321377</text:p>
          </table:table-cell>
          <table:table-cell table:style-name="ce11" table:formula="of:=[.C90]*h2ev" office:value-type="float" office:value="-3.53291221805106">
            <text:p>-3.5329122181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-5.70762055741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1609525263">
            <text:p>-4.16095252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0889678333213083">
            <text:p>0.0889678333</text:p>
          </table:table-cell>
          <table:table-cell table:style-name="Default"/>
          <table:table-cell table:style-name="Default" table:formula="of:=[.C88]-[.C91]" office:value-type="float" office:value="-3.95728518762">
            <text:p>-3.9572851876</text:p>
          </table:table-cell>
          <table:table-cell table:style-name="Default" table:formula="of:=[.C92]*h2ev" office:value-type="float" office:value="-107.683208816482">
            <text:p>-107.683208816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2.541">
            <text:p>-52.541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036387736">
            <text:p>-4.03638773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3.8631241006">
            <text:p>-3.863124100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96]-[.C97]" office:value-type="float" office:value="-0.1732636354">
            <text:p>-0.1732636354</text:p>
          </table:table-cell>
          <table:table-cell table:style-name="ce11" table:formula="of:=[.C98]*h2ev" office:value-type="float" office:value="-4.71474340273721">
            <text:p>-4.714743402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8716">
            <text:p>-3.871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15">
            <text:p>0.15</text:p>
          </table:table-cell>
          <table:table-cell table:style-name="Default"/>
          <table:table-cell table:style-name="Default" table:formula="of:=[.C96]-[.C99]" office:value-type="float" office:value="-1.9278816207">
            <text:p>-1.9278816207</text:p>
          </table:table-cell>
          <table:table-cell table:style-name="Default" table:formula="of:=[.C100]*h2ev" office:value-type="float" office:value="-52.4603280513509">
            <text:p>-52.460328051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1.116">
            <text:p>-31.116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4380517603">
            <text:p>-2.43805176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878563749">
            <text:p>-2.287856374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04]-[.C105]" office:value-type="float" office:value="-0.1501953854">
            <text:p>-0.1501953854</text:p>
          </table:table-cell>
          <table:table-cell table:style-name="ce11" table:formula="of:=[.C106]*h2ev" office:value-type="float" office:value="-4.08702438224509">
            <text:p>-4.08702438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9958">
            <text:p>-3.29958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5">
            <text:p>0.25</text:p>
          </table:table-cell>
          <table:table-cell table:style-name="Default"/>
          <table:table-cell table:style-name="Default" table:formula="of:=[.C104]-[.C107]" office:value-type="float" office:value="-0.329545645">
            <text:p>-0.329545645</text:p>
          </table:table-cell>
          <table:table-cell table:style-name="ce20" table:formula="of:=[.C108]*h2ev" office:value-type="float" office:value="-8.96739325639551">
            <text:p>-8.9673932564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nhn_2" table:style-name="ta1">
        <table:table-column table:style-name="co13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4" table:number-columns-repeated="2" table:default-cell-style-name="ce2"/>
        <table:table-column table:style-name="co8" table:number-columns-repeated="17" table:default-cell-style-name="ce2"/>
        <table:table-column table:style-name="co15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102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29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29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29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417">
            <text:p>-10.41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cnhn_2.AU35" table:end-x="0.084cm" table:end-y="0.198cm" draw:z-index="0" draw:style-name="gr1" draw:text-style-name="P1" svg:width="14.598cm" svg:height="6.418cm" svg:x="2.019cm" svg:y="0.199cm">
              <draw:object draw:notify-on-update-of-ranges="cnhn_2.D3:cnhn_2.D3 cnhn_2.D16:cnhn_2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1"/>
          <table:table-cell table:style-name="ce13"/>
          <table:table-cell table:style-name="ce31"/>
          <table:table-cell table:style-name="ce1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"/>
          <table:table-cell table:style-name="ce32"/>
          <table:table-cell table:style-name="ce23"/>
          <table:table-cell table:style-name="ce32"/>
          <table:table-cell table:style-name="ce23" table:number-columns-repeated="24"/>
          <table:table-cell table:style-name="ce23">
            <draw:frame table:end-cell-address="cnhn_2.AR48" table:end-x="2.316cm" table:end-y="0.283cm" draw:z-index="3" draw:style-name="gr1" draw:text-style-name="P1" svg:width="13cm" svg:height="5.997cm" svg:x="1.125cm" svg:y="0.212cm">
              <draw:object draw:notify-on-update-of-ranges="cnhn_2.D26:cnhn_2.D26 cnhn_2.D46:cnhn_2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AY48" table:end-x="0.248cm" table:end-y="0.25cm" draw:z-index="4" draw:style-name="gr1" draw:text-style-name="P1" svg:width="13cm" svg:height="5.997cm" svg:x="1.419cm" svg:y="0.179cm">
              <draw:object draw:notify-on-update-of-ranges="cnhn_2.D26:cnhn_2.D26 cnhn_2.D46:cnhn_2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BE49" table:end-x="0.128cm" table:end-y="0.016cm" draw:z-index="1" draw:style-name="gr1" draw:text-style-name="P1" svg:width="13cm" svg:height="5.996cm" svg:x="1.299cm" svg:y="0.439cm">
              <draw:object draw:notify-on-update-of-ranges="cnhn_2.D36:cnhn_2.D36 cnhn_2.D46:cnhn_2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973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7.797">
            <text:p>-7.79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30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30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30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30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30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30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24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6" table:formula="of:=AVERAGE([.H49];[.N49];[.T49];[.Z49];[.AF49];[.AL49])" office:value-type="float" office:value="1.33612871619355">
            <text:p>1.3361287162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6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6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6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6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6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6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cnhn_2.BD62" table:end-x="1.959cm" table:end-y="0.003cm" draw:z-index="17" draw:style-name="gr1" draw:text-style-name="P1" svg:width="13cm" svg:height="6.001cm" svg:x="0.768cm" svg:y="0.422cm">
              <draw:object draw:notify-on-update-of-ranges="cnhn_2.D36:cnhn_2.D36 cnhn_2.D46:cnhn_2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cnhn_2.AS62" table:end-x="0.419cm" table:end-y="0.24cm" draw:z-index="5" draw:style-name="gr1" draw:text-style-name="P1" svg:width="13cm" svg:height="6.001cm" svg:x="1.59cm" svg:y="0.165cm">
              <draw:object draw:notify-on-update-of-ranges="cnhn_2.D36:cnhn_2.D36 cnhn_2.D46:cnhn_2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cnhn_2.AY62" table:end-x="0.105cm" table:end-y="0.316cm" draw:z-index="6" draw:style-name="gr1" draw:text-style-name="P1" svg:width="13cm" svg:height="6.001cm" svg:x="1.276cm" svg:y="0.241cm">
              <draw:object draw:notify-on-update-of-ranges="cnhn_2.D36:cnhn_2.D36 cnhn_2.D46:cnhn_2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30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30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30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30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30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30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24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6" table:formula="of:=AVERAGE([.H52];[.N52];[.T52];[.Z52];[.AF52];[.AL52])" office:value-type="float" office:value="4.12184398614569">
            <text:p>4.1218439861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6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6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6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6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6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6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30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30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30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30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30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30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24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6" table:formula="of:=AVERAGE([.H54];[.N54];[.T54];[.Z54];[.AF54];[.AL54])" office:value-type="float" office:value="5.32746767594904">
            <text:p>5.3274676759</text:p>
          </table:table-cell>
          <table:table-cell table:style-name="ce26"/>
          <table:table-cell table:style-name="Default" table:number-columns-repeated="4"/>
          <table:table-cell table:style-name="ce26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6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6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6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6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6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5" office:value-type="string">
            <text:p>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30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30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30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30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30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30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6" table:formula="of:=AVERAGE([.H58];[.N58];[.T58];[.Z58];[.AF58];[.AL58])" office:value-type="float" office:value="4.04333136607763">
            <text:p>4.0433313661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6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6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6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6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6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6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30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30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30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30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30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30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24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6" table:formula="of:=AVERAGE([.H61];[.N61];[.T61];[.Z61];[.AF61];[.AL61])" office:value-type="float" office:value="3.64906334716394">
            <text:p>3.6490633472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6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6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6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6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6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6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30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30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30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30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30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30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24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6" table:formula="of:=AVERAGE([.H63];[.N63];[.T63];[.Z63];[.AF63];[.AL63])" office:value-type="float" office:value="6.04412825044445">
            <text:p>6.0441282504</text:p>
          </table:table-cell>
          <table:table-cell table:style-name="ce26"/>
          <table:table-cell table:number-columns-repeated="4"/>
          <table:table-cell table:style-name="ce26" table:formula="of:=ABS(([.H62]/[.G62])*100)" office:value-type="float" office:value="5.41723808936964">
            <text:p>5.4172380894</text:p>
          </table:table-cell>
          <table:table-cell table:number-columns-repeated="5"/>
          <table:table-cell table:style-name="ce26" table:formula="of:=ABS(([.N62]/[.M62])*100)" office:value-type="float" office:value="6.01588099048519">
            <text:p>6.0158809905</text:p>
          </table:table-cell>
          <table:table-cell table:number-columns-repeated="5"/>
          <table:table-cell table:style-name="ce26" table:formula="of:=ABS(([.T62]/[.S62])*100)" office:value-type="float" office:value="6.12619568887911">
            <text:p>6.1261956889</text:p>
          </table:table-cell>
          <table:table-cell table:number-columns-repeated="5"/>
          <table:table-cell table:style-name="ce26" table:formula="of:=ABS(([.Z62]/[.Y62])*100)" office:value-type="float" office:value="6.19082798326135">
            <text:p>6.1908279833</text:p>
          </table:table-cell>
          <table:table-cell table:number-columns-repeated="5"/>
          <table:table-cell table:style-name="ce26" table:formula="of:=ABS(([.AF62]/[.AE62])*100)" office:value-type="float" office:value="6.24065421967033">
            <text:p>6.2406542197</text:p>
          </table:table-cell>
          <table:table-cell table:number-columns-repeated="5"/>
          <table:table-cell table:style-name="ce26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cnhn_2.AS78" table:end-x="0.75cm" table:end-y="0.098cm" draw:z-index="8" draw:style-name="gr1" draw:text-style-name="P1" svg:width="13cm" svg:height="6.001cm" svg:x="1.921cm" svg:y="0.023cm">
              <draw:object draw:notify-on-update-of-ranges="cnhn_2.D64:cnhn_2.D64 cnhn_2.D73:cnhn_2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cnhn_2.AY78" table:end-x="0.84cm" table:end-y="0.34cm" draw:z-index="9" draw:style-name="gr1" draw:text-style-name="P1" svg:width="13cm" svg:height="6.001cm" svg:x="2.011cm" svg:y="0.265cm">
              <draw:object draw:notify-on-update-of-ranges="cnhn_2.D64:cnhn_2.D64 cnhn_2.D73:cnhn_2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cnhn_2.BE78" table:end-x="0.528cm" table:end-y="0.397cm" draw:z-index="10" draw:style-name="gr1" draw:text-style-name="P1" svg:width="13.005cm" svg:height="6.028cm" svg:x="1.694cm" svg:y="0.295cm">
              <draw:object draw:notify-on-update-of-ranges="cnhn_2.D64:cnhn_2.D64 cnhn_2.D73:cnhn_2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pbe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30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30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30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30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30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30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6" table:formula="of:=AVERAGE([.H76];[.N76];[.T76];[.Z76];[.AF76];[.AL76])" office:value-type="float" office:value="8.5168330988529">
            <text:p>8.5168330989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6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6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6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6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6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6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30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30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30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30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30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30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24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6" table:formula="of:=AVERAGE([.H79];[.N79];[.T79];[.Z79];[.AF79];[.AL79])" office:value-type="float" office:value="7.51337519429519">
            <text:p>7.5133751943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6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6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6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6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6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6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30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30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30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30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30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30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24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6" table:formula="of:=AVERAGE([.H81];[.N81];[.T81];[.Z81];[.AF81];[.AL81])" office:value-type="float" office:value="8.08041451103436">
            <text:p>8.080414511</text:p>
          </table:table-cell>
          <table:table-cell table:style-name="ce26"/>
          <table:table-cell table:number-columns-repeated="4"/>
          <table:table-cell table:style-name="ce26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6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6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6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6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6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cnhn_2.AS96" table:end-x="0.308cm" table:end-y="0.441cm" draw:z-index="11" draw:style-name="gr1" draw:text-style-name="P1" svg:width="13cm" svg:height="6.001cm" svg:x="1.479cm" svg:y="0.366cm">
              <draw:object draw:notify-on-update-of-ranges="cnhn_2.D82:cnhn_2.D82 cnhn_2.D91:cnhn_2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cnhn_2.AY96" table:end-x="0.29cm" table:end-y="0.244cm" draw:z-index="12" draw:style-name="gr1" draw:text-style-name="P1" svg:width="13cm" svg:height="6cm" svg:x="1.461cm" svg:y="0.17cm">
              <draw:object draw:notify-on-update-of-ranges="cnhn_2.D82:cnhn_2.D82 cnhn_2.D91:cnhn_2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cnhn_2.BE96" table:end-x="0.434cm" table:end-y="0.324cm" draw:z-index="13" draw:style-name="gr1" draw:text-style-name="P1" svg:width="13cm" svg:height="6cm" svg:x="1.605cm" svg:y="0.25cm">
              <draw:object draw:notify-on-update-of-ranges="cnhn_2.D82:cnhn_2.D82 cnhn_2.D91:cnhn_2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30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30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30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30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30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30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6" table:formula="of:=AVERAGE([.H94];[.N94];[.T94];[.Z94];[.AF94];[.AL94])" office:value-type="float" office:value="12.0332135421448">
            <text:p>12.033213542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6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6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6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6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6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6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30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30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30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30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30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30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24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6" table:formula="of:=AVERAGE([.H97];[.N97];[.T97];[.Z97];[.AF97];[.AL97])" office:value-type="float" office:value="13.2766327040193">
            <text:p>13.276632704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6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6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6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6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6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6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30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30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30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30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30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30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24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6" table:formula="of:=AVERAGE([.H99];[.N99];[.T99];[.Z99];[.AF99];[.AL99])" office:value-type="float" office:value="10.112445143797">
            <text:p>10.1124451438</text:p>
          </table:table-cell>
          <table:table-cell table:style-name="ce26"/>
          <table:table-cell table:number-columns-repeated="4"/>
          <table:table-cell table:style-name="ce26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6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6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6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6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6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h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cnhn_2.AS114" table:end-x="0.661cm" table:end-y="0.441cm" draw:z-index="14" draw:style-name="gr1" draw:text-style-name="P1" svg:width="13cm" svg:height="5.999cm" svg:x="1.832cm" svg:y="0.368cm">
              <draw:object draw:notify-on-update-of-ranges="cnhn_2.D100:cnhn_2.D100 cnhn_2.D109:cnhn_2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cnhn_2.AY114" table:end-x="0.425cm" table:end-y="0.421cm" draw:z-index="15" draw:style-name="gr1" draw:text-style-name="P1" svg:width="13cm" svg:height="6cm" svg:x="1.596cm" svg:y="0.347cm">
              <draw:object draw:notify-on-update-of-ranges="cnhn_2.D100:cnhn_2.D100 cnhn_2.D109:cnhn_2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cnhn_2.BE115" table:end-x="1.02cm" table:end-y="0.058cm" draw:z-index="16" draw:style-name="gr1" draw:text-style-name="P1" svg:width="13cm" svg:height="5.999cm" svg:x="2.191cm" svg:y="0.478cm">
              <draw:object draw:notify-on-update-of-ranges="cnhn_2.D100:cnhn_2.D100 cnhn_2.D109:cnhn_2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h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30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30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30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30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30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30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24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6" table:formula="of:=AVERAGE([.H112];[.N112];[.T112];[.Z112];[.AF112];[.AL112])" office:value-type="float" office:value="9.70432269100875">
            <text:p>9.70432269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6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6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6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6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6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6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30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30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30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30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30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30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24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6" table:formula="of:=AVERAGE([.H115];[.N115];[.T115];[.Z115];[.AF115];[.AL115])" office:value-type="float" office:value="11.4382049651213">
            <text:p>11.4382049651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6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6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6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6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6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6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30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30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30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30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30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30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24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6" table:formula="of:=AVERAGE([.H117];[.N117];[.T117];[.Z117];[.AF117];[.AL117])" office:value-type="float" office:value="9.04526467337404">
            <text:p>9.0452646734</text:p>
          </table:table-cell>
          <table:table-cell table:style-name="ce26"/>
          <table:table-cell table:number-columns-repeated="4"/>
          <table:table-cell table:style-name="ce26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6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6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6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6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6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rpa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8"/>
          <table:table-cell table:style-name="ce23">
            <draw:frame table:end-cell-address="cnhn_2.AS131" table:end-x="2.238cm" table:end-y="0.33cm" draw:z-index="2" draw:style-name="gr1" draw:text-style-name="P1" svg:width="15.962cm" svg:height="6.499cm" svg:x="0.447cm" svg:y="0.25cm">
              <draw:object draw:notify-on-update-of-ranges="cnhn_2.D118:cnhn_2.D118 cnhn_2.D109:cnhn_2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23" table:number-columns-repeated="98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30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30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30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30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30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30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24"/>
          <table:table-cell table:number-columns-repeated="6"/>
          <table:table-cell table:style-name="ce26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6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6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6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6" table:formula="of:=ABS(([.AF130]/[.AE130])*100)" office:value-type="float" office:value="0">
            <text:p>#DIV/0!</text:p>
          </table:table-cell>
          <table:table-cell table:number-columns-repeated="5"/>
          <table:table-cell table:style-name="ce26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cis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/>
          <table:table-cell>
            <draw:frame table:end-cell-address="cnhn_2.AS145" table:end-x="0.195cm" table:end-y="0.299cm" draw:z-index="7" draw:style-name="gr1" draw:text-style-name="P1" svg:width="13cm" svg:height="5.999cm" svg:x="1.366cm" svg:y="0.225cm">
              <draw:object draw:notify-on-update-of-ranges="cnhn_2.D132:cnhn_2.D132 cnhn_2.D139:cnhn_2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30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30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30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30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30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30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24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6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6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6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6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6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6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6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s" table:style-name="ta2" table:print="false">
        <table:table-column table:style-name="co16" table:default-cell-style-name="Default"/>
        <table:table-column table:style-name="co9" table:number-columns-repeated="1023" table:default-cell-style-name="Default"/>
        <table:table-row table:style-name="ro1" table:number-rows-repeated="2">
          <table:table-cell table:style-name="ce33" table:number-columns-repeated="3"/>
          <table:table-cell table:style-name="ce34"/>
          <table:table-cell table:style-name="ce33" table:number-columns-repeated="1020"/>
        </table:table-row>
        <table:table-row table:style-name="ro1">
          <table:table-cell table:style-name="ce33" table:number-columns-repeated="3"/>
          <table:table-cell table:style-name="ce34"/>
          <table:table-cell table:style-name="ce33" table:number-columns-repeated="1020"/>
        </table:table-row>
        <table:table-row table:style-name="ro1">
          <table:table-cell table:style-name="ce33" table:number-columns-repeated="3"/>
          <table:table-cell table:style-name="ce34"/>
          <table:table-cell table:style-name="ce33" table:number-columns-repeated="102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rings.BL20" table:end-x="0.742cm" table:end-y="0.332cm" draw:z-index="9" draw:style-name="gr1" draw:text-style-name="P1" svg:width="13cm" svg:height="5.917cm" svg:x="1.29cm" svg:y="0.351cm">
              <draw:object draw:notify-on-update-of-ranges="rings.D5:rings.D5 rings.D14:rings.D14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rings.AZ21" table:end-x="0.599cm" table:end-y="0.168cm" draw:z-index="15" draw:style-name="gr1" draw:text-style-name="P1" svg:width="13cm" svg:height="6cm" svg:x="1.148cm" svg:y="0.104cm">
              <draw:object draw:notify-on-update-of-ranges="rings.D5:rings.D5 rings.D14:rings.D1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21" table:end-x="0.183cm" table:end-y="0.045cm" draw:z-index="4" draw:style-name="gr1" draw:text-style-name="P1" svg:width="12.984cm" svg:height="5.927cm" svg:x="0.748cm" svg:y="0.054cm">
              <draw:object draw:notify-on-update-of-ranges="rings.D5:rings.D5 rings.D14:rings.D14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2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30" table:formula="of:=[.G7]-[.G16]" office:value-type="float" office:value="0.0960000000000001">
            <text:p>0.0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30" table:formula="of:=[.M7]-[.M16]" office:value-type="float" office:value="0.181000000000001">
            <text:p>0.18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30" table:formula="of:=[.S7]-[.S16]" office:value-type="float" office:value="0.249">
            <text:p>0.24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30" table:formula="of:=[.Y7]-[.Y16]" office:value-type="float" office:value="0.295">
            <text:p>0.29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30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30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30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6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6" table:formula="of:=ABS(([.H16]/[.G16])*100)" office:value-type="float" office:value="1.02882863573036">
            <text:p>1.028828635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6" table:formula="of:=ABS(([.N16]/[.M16])*100)" office:value-type="float" office:value="2.20275039552149">
            <text:p>2.20275039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6" table:formula="of:=ABS(([.T16]/[.S16])*100)" office:value-type="float" office:value="3.32487648551208">
            <text:p>3.32487648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6" table:formula="of:=ABS(([.Z16]/[.Y16])*100)" office:value-type="float" office:value="3.8959323824617">
            <text:p>3.895932382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6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6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6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30" table:formula="of:=[.G10]-[.G19]" office:value-type="float" office:value="0.190363447186063">
            <text:p>0.1903634472</text:p>
          </table:table-cell>
          <table:table-cell table:style-name="ce30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30" table:formula="of:=[.M10]-[.M19]" office:value-type="float" office:value="-0.0503177193993816">
            <text:p>-0.0503177194</text:p>
          </table:table-cell>
          <table:table-cell table:style-name="ce30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30" table:formula="of:=[.S10]-[.S19]" office:value-type="float" office:value="0.00502486242403677">
            <text:p>0.0050248624</text:p>
          </table:table-cell>
          <table:table-cell table:style-name="ce30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30" table:formula="of:=[.Y10]-[.Y19]" office:value-type="float" office:value="0.0791439567105043">
            <text:p>0.0791439567</text:p>
          </table:table-cell>
          <table:table-cell table:style-name="ce30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30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30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30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6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6" table:formula="of:=ABS(([.H19]/[.G19])*100)" office:value-type="float" office:value="5.85119196326077">
            <text:p>5.851191963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6" table:formula="of:=ABS(([.N19]/[.M19])*100)" office:value-type="float" office:value="1.53286142013786">
            <text:p>1.532861420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6" table:formula="of:=ABS(([.T19]/[.S19])*100)" office:value-type="float" office:value="0.229853646819212">
            <text:p>0.2298536468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6" table:formula="of:=ABS(([.Z19]/[.Y19])*100)" office:value-type="float" office:value="3.45148881193305">
            <text:p>3.451488811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6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6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6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30" table:formula="of:=[.G12]-[.G21]" office:value-type="float" office:value="-0.682585247983299">
            <text:p>-0.682585248</text:p>
          </table:table-cell>
          <table:table-cell table:style-name="ce30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30" table:formula="of:=[.M12]-[.M21]" office:value-type="float" office:value="-0.551557500913892">
            <text:p>-0.5515575009</text:p>
          </table:table-cell>
          <table:table-cell table:style-name="ce30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30" table:formula="of:=[.S12]-[.S21]" office:value-type="float" office:value="-0.517106402396244">
            <text:p>-0.5171064024</text:p>
          </table:table-cell>
          <table:table-cell table:style-name="ce30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30" table:formula="of:=[.Y12]-[.Y21]" office:value-type="float" office:value="-0.476123921241638">
            <text:p>-0.4761239212</text:p>
          </table:table-cell>
          <table:table-cell table:style-name="ce30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30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30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30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6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6" table:formula="of:=ABS(([.H21]/[.G21])*100)" office:value-type="float" office:value="7.81208757725501">
            <text:p>7.8120875773</text:p>
          </table:table-cell>
          <table:table-cell table:style-name="ce26"/>
          <table:table-cell table:number-columns-repeated="4"/>
          <table:table-cell table:style-name="ce26" table:formula="of:=ABS(([.N21]/[.M21])*100)" office:value-type="float" office:value="7.16401853565005">
            <text:p>7.1640185357</text:p>
          </table:table-cell>
          <table:table-cell table:style-name="ce26"/>
          <table:table-cell table:number-columns-repeated="4"/>
          <table:table-cell table:style-name="ce26" table:formula="of:=ABS(([.T21]/[.S21])*100)" office:value-type="float" office:value="7.50868679366014">
            <text:p>7.5086867937</text:p>
          </table:table-cell>
          <table:table-cell table:style-name="ce26"/>
          <table:table-cell table:number-columns-repeated="4"/>
          <table:table-cell table:style-name="ce26" table:formula="of:=ABS(([.Z21]/[.Y21])*100)" office:value-type="float" office:value="7.05601375984463">
            <text:p>7.0560137598</text:p>
          </table:table-cell>
          <table:table-cell table:style-name="ce26"/>
          <table:table-cell table:number-columns-repeated="4"/>
          <table:table-cell table:style-name="ce26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6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6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rings.AZ38" table:end-x="1.379cm" table:end-y="0.237cm" draw:z-index="0" draw:style-name="gr1" draw:text-style-name="P1" svg:width="13cm" svg:height="5.934cm" svg:x="1.928cm" svg:y="0.239cm">
              <draw:object draw:notify-on-update-of-ranges="rings.D23:rings.D23 rings.D32:rings.D32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38" table:end-x="1.04cm" table:end-y="0.201cm" draw:z-index="5" draw:style-name="gr1" draw:text-style-name="P1" svg:width="13cm" svg:height="6.008cm" svg:x="1.589cm" svg:y="0.129cm">
              <draw:object draw:notify-on-update-of-ranges="rings.D23:rings.D23 rings.D32:rings.D32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38" table:end-x="1.11cm" table:end-y="0.073cm" draw:z-index="10" draw:style-name="gr1" draw:text-style-name="P1" svg:width="13cm" svg:height="6.003cm" svg:x="1.658cm" svg:y="0.006cm">
              <draw:object draw:notify-on-update-of-ranges="rings.D23:rings.D23 rings.D32:rings.D32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3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30" table:formula="of:=[.G25]-[.G34]" office:value-type="float" office:value="0.525">
            <text:p>0.52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30" table:formula="of:=[.M25]-[.M34]" office:value-type="float" office:value="0.533">
            <text:p>0.533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30" table:formula="of:=[.S25]-[.S34]" office:value-type="float" office:value="0.609">
            <text:p>0.60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30" table:formula="of:=[.Y25]-[.Y34]" office:value-type="float" office:value="0.654999999999999">
            <text:p>0.65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30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30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6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34]/[.G34])*100)" office:value-type="float" office:value="6.74373795761079">
            <text:p>6.743737957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formula="of:=ABS(([.N34]/[.M34])*100)" office:value-type="float" office:value="7.79581687874798">
            <text:p>7.795816878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formula="of:=ABS(([.T34]/[.S34])*100)" office:value-type="float" office:value="9.62237320271765">
            <text:p>9.622373202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formula="of:=ABS(([.Z34]/[.Y34])*100)" office:value-type="float" office:value="10.1111454152516">
            <text:p>10.1111454153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30" table:formula="of:=[.G28]-[.G37]" office:value-type="float" office:value="0.141779857620208">
            <text:p>0.1417798576</text:p>
          </table:table-cell>
          <table:table-cell table:style-name="ce30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30" table:formula="of:=[.M28]-[.M37]" office:value-type="float" office:value="0.0717260475786863">
            <text:p>0.0717260476</text:p>
          </table:table-cell>
          <table:table-cell table:style-name="ce30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30" table:formula="of:=[.S28]-[.S37]" office:value-type="float" office:value="-0.0168029129191991">
            <text:p>-0.0168029129</text:p>
          </table:table-cell>
          <table:table-cell table:style-name="ce30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30" table:formula="of:=[.Y28]-[.Y37]" office:value-type="float" office:value="0.0410011155059942">
            <text:p>0.0410011155</text:p>
          </table:table-cell>
          <table:table-cell table:style-name="ce30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30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30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6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6" table:formula="of:=ABS(([.H37]/[.G37])*100)" office:value-type="float" office:value="3.36294774697707">
            <text:p>3.362947747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6" table:formula="of:=ABS(([.N37]/[.M37])*100)" office:value-type="float" office:value="2.3450387612664">
            <text:p>2.34503876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6" table:formula="of:=ABS(([.T37]/[.S37])*100)" office:value-type="float" office:value="0.790493216306153">
            <text:p>0.790493216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6" table:formula="of:=ABS(([.Z37]/[.Y37])*100)" office:value-type="float" office:value="1.72296035103498">
            <text:p>1.72296035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6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6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30" table:formula="of:=[.G30]-[.G39]" office:value-type="float" office:value="-0.914605602321648">
            <text:p>-0.9146056023</text:p>
          </table:table-cell>
          <table:table-cell table:style-name="ce30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30" table:formula="of:=[.M30]-[.M39]" office:value-type="float" office:value="-0.792183763088191">
            <text:p>-0.7921837631</text:p>
          </table:table-cell>
          <table:table-cell table:style-name="ce30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30" table:formula="of:=[.S30]-[.S39]" office:value-type="float" office:value="-0.803956967234938">
            <text:p>-0.8039569672</text:p>
          </table:table-cell>
          <table:table-cell table:style-name="ce30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30" table:formula="of:=[.Y30]-[.Y39]" office:value-type="float" office:value="-0.832530880182159">
            <text:p>-0.8325308802</text:p>
          </table:table-cell>
          <table:table-cell table:style-name="ce30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30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30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6" table:formula="of:=AVERAGE([.H40];[.N40];[.T40];[.Z40];[.AF40];[.AL40])" office:value-type="float" office:value="10.6443818211726">
            <text:p>10.6443818212</text:p>
          </table:table-cell>
          <table:table-cell table:number-columns-repeated="5"/>
          <table:table-cell table:style-name="ce26" table:formula="of:=ABS(([.H39]/[.G39])*100)" office:value-type="float" office:value="8.94813031105465">
            <text:p>8.9481303111</text:p>
          </table:table-cell>
          <table:table-cell table:style-name="ce26"/>
          <table:table-cell table:number-columns-repeated="4"/>
          <table:table-cell table:style-name="ce26" table:formula="of:=ABS(([.N39]/[.M39])*100)" office:value-type="float" office:value="9.00019583657438">
            <text:p>9.0001958366</text:p>
          </table:table-cell>
          <table:table-cell table:style-name="ce26"/>
          <table:table-cell table:number-columns-repeated="4"/>
          <table:table-cell table:style-name="ce26" table:formula="of:=ABS(([.T39]/[.S39])*100)" office:value-type="float" office:value="10.0459848606669">
            <text:p>10.0459848607</text:p>
          </table:table-cell>
          <table:table-cell table:style-name="ce26"/>
          <table:table-cell table:number-columns-repeated="4"/>
          <table:table-cell table:style-name="ce26" table:formula="of:=ABS(([.Z39]/[.Y39])*100)" office:value-type="float" office:value="10.2865597375528">
            <text:p>10.2865597376</text:p>
          </table:table-cell>
          <table:table-cell table:style-name="ce26"/>
          <table:table-cell table:number-columns-repeated="4"/>
          <table:table-cell table:style-name="ce26" table:formula="of:=ABS(([.AF39]/[.AE39])*100)" office:value-type="float" office:value="11.7099993614554">
            <text:p>11.7099993615</text:p>
          </table:table-cell>
          <table:table-cell table:number-columns-repeated="5"/>
          <table:table-cell table:style-name="ce26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55" table:end-x="2cm" table:end-y="0.364cm" draw:z-index="1" draw:style-name="gr1" draw:text-style-name="P1" svg:width="13cm" svg:height="6.019cm" svg:x="0.291cm" svg:y="0.281cm">
              <draw:object draw:notify-on-update-of-ranges="rings.D41:rings.D41 rings.D50:rings.D50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10"/>
          <table:table-cell table:style-name="ce2">
            <draw:frame table:end-cell-address="rings.BL56" table:end-x="1.405cm" table:end-y="0.076cm" draw:z-index="11" draw:style-name="gr1" draw:text-style-name="P1" svg:width="13cm" svg:height="6.019cm" svg:x="1.953cm" svg:y="0.487cm">
              <draw:object draw:notify-on-update-of-ranges="rings.D41:rings.D41 rings.D50:rings.D50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10"/>
          <table:table-cell table:style-name="ce2">
            <draw:frame table:end-cell-address="rings.BF56" table:end-x="1.619cm" table:end-y="0.135cm" draw:z-index="6" draw:style-name="gr1" draw:text-style-name="P1" svg:width="13cm" svg:height="6.002cm" svg:x="2.168cm" svg:y="0.069cm">
              <draw:object draw:notify-on-update-of-ranges="rings.D41:rings.D41 rings.D50:rings.D50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30" table:formula="of:=[.G43]-[.G52]" office:value-type="float" office:value="0.785">
            <text:p>0.78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30" table:formula="of:=[.M43]-[.M52]" office:value-type="float" office:value="0.821000000000001">
            <text:p>0.82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30" table:formula="of:=[.S43]-[.S52]" office:value-type="float" office:value="0.853">
            <text:p>0.853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Y43]-[.Y52]" office:value-type="float" office:value="0.896000000000001">
            <text:p>0.8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30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6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52]/[.G52])*100)" office:value-type="float" office:value="11.2448073341928">
            <text:p>11.244807334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6" table:formula="of:=ABS(([.N52]/[.M52])*100)" office:value-type="float" office:value="13.241935483871">
            <text:p>13.241935483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6" table:formula="of:=ABS(([.T52]/[.S52])*100)" office:value-type="float" office:value="14.8425265355838">
            <text:p>14.842526535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6" table:formula="of:=ABS(([.Z52]/[.Y52])*100)" office:value-type="float" office:value="15.1453684922245">
            <text:p>15.145368492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6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6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30" table:formula="of:=[.G46]-[.G55]" office:value-type="float" office:value="0.147660798364822">
            <text:p>0.1476607984</text:p>
          </table:table-cell>
          <table:table-cell table:style-name="ce30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30" table:formula="of:=[.M46]-[.M55]" office:value-type="float" office:value="-0.0211257896520025">
            <text:p>-0.0211257897</text:p>
          </table:table-cell>
          <table:table-cell table:style-name="ce30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30" table:formula="of:=[.S46]-[.S55]" office:value-type="float" office:value="-0.000738484323437261">
            <text:p>-0.0007384843</text:p>
          </table:table-cell>
          <table:table-cell table:style-name="ce30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30" table:formula="of:=[.Y46]-[.Y55]" office:value-type="float" office:value="0.0589253551580518">
            <text:p>0.0589253552</text:p>
          </table:table-cell>
          <table:table-cell table:style-name="ce30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30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30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6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6" table:formula="of:=ABS(([.H55]/[.G55])*100)" office:value-type="float" office:value="3.50244073814782">
            <text:p>3.502440738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6" table:formula="of:=ABS(([.N55]/[.M55])*100)" office:value-type="float" office:value="0.713889519057739">
            <text:p>0.713889519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6" table:formula="of:=ABS(([.T55]/[.S55])*100)" office:value-type="float" office:value="0.0378250882932514">
            <text:p>0.037825088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6" table:formula="of:=ABS(([.Z55]/[.Y55])*100)" office:value-type="float" office:value="2.6929942103372">
            <text:p>2.692994210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6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6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30" table:formula="of:=[.G48]-[.G57]" office:value-type="float" office:value="-1.00396393316657">
            <text:p>-1.0039639332</text:p>
          </table:table-cell>
          <table:table-cell table:style-name="ce30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30" table:formula="of:=[.M48]-[.M57]" office:value-type="float" office:value="-1.08280142301758">
            <text:p>-1.082801423</text:p>
          </table:table-cell>
          <table:table-cell table:style-name="ce30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30" table:formula="of:=[.S48]-[.S57]" office:value-type="float" office:value="-1.04489136296406">
            <text:p>-1.044891363</text:p>
          </table:table-cell>
          <table:table-cell table:style-name="ce30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30" table:formula="of:=[.Y48]-[.Y57]" office:value-type="float" office:value="-1.07602344810119">
            <text:p>-1.0760234481</text:p>
          </table:table-cell>
          <table:table-cell table:style-name="ce30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30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30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6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6" table:formula="of:=ABS(([.H57]/[.G57])*100)" office:value-type="float" office:value="9.8043862336739">
            <text:p>9.8043862337</text:p>
          </table:table-cell>
          <table:table-cell table:style-name="ce26"/>
          <table:table-cell table:number-columns-repeated="4"/>
          <table:table-cell table:style-name="ce26" table:formula="of:=ABS(([.N57]/[.M57])*100)" office:value-type="float" office:value="12.1125956397699">
            <text:p>12.1125956398</text:p>
          </table:table-cell>
          <table:table-cell table:style-name="ce26"/>
          <table:table-cell table:number-columns-repeated="4"/>
          <table:table-cell table:style-name="ce26" table:formula="of:=ABS(([.T57]/[.S57])*100)" office:value-type="float" office:value="12.9141045483179">
            <text:p>12.9141045483</text:p>
          </table:table-cell>
          <table:table-cell table:style-name="ce26"/>
          <table:table-cell table:number-columns-repeated="4"/>
          <table:table-cell table:style-name="ce26" table:formula="of:=ABS(([.Z57]/[.Y57])*100)" office:value-type="float" office:value="13.1456380625627">
            <text:p>13.1456380626</text:p>
          </table:table-cell>
          <table:table-cell table:style-name="ce26"/>
          <table:table-cell table:number-columns-repeated="4"/>
          <table:table-cell table:style-name="ce26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6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73" table:end-x="2.158cm" table:end-y="0.485cm" draw:z-index="2" draw:style-name="gr1" draw:text-style-name="P1" svg:width="13cm" svg:height="6.018cm" svg:x="0.449cm" svg:y="0.403cm">
              <draw:object draw:notify-on-update-of-ranges="rings.D59:rings.D59 rings.D68:rings.D6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73" table:end-x="1.798cm" table:end-y="0.411cm" draw:z-index="7" draw:style-name="gr1" draw:text-style-name="P1" svg:width="13cm" svg:height="6.018cm" svg:x="0.089cm" svg:y="0.329cm">
              <draw:object draw:notify-on-update-of-ranges="rings.D59:rings.D59 rings.D68:rings.D6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73" table:end-x="2.167cm" table:end-y="0.391cm" draw:z-index="12" draw:style-name="gr1" draw:text-style-name="P1" svg:width="13cm" svg:height="6.001cm" svg:x="0.457cm" svg:y="0.326cm">
              <draw:object draw:notify-on-update-of-ranges="rings.D59:rings.D59 rings.D68:rings.D68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30" table:formula="of:=[.G61]-[.G70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30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30" table:formula="of:=[.S61]-[.S70]" office:value-type="float" office:value="1.068">
            <text:p>1.06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30" table:formula="of:=[.Y61]-[.Y70]" office:value-type="float" office:value="1.108">
            <text:p>1.10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30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30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6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6" table:formula="of:=ABS(([.H70]/[.G70])*100)" office:value-type="float" office:value="13.7796373779637">
            <text:p>13.77963737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6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6" table:formula="of:=ABS(([.T70]/[.S70])*100)" office:value-type="float" office:value="18.0344478216819">
            <text:p>18.034447821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6" table:formula="of:=ABS(([.Z70]/[.Y70])*100)" office:value-type="float" office:value="18.1997371879106">
            <text:p>18.199737187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6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6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30" table:formula="of:=[.G64]-[.G73]" office:value-type="float" office:value="0.469895948269789">
            <text:p>0.4698959483</text:p>
          </table:table-cell>
          <table:table-cell table:style-name="ce30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30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30" table:formula="of:=[.S64]-[.S73]" office:value-type="float" office:value="0.100843570513709">
            <text:p>0.1008435705</text:p>
          </table:table-cell>
          <table:table-cell table:style-name="ce30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30" table:formula="of:=[.Y64]-[.Y73]" office:value-type="float" office:value="0.18202028703501">
            <text:p>0.182020287</text:p>
          </table:table-cell>
          <table:table-cell table:style-name="ce30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30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30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6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6" table:formula="of:=ABS(([.H73]/[.G73])*100)" office:value-type="float" office:value="12.2502820212767">
            <text:p>12.25028202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6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6" table:formula="of:=ABS(([.T73]/[.S73])*100)" office:value-type="float" office:value="5.45350510927637">
            <text:p>5.453505109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6" table:formula="of:=ABS(([.Z73]/[.Y73])*100)" office:value-type="float" office:value="8.82691943450761">
            <text:p>8.8269194345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6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6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30" table:formula="of:=[.G66]-[.G75]" office:value-type="float" office:value="-1.25291759737981">
            <text:p>-1.2529175974</text:p>
          </table:table-cell>
          <table:table-cell table:style-name="ce30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30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30" table:formula="of:=[.S66]-[.S75]" office:value-type="float" office:value="-1.21429327113801">
            <text:p>-1.2142932711</text:p>
          </table:table-cell>
          <table:table-cell table:style-name="ce30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30" table:formula="of:=[.Y66]-[.Y75]" office:value-type="float" office:value="-1.23579050707473">
            <text:p>-1.2357905071</text:p>
          </table:table-cell>
          <table:table-cell table:style-name="ce30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30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30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6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6" table:formula="of:=ABS(([.H75]/[.G75])*100)" office:value-type="float" office:value="12.0556734001897">
            <text:p>12.0556734002</text:p>
          </table:table-cell>
          <table:table-cell table:style-name="ce26"/>
          <table:table-cell table:number-columns-repeated="4"/>
          <table:table-cell table:style-name="ce26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6" table:formula="of:=ABS(([.T75]/[.S75])*100)" office:value-type="float" office:value="14.84185583529">
            <text:p>14.8418558353</text:p>
          </table:table-cell>
          <table:table-cell table:style-name="ce26"/>
          <table:table-cell table:number-columns-repeated="4"/>
          <table:table-cell table:style-name="ce26" table:formula="of:=ABS(([.Z75]/[.Y75])*100)" office:value-type="float" office:value="14.9483375205288">
            <text:p>14.9483375205</text:p>
          </table:table-cell>
          <table:table-cell table:style-name="ce26"/>
          <table:table-cell table:number-columns-repeated="4"/>
          <table:table-cell table:style-name="ce26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6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BA91" table:end-x="0.284cm" table:end-y="0.305cm" draw:z-index="3" draw:style-name="gr1" draw:text-style-name="P1" svg:width="13cm" svg:height="6.004cm" svg:x="0.833cm" svg:y="0.237cm">
              <draw:object draw:notify-on-update-of-ranges="rings.D77:rings.D77 rings.D86:rings.D8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G91" table:end-x="0.334cm" table:end-y="0.073cm" draw:z-index="8" draw:style-name="gr1" draw:text-style-name="P1" svg:width="13cm" svg:height="6cm" svg:x="0.883cm" svg:y="0.009cm">
              <draw:object draw:notify-on-update-of-ranges="rings.D77:rings.D77 rings.D86:rings.D86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M91" table:end-x="0.139cm" table:end-y="0.152cm" draw:z-index="13" draw:style-name="gr1" draw:text-style-name="P1" svg:width="13cm" svg:height="6.004cm" svg:x="0.688cm" svg:y="0.084cm">
              <draw:object draw:notify-on-update-of-ranges="rings.D77:rings.D77 rings.D86:rings.D86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h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30" table:formula="of:=[.G79]-[.G88]" office:value-type="float" office:value="0.859999999999999">
            <text:p>0.8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30" table:formula="of:=[.M79]-[.M88]" office:value-type="float" office:value="0.888">
            <text:p>0.8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30" table:formula="of:=[.S79]-[.S88]" office:value-type="float" office:value="0.947">
            <text:p>0.947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30" table:formula="of:=[.Y79]-[.Y88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30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30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6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6" table:formula="of:=ABS(([.H88]/[.G88])*100)" office:value-type="float" office:value="11.5127175368139">
            <text:p>11.512717536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6" table:formula="of:=ABS(([.N88]/[.M88])*100)" office:value-type="float" office:value="13.4321585236727">
            <text:p>13.432158523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6" table:formula="of:=ABS(([.T88]/[.S88])*100)" office:value-type="float" office:value="15.4385392892077">
            <text:p>15.438539289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6" table:formula="of:=ABS(([.Z88]/[.Y88])*100)" office:value-type="float" office:value="15.7049753616277">
            <text:p>15.704975361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6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6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2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30" table:formula="of:=[.G82]-[.G91]" office:value-type="float" office:value="0.443806500037025">
            <text:p>0.4438065</text:p>
          </table:table-cell>
          <table:table-cell table:style-name="ce30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30" table:formula="of:=[.M82]-[.M91]" office:value-type="float" office:value="0.161183544872667">
            <text:p>0.1611835449</text:p>
          </table:table-cell>
          <table:table-cell table:style-name="ce30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30" table:formula="of:=[.S82]-[.S91]" office:value-type="float" office:value="0.0966302849104108">
            <text:p>0.0966302849</text:p>
          </table:table-cell>
          <table:table-cell table:style-name="ce30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30" table:formula="of:=[.Y82]-[.Y91]" office:value-type="float" office:value="0.177905476712652">
            <text:p>0.1779054767</text:p>
          </table:table-cell>
          <table:table-cell table:style-name="ce30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30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30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6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6" table:formula="of:=ABS(([.H91]/[.G91])*100)" office:value-type="float" office:value="11.4786196339186">
            <text:p>11.478619633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6" table:formula="of:=ABS(([.N91]/[.M91])*100)" office:value-type="float" office:value="5.64116310533187">
            <text:p>5.641163105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6" table:formula="of:=ABS(([.T91]/[.S91])*100)" office:value-type="float" office:value="5.03520908132617">
            <text:p>5.03520908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6" table:formula="of:=ABS(([.Z91]/[.Y91])*100)" office:value-type="float" office:value="8.32363427592088">
            <text:p>8.323634275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6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6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30" table:formula="of:=[.G84]-[.G93]" office:value-type="float" office:value="-1.12801483635601">
            <text:p>-1.1280148364</text:p>
          </table:table-cell>
          <table:table-cell table:style-name="ce30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30" table:formula="of:=[.M84]-[.M93]" office:value-type="float" office:value="-1.0933421228798">
            <text:p>-1.0933421229</text:p>
          </table:table-cell>
          <table:table-cell table:style-name="ce30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30" table:formula="of:=[.S84]-[.S93]" office:value-type="float" office:value="-1.09333053899406">
            <text:p>-1.093330539</text:p>
          </table:table-cell>
          <table:table-cell table:style-name="ce30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30" table:formula="of:=[.Y84]-[.Y93]" office:value-type="float" office:value="-1.11332524391144">
            <text:p>-1.1133252439</text:p>
          </table:table-cell>
          <table:table-cell table:style-name="ce30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30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30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6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6" table:formula="of:=ABS(([.H93]/[.G93])*100)" office:value-type="float" office:value="10.9418591167177">
            <text:p>10.9418591167</text:p>
          </table:table-cell>
          <table:table-cell table:style-name="ce26"/>
          <table:table-cell table:number-columns-repeated="4"/>
          <table:table-cell table:style-name="ce26" table:formula="of:=ABS(([.N93]/[.M93])*100)" office:value-type="float" office:value="12.2261494753529">
            <text:p>12.2261494754</text:p>
          </table:table-cell>
          <table:table-cell table:style-name="ce26"/>
          <table:table-cell table:number-columns-repeated="4"/>
          <table:table-cell table:style-name="ce26" table:formula="of:=ABS(([.T93]/[.S93])*100)" office:value-type="float" office:value="13.4451266798268">
            <text:p>13.4451266798</text:p>
          </table:table-cell>
          <table:table-cell table:style-name="ce26"/>
          <table:table-cell table:number-columns-repeated="4"/>
          <table:table-cell table:style-name="ce26" table:formula="of:=ABS(([.Z93]/[.Y93])*100)" office:value-type="float" office:value="13.5527300819418">
            <text:p>13.5527300819</text:p>
          </table:table-cell>
          <table:table-cell table:style-name="ce26"/>
          <table:table-cell table:number-columns-repeated="4"/>
          <table:table-cell table:style-name="ce26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6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38"/>
          <table:table-cell table:style-name="ce23">
            <draw:frame table:end-cell-address="rings.BA107" table:end-x="0.969cm" table:end-y="0.25cm" draw:z-index="14" draw:style-name="gr1" draw:text-style-name="P1" svg:width="13cm" svg:height="5.993cm" svg:x="1.518cm" svg:y="0.182cm">
              <draw:object draw:notify-on-update-of-ranges="rings.D95:rings.D95 rings.D101:rings.D101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3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">
            <text:p>0</text:p>
          </table:table-cell>
          <table:table-cell table:style-name="ce11" table:formula="of:=[.AJ99]*conv" office:value-type="float" office:value="0">
            <text:p>0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/>
          <table:table-cell table:style-name="ce26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6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6" table:formula="of:=AVERAGE([.H105];[.N105];[.T105];[.Z105];[.AF105];[.AL105])" office:value-type="float" office:value="0.0873357709403141">
            <text:p>0.0873357709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30" table:formula="of:=[.G99]-[.G105]" office:value-type="float" office:value="0.180952178155582">
            <text:p>0.1809521782</text:p>
          </table:table-cell>
          <table:table-cell table:style-name="ce30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30" table:formula="of:=[.M99]-[.M105]" office:value-type="float" office:value="0.171371694551525">
            <text:p>0.1713716946</text:p>
          </table:table-cell>
          <table:table-cell table:style-name="ce30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30" table:formula="of:=[.S99]-[.S105]" office:value-type="float" office:value="0.00705021418377427">
            <text:p>0.0070502142</text:p>
          </table:table-cell>
          <table:table-cell table:style-name="ce30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30" table:formula="of:=[.Y99]-[.Y105]" office:value-type="float" office:value="0.0618661956919597">
            <text:p>0.0618661957</text:p>
          </table:table-cell>
          <table:table-cell table:style-name="ce30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30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">
            <text:p>0</text:p>
          </table:table-cell>
          <table:table-cell table:style-name="ce11" table:formula="of:=[.AJ105]*conv" office:value-type="float" office:value="0">
            <text:p>0</text:p>
          </table:table-cell>
          <table:table-cell table:style-name="ce30" table:formula="of:=[.AK99]-[.AK105]" office:value-type="float" office:value="0">
            <text:p>0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chains" table:style-name="ta2" table:print="false">
        <table:table-column table:style-name="co9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20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chains'.AM20" table:end-x="2.136cm" table:end-y="0.2cm" draw:z-index="0" draw:style-name="gr1" draw:text-style-name="P1" svg:width="13cm" svg:height="5.979cm" svg:x="0.426cm" svg:y="0.147cm">
              <draw:object draw:notify-on-update-of-ranges="'Long chains'.A5:'Long chains'.A5 'Long chains'.A14:'Long chain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Long chains'.AY20" table:end-x="2.067cm" table:end-y="0.228cm" draw:z-index="10" draw:style-name="gr1" draw:text-style-name="P1" svg:width="13cm" svg:height="5.98cm" svg:x="0.358cm" svg:y="0.174cm">
              <draw:object draw:notify-on-update-of-ranges="'Long chains'.A5:'Long chains'.A5 'Long chains'.A14:'Long chain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5"/>
          <table:table-cell table:style-name="ce2">
            <draw:frame table:end-cell-address="'Long chains'.AS21" table:end-x="1.929cm" table:end-y="0.061cm" draw:z-index="5" draw:style-name="gr1" draw:text-style-name="P1" svg:width="13cm" svg:height="5.981cm" svg:x="0.219cm" svg:y="0.006cm">
              <draw:object draw:notify-on-update-of-ranges="'Long chains'.A5:'Long chains'.A5 'Long chains'.A14:'Long chain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30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30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30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30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30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6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6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6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6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6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6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30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30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30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30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30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6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6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6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6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6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6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30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30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30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30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30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6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6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6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6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6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6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chains'.AS37" table:end-x="2.113cm" table:end-y="0.284cm" draw:z-index="6" draw:style-name="gr1" draw:text-style-name="P1" svg:width="13cm" svg:height="5.81cm" svg:x="0.403cm" svg:y="0.399cm">
              <draw:object draw:notify-on-update-of-ranges="'Long chains'.A23:'Long chains'.A23 'Long chains'.A32:'Long chain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37" table:end-x="0.049cm" table:end-y="0.252cm" draw:z-index="11" draw:style-name="gr1" draw:text-style-name="P1" svg:width="13cm" svg:height="5.812cm" svg:x="0.598cm" svg:y="0.365cm">
              <draw:object draw:notify-on-update-of-ranges="'Long chains'.A23:'Long chains'.A23 'Long chains'.A32:'Long chain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chains'.AN37" table:end-x="0.065cm" table:end-y="0.414cm" draw:z-index="1" draw:style-name="gr1" draw:text-style-name="P1" svg:width="13cm" svg:height="5.814cm" svg:x="0.614cm" svg:y="0.031cm">
              <draw:object draw:notify-on-update-of-ranges="'Long chains'.A23:'Long chains'.A23 'Long chains'.A32:'Long chain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8"/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30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30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30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30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30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6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6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30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30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30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30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30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6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6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6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6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6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6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30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30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30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30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30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6" table:formula="of:=AVERAGE([.H40];[.N40];[.T40];[.Z40];[.AF40];[.AL40])" office:value-type="float" office:value="6.6517008974058">
            <text:p>6.6517008974</text:p>
          </table:table-cell>
          <table:table-cell table:number-columns-repeated="5"/>
          <table:table-cell table:style-name="ce26" table:formula="of:=ABS(([.H39]/[.G39])*100)" office:value-type="float" office:value="6.3103622819006">
            <text:p>6.3103622819</text:p>
          </table:table-cell>
          <table:table-cell table:number-columns-repeated="5"/>
          <table:table-cell table:style-name="ce26" table:formula="of:=ABS(([.N39]/[.M39])*100)" office:value-type="float" office:value="6.00519627920779">
            <text:p>6.0051962792</text:p>
          </table:table-cell>
          <table:table-cell table:number-columns-repeated="5"/>
          <table:table-cell table:style-name="ce26" table:formula="of:=ABS(([.T39]/[.S39])*100)" office:value-type="float" office:value="5.1985888115041">
            <text:p>5.1985888115</text:p>
          </table:table-cell>
          <table:table-cell table:number-columns-repeated="5"/>
          <table:table-cell table:style-name="ce26" table:formula="of:=ABS(([.Z39]/[.Y39])*100)" office:value-type="float" office:value="3.74339949894167">
            <text:p>3.7433994989</text:p>
          </table:table-cell>
          <table:table-cell table:number-columns-repeated="5"/>
          <table:table-cell table:style-name="ce26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chains'.AN55" table:end-x="0.563cm" table:end-y="0.342cm" draw:z-index="2" draw:style-name="gr1" draw:text-style-name="P1" svg:width="13cm" svg:height="5.996cm" svg:x="1.112cm" svg:y="0.272cm">
              <draw:object draw:notify-on-update-of-ranges="'Long chains'.A41:'Long chains'.A41 'Long chains'.A50:'Long chain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55" table:end-x="0.24cm" table:end-y="0.254cm" draw:z-index="7" draw:style-name="gr1" draw:text-style-name="P1" svg:width="13cm" svg:height="5.999cm" svg:x="0.788cm" svg:y="0.181cm">
              <draw:object draw:notify-on-update-of-ranges="'Long chains'.A41:'Long chains'.A41 'Long chains'.A50:'Long chain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55" table:end-x="0.669cm" table:end-y="0.075cm" draw:z-index="12" draw:style-name="gr1" draw:text-style-name="P1" svg:width="13cm" svg:height="5.999cm" svg:x="1.218cm" svg:y="0.002cm">
              <draw:object draw:notify-on-update-of-ranges="'Long chains'.A41:'Long chains'.A41 'Long chains'.A32:'Long chain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30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30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30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30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30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6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6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6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6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6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6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30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30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30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30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30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6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6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6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6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6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6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30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30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30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30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30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6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6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6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6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6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6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chains'.AN73" table:end-x="1.118cm" table:end-y="0.235cm" draw:z-index="3" draw:style-name="gr1" draw:text-style-name="P1" svg:width="13cm" svg:height="5.981cm" svg:x="1.667cm" svg:y="0.179cm">
              <draw:object draw:notify-on-update-of-ranges="'Long chains'.A59:'Long chains'.A59 'Long chains'.A68:'Long chain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73" table:end-x="1.037cm" table:end-y="0.15cm" draw:z-index="8" draw:style-name="gr1" draw:text-style-name="P1" svg:width="13cm" svg:height="5.982cm" svg:x="1.585cm" svg:y="0.093cm">
              <draw:object draw:notify-on-update-of-ranges="'Long chains'.A59:'Long chains'.A59 'Long chains'.A68:'Long chain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73" table:end-x="1.063cm" table:end-y="0.394cm" draw:z-index="13" draw:style-name="gr1" draw:text-style-name="P1" svg:width="13cm" svg:height="5.981cm" svg:x="1.612cm" svg:y="0.338cm">
              <draw:object draw:notify-on-update-of-ranges="'Long chains'.A59:'Long chains'.A59 'Long chains'.A68:'Long chain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30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30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30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30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30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6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6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6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6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6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6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30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30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30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30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30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6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6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6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6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6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6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30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30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30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30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30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6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6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6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6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6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6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5"/>
          <table:table-cell>
            <draw:frame table:end-cell-address="'Long chains'.AN90" table:end-x="1.392cm" table:end-y="0.408cm" draw:z-index="4" draw:style-name="gr1" draw:text-style-name="P1" svg:width="13cm" svg:height="5.993cm" svg:x="1.941cm" svg:y="0.341cm">
              <draw:object draw:notify-on-update-of-ranges="'Long chains'.A77:'Long chains'.A77 'Long chains'.A86:'Long chain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90" table:end-x="1.208cm" table:end-y="0.475cm" draw:z-index="9" draw:style-name="gr1" draw:text-style-name="P1" svg:width="13cm" svg:height="5.989cm" svg:x="1.756cm" svg:y="0.412cm">
              <draw:object draw:notify-on-update-of-ranges="'Long chains'.A77:'Long chains'.A77 'Long chains'.A86:'Long chain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chains'.AZ91" table:end-x="1.519cm" table:end-y="0.228cm" draw:z-index="14" draw:style-name="gr1" draw:text-style-name="P1" svg:width="13.004cm" svg:height="6.002cm" svg:x="2.064cm" svg:y="0.152cm">
              <draw:object draw:notify-on-update-of-ranges="'Long chains'.A77:'Long chains'.A77 'Long chains'.A86:'Long chain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h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30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30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30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30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30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6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6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6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6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6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6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30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30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30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30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30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6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6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6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6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6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6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30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30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30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30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30" table:formula="of:=[.AE84]-[.AE93]" office:value-type="float" office:value="0.927962530823678">
            <text:p>0.9279625308</text:p>
          </table:table-cell>
          <table:table-cell/>
          <table:table-cell>
            <draw:frame table:end-cell-address="'Long chains'.AN105" table:end-x="1.154cm" table:end-y="0.227cm" draw:z-index="15" draw:style-name="gr1" draw:text-style-name="P1" svg:width="13cm" svg:height="6.002cm" svg:x="1.703cm" svg:y="0.151cm">
              <draw:object draw:notify-on-update-of-ranges="'Long chains'.A95:'Long chains'.A95 'Long chains'.A101:'Long chain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6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6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6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6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6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6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2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style-name="ce24"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6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30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30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30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30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30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P Stutt" table:style-name="ta2" table:print="false">
        <table:table-column table:style-name="co9" table:number-columns-repeated="6" table:default-cell-style-name="Default"/>
        <table:table-row table:style-name="ro1">
          <table:table-cell/>
          <table:table-cell table:style-name="ce36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>
            <draw:frame table:end-cell-address="'ECP Stutt'.L15" table:end-x="0.773cm" table:end-y="0.141cm" draw:z-index="0" draw:style-name="gr1" draw:text-style-name="P1" svg:width="13cm" svg:height="5.996cm" svg:x="1.322cm" svg:y="0.071cm">
              <draw:object draw:notify-on-update-of-ranges="'ECP Stutt'.A16:'ECP Stutt'.A21 'ECP Stutt'.C14:'ECP Stutt'.C14 'ECP Stutt'.C16:'ECP Stutt'.C21 'ECP Stutt'.E14:'ECP Stutt'.E14 'ECP Stutt'.E16:'ECP Stutt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/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6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 office:value-type="string">
            <text:p>C2H4</text:p>
          </table:table-cell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 office:value-type="string">
            <text:p>C4H6</text:p>
          </table:table-cell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office:value-type="string">
            <text:p>C6H8</text:p>
          </table:table-cell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office:value-type="string">
            <text:p>C8H10</text:p>
          </table:table-cell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 office:value-type="string">
            <text:p>C10H12</text:p>
          </table:table-cell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 office:value-type="string">
            <text:p>C12H14</text:p>
          </table:table-cell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Sheet1.$A$1" table:cell-range-address="Sheet1.$B$3"/>
        <table:named-range table:name="conv" table:base-cell-address="$Sheet7.$B$2" table:cell-range-address="$cnhn_2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/09/2017</text:date>, <text:time>12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09-20T12:24:38.20</dc:date>
    <meta:editing-cycles>91</meta:editing-cycles>
    <meta:editing-duration>P26DT3H17M43S</meta:editing-duration>
    <meta:document-statistic meta:table-count="7" meta:cell-count="5486" meta:object-count="5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42cm" xlink:href="." xlink:type="simple" chart:class="chart:bar" chart:style-name="ch1">
        <chart:title svg:x="5.295cm" svg:y="5.808cm" chart:style-name="ch2">
          <text:p>Singlet-Triplet split ECP1</text:p>
        </chart:title>
        <chart:legend svg:x="11.373cm" svg:y="3.755cm" style:legend-expansion="custom" chartooo:width="2.743cm" chartooo:height="1.602cm" style:legend-expansion-aspect-ratio="1.71223470661673" chart:style-name="ch3"/>
        <chart:plot-area chart:style-name="ch4" chart:data-source-has-labels="both" svg:x="0.662cm" svg:y="0.235cm" svg:width="12.359cm" svg:height="5.499cm">
          <chartooo:coordinate-region svg:x="1.389cm" svg:y="0.447cm" svg:width="11.632cm" svg:height="5.075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557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41cm" svg:y="0.142cm" chart:style-name="ch2">
          <text:p>Triplet-Singlet TPSS</text:p>
        </chart:title>
        <chart:legend svg:x="5.247cm" svg:y="0.935cm" style:legend-expansion="custom" chartooo:width="7.073cm" chartooo:height="0.99cm" style:legend-expansion-aspect-ratio="7.14444444444445" chart:style-name="ch3"/>
        <chart:plot-area chart:style-name="ch4" table:cell-range-address="cnhn_2.D47:cnhn_2.D47 cnhn_2.J47:cnhn_2.J47 cnhn_2.P47:cnhn_2.P47 cnhn_2.V47:cnhn_2.V47 cnhn_2.AB47:cnhn_2.AB47 cnhn_2.AH47:cnhn_2.AH47 cnhn_2.D82:cnhn_2.D82 cnhn_2.G87:cnhn_2.G87 cnhn_2.M87:cnhn_2.M87 cnhn_2.S87:cnhn_2.S87 cnhn_2.Y87:cnhn_2.Y87 cnhn_2.AE87:cnhn_2.AE87 cnhn_2.AK87:cnhn_2.AK87 cnhn_2.D91:cnhn_2.D91 cnhn_2.G96:cnhn_2.G96 cnhn_2.M96:cnhn_2.M96 cnhn_2.S96:cnhn_2.S96 cnhn_2.Y96:cnhn_2.Y96 cnhn_2.AE96:cnhn_2.AE96 cnhn_2.AK96:cnhn_2.AK96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7:cnhn_2.G87 cnhn_2.M87:cnhn_2.M87 cnhn_2.S87:cnhn_2.S87 cnhn_2.Y87:cnhn_2.Y87 cnhn_2.AE87:cnhn_2.AE87 cnhn_2.AK87:cnhn_2.AK87" chart:label-cell-address="cnhn_2.D82:cnhn_2.D82" chart:class="chart:bar">
            <chart:data-point chart:repeated="6"/>
          </chart:series>
          <chart:series chart:style-name="ch10" chart:values-cell-range-address="cnhn_2.G96:cnhn_2.G96 cnhn_2.M96:cnhn_2.M96 cnhn_2.S96:cnhn_2.S96 cnhn_2.Y96:cnhn_2.Y96 cnhn_2.AE96:cnhn_2.AE96 cnhn_2.AK96:cnhn_2.AK96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4.34943585027534">
                <text:p>4.34943585027534</text:p>
                <draw:g>
                  <svg:desc>cnhn_2.G87:cnhn_2.G87 cnhn_2.M87:cnhn_2.M87 cnhn_2.S87:cnhn_2.S87 cnhn_2.Y87:cnhn_2.Y87 cnhn_2.AE87:cnhn_2.AE87 cnhn_2.AK87:cnhn_2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4.1201425066037">
                <text:p>4.1201425066037</text:p>
                <draw:g>
                  <svg:desc>cnhn_2.G96:cnhn_2.G96 cnhn_2.M96:cnhn_2.M96 cnhn_2.S96:cnhn_2.S96 cnhn_2.Y96:cnhn_2.Y96 cnhn_2.AE96:cnhn_2.AE96 cnhn_2.AK96:cnhn_2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78cm" svg:y="0.14cm" chart:style-name="ch2">
          <text:p>Triplet-Cation TPSS</text:p>
        </chart:title>
        <chart:legend svg:x="6.83cm" svg:y="0.897cm" style:legend-expansion="custom" chartooo:width="5.443cm" chartooo:height="1.417cm" style:legend-expansion-aspect-ratio="3.84121383203952" chart:style-name="ch3"/>
        <chart:plot-area chart:style-name="ch4" table:cell-range-address="cnhn_2.D47:cnhn_2.D47 cnhn_2.J47:cnhn_2.J47 cnhn_2.P47:cnhn_2.P47 cnhn_2.V47:cnhn_2.V47 cnhn_2.AB47:cnhn_2.AB47 cnhn_2.AH47:cnhn_2.AH47 cnhn_2.D82:cnhn_2.D82 cnhn_2.G89:cnhn_2.G89 cnhn_2.M89:cnhn_2.M89 cnhn_2.S89:cnhn_2.S89 cnhn_2.Y89:cnhn_2.Y89 cnhn_2.AE89:cnhn_2.AE89 cnhn_2.AK89:cnhn_2.AK89 cnhn_2.D91:cnhn_2.D91 cnhn_2.G98:cnhn_2.G98 cnhn_2.M98:cnhn_2.M98 cnhn_2.S98:cnhn_2.S98 cnhn_2.Y98:cnhn_2.Y98 cnhn_2.AE98:cnhn_2.AE98 cnhn_2.AK98:cnhn_2.AK98" chart:data-source-has-labels="both" svg:x="0.678cm" svg:y="0.686cm" svg:width="11.62cm" svg:height="5.275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cnhn_2.G89:cnhn_2.G89 cnhn_2.M89:cnhn_2.M89 cnhn_2.S89:cnhn_2.S89 cnhn_2.Y89:cnhn_2.Y89 cnhn_2.AE89:cnhn_2.AE89 cnhn_2.AK89:cnhn_2.AK89" chart:label-cell-address="cnhn_2.D82:cnhn_2.D82" chart:class="chart:bar">
            <chart:data-point chart:repeated="6"/>
          </chart:series>
          <chart:series chart:style-name="ch10" chart:values-cell-range-address="cnhn_2.G98:cnhn_2.G98 cnhn_2.M98:cnhn_2.M98 cnhn_2.S98:cnhn_2.S98 cnhn_2.Y98:cnhn_2.Y98 cnhn_2.AE98:cnhn_2.AE98 cnhn_2.AK98:cnhn_2.AK98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10.436827451045">
                <text:p>10.436827451045</text:p>
                <draw:g>
                  <svg:desc>cnhn_2.G89:cnhn_2.G89 cnhn_2.M89:cnhn_2.M89 cnhn_2.S89:cnhn_2.S89 cnhn_2.Y89:cnhn_2.Y89 cnhn_2.AE89:cnhn_2.AE89 cnhn_2.AK89:cnhn_2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11.4506192709711">
                <text:p>11.4506192709711</text:p>
                <draw:g>
                  <svg:desc>cnhn_2.G98:cnhn_2.G98 cnhn_2.M98:cnhn_2.M98 cnhn_2.S98:cnhn_2.S98 cnhn_2.Y98:cnhn_2.Y98 cnhn_2.AE98:cnhn_2.AE98 cnhn_2.AK98:cnhn_2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25cm" svg:y="0.142cm" chart:style-name="ch2">
          <text:p>Triplet-Cation TPSSH</text:p>
        </chart:title>
        <chart:legend svg:x="6.924cm" svg:y="0.896cm" style:legend-expansion="custom" chartooo:width="5.443cm" chartooo:height="1.622cm" style:legend-expansion-aspect-ratio="3.3557336621455" chart:style-name="ch3"/>
        <chart:plot-area chart:style-name="ch4" table:cell-range-address="cnhn_2.D47:cnhn_2.D47 cnhn_2.J47:cnhn_2.J47 cnhn_2.P47:cnhn_2.P47 cnhn_2.V47:cnhn_2.V47 cnhn_2.AB47:cnhn_2.AB47 cnhn_2.AH47:cnhn_2.AH47 cnhn_2.D100:cnhn_2.D100 cnhn_2.G107:cnhn_2.G107 cnhn_2.M107:cnhn_2.M107 cnhn_2.S107:cnhn_2.S107 cnhn_2.Y107:cnhn_2.Y107 cnhn_2.AE107:cnhn_2.AE107 cnhn_2.AK107:cnhn_2.AK107 cnhn_2.D109:cnhn_2.D109 cnhn_2.G116:cnhn_2.G116 cnhn_2.M116:cnhn_2.M116 cnhn_2.S116:cnhn_2.S116 cnhn_2.Y116:cnhn_2.Y116 cnhn_2.AE116:cnhn_2.AE116 cnhn_2.AK116:cnhn_2.AK116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107:cnhn_2.G107 cnhn_2.M107:cnhn_2.M107 cnhn_2.S107:cnhn_2.S107 cnhn_2.Y107:cnhn_2.Y107 cnhn_2.AE107:cnhn_2.AE107 cnhn_2.AK107:cnhn_2.AK107" chart:label-cell-address="cnhn_2.D100:cnhn_2.D100" chart:class="chart:bar">
            <chart:data-point chart:repeated="6"/>
          </chart:series>
          <chart:series chart:style-name="ch10" chart:values-cell-range-address="cnhn_2.G116:cnhn_2.G116 cnhn_2.M116:cnhn_2.M116 cnhn_2.S116:cnhn_2.S116 cnhn_2.Y116:cnhn_2.Y116 cnhn_2.AE116:cnhn_2.AE116 cnhn_2.AK116:cnhn_2.AK116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10.4249531620469">
                <text:p>10.4249531620469</text:p>
                <draw:g>
                  <svg:desc>cnhn_2.G107:cnhn_2.G107 cnhn_2.M107:cnhn_2.M107 cnhn_2.S107:cnhn_2.S107 cnhn_2.Y107:cnhn_2.Y107 cnhn_2.AE107:cnhn_2.AE107 cnhn_2.AK107:cnhn_2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11.3867862500987">
                <text:p>11.3867862500987</text:p>
                <draw:g>
                  <svg:desc>cnhn_2.G116:cnhn_2.G116 cnhn_2.M116:cnhn_2.M116 cnhn_2.S116:cnhn_2.S116 cnhn_2.Y116:cnhn_2.Y116 cnhn_2.AE116:cnhn_2.AE116 cnhn_2.AK116:cnhn_2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41cm" svg:y="0.139cm" chart:style-name="ch2">
          <text:p>Singlet HOMO TPSS</text:p>
        </chart:title>
        <chart:legend svg:x="6.641cm" svg:y="4.214cm" style:legend-expansion="custom" chartooo:width="5.585cm" chartooo:height="1.096cm" style:legend-expansion-aspect-ratio="5.09580291970803" chart:style-name="ch3"/>
        <chart:plot-area chart:style-name="ch4" table:cell-range-address="cnhn_2.D47:cnhn_2.D47 cnhn_2.J47:cnhn_2.J47 cnhn_2.P47:cnhn_2.P47 cnhn_2.V47:cnhn_2.V47 cnhn_2.AB47:cnhn_2.AB47 cnhn_2.AH47:cnhn_2.AH47 cnhn_2.D82:cnhn_2.D82 cnhn_2.G84:cnhn_2.G84 cnhn_2.M84:cnhn_2.M84 cnhn_2.S84:cnhn_2.S84 cnhn_2.Y84:cnhn_2.Y84 cnhn_2.AE84:cnhn_2.AE84 cnhn_2.AK84:cnhn_2.AK84 cnhn_2.D91:cnhn_2.D91 cnhn_2.G93:cnhn_2.G93 cnhn_2.M93:cnhn_2.M93 cnhn_2.S93:cnhn_2.S93 cnhn_2.Y93:cnhn_2.Y93 cnhn_2.AE93:cnhn_2.AE93 cnhn_2.AK93:cnhn_2.AK93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4:cnhn_2.G84 cnhn_2.M84:cnhn_2.M84 cnhn_2.S84:cnhn_2.S84 cnhn_2.Y84:cnhn_2.Y84 cnhn_2.AE84:cnhn_2.AE84 cnhn_2.AK84:cnhn_2.AK84" chart:label-cell-address="cnhn_2.D82:cnhn_2.D82" chart:class="chart:bar">
            <chart:data-point chart:repeated="6"/>
          </chart:series>
          <chart:series chart:style-name="ch10" chart:values-cell-range-address="cnhn_2.G93:cnhn_2.G93 cnhn_2.M93:cnhn_2.M93 cnhn_2.S93:cnhn_2.S93 cnhn_2.Y93:cnhn_2.Y93 cnhn_2.AE93:cnhn_2.AE93 cnhn_2.AK93:cnhn_2.AK93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-6.574">
                <text:p>-6.574</text:p>
                <draw:g>
                  <svg:desc>cnhn_2.G84:cnhn_2.G84 cnhn_2.M84:cnhn_2.M84 cnhn_2.S84:cnhn_2.S84 cnhn_2.Y84:cnhn_2.Y84 cnhn_2.AE84:cnhn_2.AE84 cnhn_2.AK84:cnhn_2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-7.252">
                <text:p>-7.252</text:p>
                <draw:g>
                  <svg:desc>cnhn_2.G93:cnhn_2.G93 cnhn_2.M93:cnhn_2.M93 cnhn_2.S93:cnhn_2.S93 cnhn_2.Y93:cnhn_2.Y93 cnhn_2.AE93:cnhn_2.AE93 cnhn_2.AK93:cnhn_2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66cm" svg:y="0.141cm" chart:style-name="ch2">
          <text:p>Triplet-Singlet TPSSH</text:p>
        </chart:title>
        <chart:legend svg:x="5.71cm" svg:y="0.848cm" style:legend-expansion="custom" chartooo:width="6.61cm" chartooo:height="0.998cm" style:legend-expansion-aspect-ratio="6.62324649298597" chart:style-name="ch3"/>
        <chart:plot-area chart:style-name="ch4" table:cell-range-address="cnhn_2.D47:cnhn_2.D47 cnhn_2.J47:cnhn_2.J47 cnhn_2.P47:cnhn_2.P47 cnhn_2.V47:cnhn_2.V47 cnhn_2.AB47:cnhn_2.AB47 cnhn_2.AH47:cnhn_2.AH47 cnhn_2.D100:cnhn_2.D100 cnhn_2.G105:cnhn_2.G105 cnhn_2.M105:cnhn_2.M105 cnhn_2.S105:cnhn_2.S105 cnhn_2.Y105:cnhn_2.Y105 cnhn_2.AE105:cnhn_2.AE105 cnhn_2.AK105:cnhn_2.AK105 cnhn_2.D109:cnhn_2.D109 cnhn_2.G114:cnhn_2.G114 cnhn_2.M114:cnhn_2.M114 cnhn_2.S114:cnhn_2.S114 cnhn_2.Y114:cnhn_2.Y114 cnhn_2.AE114:cnhn_2.AE114 cnhn_2.AK114:cnhn_2.AK114" chart:data-source-has-labels="both" svg:x="0.863cm" svg:y="0.686cm" svg:width="11.435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5:cnhn_2.G105 cnhn_2.M105:cnhn_2.M105 cnhn_2.S105:cnhn_2.S105 cnhn_2.Y105:cnhn_2.Y105 cnhn_2.AE105:cnhn_2.AE105 cnhn_2.AK105:cnhn_2.AK105" chart:label-cell-address="cnhn_2.D100:cnhn_2.D100" chart:class="chart:bar">
            <chart:data-point chart:repeated="6"/>
          </chart:series>
          <chart:series chart:style-name="ch10" chart:values-cell-range-address="cnhn_2.G114:cnhn_2.G114 cnhn_2.M114:cnhn_2.M114 cnhn_2.S114:cnhn_2.S114 cnhn_2.Y114:cnhn_2.Y114 cnhn_2.AE114:cnhn_2.AE114 cnhn_2.AK114:cnhn_2.AK114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4.312068559382">
                <text:p>4.312068559382</text:p>
                <draw:g>
                  <svg:desc>cnhn_2.G105:cnhn_2.G105 cnhn_2.M105:cnhn_2.M105 cnhn_2.S105:cnhn_2.S105 cnhn_2.Y105:cnhn_2.Y105 cnhn_2.AE105:cnhn_2.AE105 cnhn_2.AK105:cnhn_2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4.16697023260517">
                <text:p>4.16697023260517</text:p>
                <draw:g>
                  <svg:desc>cnhn_2.G114:cnhn_2.G114 cnhn_2.M114:cnhn_2.M114 cnhn_2.S114:cnhn_2.S114 cnhn_2.Y114:cnhn_2.Y114 cnhn_2.AE114:cnhn_2.AE114 cnhn_2.AK114:cnhn_2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8cm" svg:y="0.14cm" chart:style-name="ch2">
          <text:p>Singlet HOMO TPSSH</text:p>
        </chart:title>
        <chart:legend svg:x="6.547cm" svg:y="4.135cm" style:legend-expansion="custom" chartooo:width="5.773cm" chartooo:height="1.125cm" style:legend-expansion-aspect-ratio="5.13155555555556" chart:style-name="ch3"/>
        <chart:plot-area chart:style-name="ch4" table:cell-range-address="cnhn_2.D47:cnhn_2.D47 cnhn_2.J47:cnhn_2.J47 cnhn_2.P47:cnhn_2.P47 cnhn_2.V47:cnhn_2.V47 cnhn_2.AB47:cnhn_2.AB47 cnhn_2.AH47:cnhn_2.AH47 cnhn_2.D100:cnhn_2.D100 cnhn_2.G102:cnhn_2.G102 cnhn_2.M102:cnhn_2.M102 cnhn_2.S102:cnhn_2.S102 cnhn_2.Y102:cnhn_2.Y102 cnhn_2.AE102:cnhn_2.AE102 cnhn_2.AK102:cnhn_2.AK102 cnhn_2.D109:cnhn_2.D109 cnhn_2.G111:cnhn_2.G111 cnhn_2.M111:cnhn_2.M111 cnhn_2.S111:cnhn_2.S111 cnhn_2.Y111:cnhn_2.Y111 cnhn_2.AE111:cnhn_2.AE111 cnhn_2.AK111:cnhn_2.AK111" chart:data-source-has-labels="both" svg:x="0.757cm" svg:y="0.686cm" svg:width="11.541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2:cnhn_2.G102 cnhn_2.M102:cnhn_2.M102 cnhn_2.S102:cnhn_2.S102 cnhn_2.Y102:cnhn_2.Y102 cnhn_2.AE102:cnhn_2.AE102 cnhn_2.AK102:cnhn_2.AK102" chart:label-cell-address="cnhn_2.D100:cnhn_2.D100" chart:class="chart:bar">
            <chart:data-point chart:repeated="6"/>
          </chart:series>
          <chart:series chart:style-name="ch10" chart:values-cell-range-address="cnhn_2.G111:cnhn_2.G111 cnhn_2.M111:cnhn_2.M111 cnhn_2.S111:cnhn_2.S111 cnhn_2.Y111:cnhn_2.Y111 cnhn_2.AE111:cnhn_2.AE111 cnhn_2.AK111:cnhn_2.AK111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-7.07">
                <text:p>-7.07</text:p>
                <draw:g>
                  <svg:desc>cnhn_2.G102:cnhn_2.G102 cnhn_2.M102:cnhn_2.M102 cnhn_2.S102:cnhn_2.S102 cnhn_2.Y102:cnhn_2.Y102 cnhn_2.AE102:cnhn_2.AE102 cnhn_2.AK102:cnhn_2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-7.61">
                <text:p>-7.61</text:p>
                <draw:g>
                  <svg:desc>cnhn_2.G111:cnhn_2.G111 cnhn_2.M111:cnhn_2.M111 cnhn_2.S111:cnhn_2.S111 cnhn_2.Y111:cnhn_2.Y111 cnhn_2.AE111:cnhn_2.AE111 cnhn_2.AK111:cnhn_2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cm" svg:y="0.13cm" chart:style-name="ch2">
          <text:p>Triplet-Singlet HF</text:p>
        </chart:title>
        <chart:legend svg:x="6.093cm" svg:y="0.944cm" style:legend-expansion="custom" chartooo:width="6.155cm" chartooo:height="0.651cm" style:legend-expansion-aspect-ratio="9.45468509984639" chart:style-name="ch3"/>
        <chart:plot-area chart:style-name="ch4" table:cell-range-address="rings.D5:rings.D6 rings.J6:rings.J6 rings.P6:rings.P6 rings.V6:rings.V6 rings.AB6:rings.AB6 rings.AH6:rings.AH6 rings.G10:rings.G10 rings.M10:rings.M10 rings.S10:rings.S10 rings.Y10:rings.Y10 rings.AE10:rings.AE10 rings.AK10:rings.AK10 rings.D14:rings.D14 rings.G19:rings.G19 rings.M19:rings.M19 rings.S19:rings.S19 rings.Y19:rings.Y19 rings.AE19:rings.AE19 rings.AK19:rings.AK19" chart:data-source-has-labels="both" svg:x="0.757cm" svg:y="0.687cm" svg:width="11.539cm" svg:height="5.272cm">
          <chartooo:coordinate-region svg:x="1.299cm" svg:y="0.899cm" svg:width="10.997cm" svg:height="4.387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10:rings.G10 rings.M10:rings.M10 rings.S10:rings.S10 rings.Y10:rings.Y10 rings.AE10:rings.AE10 rings.AK10:rings.AK10" chart:label-cell-address="rings.D5:rings.D5" chart:class="chart:bar">
            <chart:data-point chart:repeated="6"/>
          </chart:series>
          <chart:series chart:style-name="ch10" chart:values-cell-range-address="rings.G19:rings.G19 rings.M19:rings.M19 rings.S19:rings.S19 rings.Y19:rings.Y19 rings.AE19:rings.AE19 rings.AK19:rings.AK19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3.44377657021026">
                <text:p>3.44377657021026</text:p>
                <draw:g>
                  <svg:desc>rings.G10:rings.G10 rings.M10:rings.M10 rings.S10:rings.S10 rings.Y10:rings.Y10 rings.AE10:rings.AE10 rings.AK10:rings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3.2534131230242">
                <text:p>3.2534131230242</text:p>
                <draw:g>
                  <svg:desc>rings.G19:rings.G19 rings.M19:rings.M19 rings.S19:rings.S19 rings.Y19:rings.Y19 rings.AE19:rings.AE19 rings.AK19:rings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35cm" xlink:href=".." xlink:type="simple" chart:class="chart:bar" chart:style-name="ch1">
        <chart:title svg:x="4.888cm" svg:y="0.144cm" chart:style-name="ch2">
          <text:p>Triplet-Singlet PBE0</text:p>
        </chart:title>
        <chart:legend svg:x="6.552cm" svg:y="0.903cm" style:legend-expansion="custom" chartooo:width="5.71cm" chartooo:height="0.911cm" style:legend-expansion-aspect-ratio="6.26783754116356" chart:style-name="ch3"/>
        <chart:plot-area chart:style-name="ch4" table:cell-range-address="rings.D6:rings.D6 rings.J6:rings.J6 rings.P6:rings.P6 rings.V6:rings.V6 rings.AB6:rings.AB6 rings.AH6:rings.AH6 rings.D23:rings.D23 rings.G28:rings.G28 rings.M28:rings.M28 rings.S28:rings.S28 rings.Y28:rings.Y28 rings.AE28:rings.AE28 rings.AK28:rings.AK28 rings.D32:rings.D32 rings.G37:rings.G37 rings.M37:rings.M37 rings.S37:rings.S37 rings.Y37:rings.Y37 rings.AE37:rings.AE37 rings.AK37:rings.AK37" chart:data-source-has-labels="both" svg:x="0.864cm" svg:y="0.674cm" svg:width="11.434cm" svg:height="5.223cm">
          <chartooo:coordinate-region svg:x="1.3cm" svg:y="0.886cm" svg:width="10.998cm" svg:height="4.338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28:rings.G28 rings.M28:rings.M28 rings.S28:rings.S28 rings.Y28:rings.Y28 rings.AE28:rings.AE28 rings.AK28:rings.AK28" chart:label-cell-address="rings.D23:rings.D23" chart:class="chart:bar">
            <chart:data-point chart:repeated="6"/>
          </chart:series>
          <chart:series chart:style-name="ch10" chart:values-cell-range-address="rings.G37:rings.G37 rings.M37:rings.M37 rings.S37:rings.S37 rings.Y37:rings.Y37 rings.AE37:rings.AE37 rings.AK37:rings.AK37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4.35771980933826">
                <text:p>4.35771980933826</text:p>
                <draw:g>
                  <svg:desc>rings.G28:rings.G28 rings.M28:rings.M28 rings.S28:rings.S28 rings.Y28:rings.Y28 rings.AE28:rings.AE28 rings.AK28:rings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4.21593995171805">
                <text:p>4.21593995171805</text:p>
                <draw:g>
                  <svg:desc>rings.G37:rings.G37 rings.M37:rings.M37 rings.S37:rings.S37 rings.Y37:rings.Y37 rings.AE37:rings.AE37 rings.AK37:rings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014cm" svg:y="0.136cm" chart:style-name="ch2">
          <text:p>Excitation TDDFT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ECP Stutt'.A16:'ECP Stutt'.A21 'ECP Stutt'.C14:'ECP Stutt'.C14 'ECP Stutt'.C16:'ECP Stutt'.C21 'ECP Stutt'.E14:'ECP Stutt'.E14 'ECP Stutt'.E16:'ECP Stutt'.E21" chart:data-source-has-labels="both" svg:x="0.864cm" svg:y="0.685cm" svg:width="11.434cm" svg:height="4.919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ECP Stutt'.A16:'ECP Stutt'.A21"/>
          </chart:axis>
          <chart:axis chart:dimension="y" chart:name="primary-y" chart:style-name="ch6">
            <chart:title svg:x="0.017cm" svg:y="3.4cm" chart:style-name="ch7">
              <text:p>eV</text:p>
            </chart:title>
            <chart:grid chart:style-name="ch8" chart:class="major"/>
          </chart:axis>
          <chart:series chart:style-name="ch9" chart:values-cell-range-address="'ECP Stutt'.C16:'ECP Stutt'.C21" chart:label-cell-address="'ECP Stutt'.C14:'ECP Stutt'.C14" chart:class="chart:bar">
            <chart:data-point chart:repeated="6"/>
          </chart:series>
          <chart:series chart:style-name="ch10" chart:values-cell-range-address="'ECP Stutt'.E16:'ECP Stutt'.E21" chart:label-cell-address="'ECP Stutt'.E14:'ECP Stutt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ECP Stutt'.C14:'ECP Stutt'.C14</svg:desc>
                </draw:g>
              </table:table-cell>
              <table:table-cell office:value-type="string">
                <text:p>Pseudo-alkenes</text:p>
                <draw:g>
                  <svg:desc>'ECP Stutt'.E14:'ECP Stutt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2H4</text:p>
                <draw:g>
                  <svg:desc>'ECP Stutt'.A16:'ECP Stutt'.A21</svg:desc>
                </draw:g>
              </table:table-cell>
              <table:table-cell office:value-type="float" office:value="4.25996595">
                <text:p>4.25996595</text:p>
                <draw:g>
                  <svg:desc>'ECP Stutt'.C16:'ECP Stutt'.C21</svg:desc>
                </draw:g>
              </table:table-cell>
              <table:table-cell office:value-type="float" office:value="4.19849911">
                <text:p>4.19849911</text:p>
                <draw:g>
                  <svg:desc>'ECP Stutt'.E16:'ECP Stutt'.E21</svg:desc>
                </draw:g>
              </table:table-cell>
            </table:table-row>
            <table:table-row>
              <table:table-cell office:value-type="string">
                <text:p>C4H6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6H8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8H10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10H12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12H14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501cm" xlink:href=".." xlink:type="simple" chart:class="chart:bar" chart:style-name="ch1">
        <chart:legend chart:legend-position="end" svg:x="12.377cm" svg:y="2.676cm" style:legend-expansion="high" chart:style-name="ch2"/>
        <chart:plot-area chart:style-name="ch3" table:cell-range-address="cnhn_2.D118:cnhn_2.D118 cnhn_2.G123:cnhn_2.G123 cnhn_2.M123:cnhn_2.M123 cnhn_2.S123:cnhn_2.S123 cnhn_2.Y123:cnhn_2.Y123 cnhn_2.AE123:cnhn_2.AE123 cnhn_2.AK123:cnhn_2.AK123 cnhn_2.D109:cnhn_2.D109 cnhn_2.G130:cnhn_2.G130 cnhn_2.M130:cnhn_2.M130 cnhn_2.S130:cnhn_2.S130 cnhn_2.Y130:cnhn_2.Y130 cnhn_2.AE130:cnhn_2.AE130 cnhn_2.AK130:cnhn_2.AK130" chart:data-source-has-labels="column" svg:x="0.769cm" svg:y="0.655cm" svg:width="10.97cm" svg:height="5.296cm">
          <chartooo:coordinate-region svg:x="1.496cm" svg:y="0.867cm" svg:width="10.243cm" svg:height="4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nhn_2.G123:cnhn_2.G123 cnhn_2.M123:cnhn_2.M123 cnhn_2.S123:cnhn_2.S123 cnhn_2.Y123:cnhn_2.Y123 cnhn_2.AE123:cnhn_2.AE123 cnhn_2.AK123:cnhn_2.AK123" chart:label-cell-address="cnhn_2.D118:cnhn_2.D118" chart:class="chart:bar">
            <chart:data-point chart:repeated="6"/>
          </chart:series>
          <chart:series chart:style-name="ch8" chart:values-cell-range-address="cnhn_2.G130:cnhn_2.G130 cnhn_2.M130:cnhn_2.M130 cnhn_2.S130:cnhn_2.S130 cnhn_2.Y130:cnhn_2.Y130 cnhn_2.AE130:cnhn_2.AE130 cnhn_2.AK130:cnhn_2.AK130" chart:label-cell-address="cnhn_2.D109:cnhn_2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18:cnhn_2.D118</svg:desc>
                </draw:g>
              </table:table-cell>
              <table:table-cell office:value-type="float" office:value="3.88090383034044">
                <text:p>3.88090383034044</text:p>
                <draw:g>
                  <svg:desc>cnhn_2.G123:cnhn_2.G123 cnhn_2.M123:cnhn_2.M123 cnhn_2.S123:cnhn_2.S123 cnhn_2.Y123:cnhn_2.Y123 cnhn_2.AE123:cnhn_2.AE123 cnhn_2.AK123:cnhn_2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3.36004471745039">
                <text:p>3.36004471745039</text:p>
                <draw:g>
                  <svg:desc>cnhn_2.G130:cnhn_2.G130 cnhn_2.M130:cnhn_2.M130 cnhn_2.S130:cnhn_2.S130 cnhn_2.Y130:cnhn_2.Y130 cnhn_2.AE130:cnhn_2.AE130 cnhn_2.AK130:cnhn_2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39cm" svg:y="0.141cm" chart:style-name="ch2">
          <text:p>Triplet-Singlet PBE0</text:p>
        </chart:title>
        <chart:legend svg:x="6.588cm" svg:y="0.989cm" style:legend-expansion="custom" chartooo:width="5.654cm" chartooo:height="1.678cm" style:legend-expansion-aspect-ratio="3.36948748510131" chart:style-name="ch3"/>
        <chart:plot-area chart:style-name="ch4" table:cell-range-address="cnhn_2.D46:cnhn_2.D47 cnhn_2.J47:cnhn_2.J47 cnhn_2.P47:cnhn_2.P47 cnhn_2.V47:cnhn_2.V47 cnhn_2.AB47:cnhn_2.AB47 cnhn_2.AH47:cnhn_2.AH47 cnhn_2.D36:cnhn_2.D36 cnhn_2.G41:cnhn_2.G41 cnhn_2.M41:cnhn_2.M41 cnhn_2.S41:cnhn_2.S41 cnhn_2.Y41:cnhn_2.Y41 cnhn_2.AE41:cnhn_2.AE41 cnhn_2.AK41:cnhn_2.AK41 cnhn_2.G60:cnhn_2.G60 cnhn_2.M60:cnhn_2.M60 cnhn_2.S60:cnhn_2.S60 cnhn_2.Y60:cnhn_2.Y60 cnhn_2.AE60:cnhn_2.AE60 cnhn_2.AK60:cnhn_2.AK60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27cm" svg:y="3.599cm" chart:style-name="ch7">
              <text:p>eV</text:p>
            </chart:title>
            <chart:grid chart:style-name="ch8" chart:class="major"/>
          </chart:axis>
          <chart:series chart:style-name="ch9" chart:values-cell-range-address="cnhn_2.G41:cnhn_2.G41 cnhn_2.M41:cnhn_2.M41 cnhn_2.S41:cnhn_2.S41 cnhn_2.Y41:cnhn_2.Y41 cnhn_2.AE41:cnhn_2.AE41 cnhn_2.AK41:cnhn_2.AK41" chart:label-cell-address="cnhn_2.D36:cnhn_2.D36" chart:class="chart:bar">
            <chart:data-point chart:repeated="6"/>
          </chart:series>
          <chart:series chart:style-name="ch10" chart:values-cell-range-address="cnhn_2.G60:cnhn_2.G60 cnhn_2.M60:cnhn_2.M60 cnhn_2.S60:cnhn_2.S60 cnhn_2.Y60:cnhn_2.Y60 cnhn_2.AE60:cnhn_2.AE60 cnhn_2.AK60:cnhn_2.AK60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4.33744373598246">
                <text:p>4.33744373598246</text:p>
                <draw:g>
                  <svg:desc>cnhn_2.G41:cnhn_2.G41 cnhn_2.M41:cnhn_2.M41 cnhn_2.S41:cnhn_2.S41 cnhn_2.Y41:cnhn_2.Y41 cnhn_2.AE41:cnhn_2.AE41 cnhn_2.AK41:cnhn_2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4.04275390052477">
                <text:p>4.04275390052477</text:p>
                <draw:g>
                  <svg:desc>cnhn_2.G60:cnhn_2.G60 cnhn_2.M60:cnhn_2.M60 cnhn_2.S60:cnhn_2.S60 cnhn_2.Y60:cnhn_2.Y60 cnhn_2.AE60:cnhn_2.AE60 cnhn_2.AK60:cnhn_2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5.012cm" svg:y="0.142cm" chart:style-name="ch2">
          <text:p>Triplet-Singlet HF </text:p>
        </chart:title>
        <chart:legend svg:x="6.543cm" svg:y="1.126cm" style:legend-expansion="custom" chartooo:width="5.514cm" chartooo:height="1.771cm" style:legend-expansion-aspect-ratio="3.11349520045172" chart:style-name="ch3"/>
        <chart:plot-area chart:style-name="ch4" table:cell-range-address="cnhn_2.D46:cnhn_2.D47 cnhn_2.J47:cnhn_2.J47 cnhn_2.P47:cnhn_2.P47 cnhn_2.V47:cnhn_2.V47 cnhn_2.AB47:cnhn_2.AB47 cnhn_2.AH47:cnhn_2.AH47 cnhn_2.D26:cnhn_2.D26 cnhn_2.G31:cnhn_2.G31 cnhn_2.M31:cnhn_2.M31 cnhn_2.S31:cnhn_2.S31 cnhn_2.Y31:cnhn_2.Y31 cnhn_2.AE31:cnhn_2.AE31 cnhn_2.AK31:cnhn_2.AK31 cnhn_2.G51:cnhn_2.G51 cnhn_2.M51:cnhn_2.M51 cnhn_2.S51:cnhn_2.S51 cnhn_2.Y51:cnhn_2.Y51 cnhn_2.AE51:cnhn_2.AE51 cnhn_2.AK51:cnhn_2.AK51" chart:data-source-has-labels="both" svg:x="0.863cm" svg:y="0.685cm" svg:width="11.434cm" svg:height="5.379cm">
          <chartooo:coordinate-region svg:x="1.299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1:cnhn_2.G31 cnhn_2.M31:cnhn_2.M31 cnhn_2.S31:cnhn_2.S31 cnhn_2.Y31:cnhn_2.Y31 cnhn_2.AE31:cnhn_2.AE31 cnhn_2.AK31:cnhn_2.AK31" chart:label-cell-address="cnhn_2.D26:cnhn_2.D26" chart:class="chart:bar">
            <chart:data-point chart:repeated="6"/>
          </chart:series>
          <chart:series chart:style-name="ch10" chart:values-cell-range-address="cnhn_2.G51:cnhn_2.G51 cnhn_2.M51:cnhn_2.M51 cnhn_2.S51:cnhn_2.S51 cnhn_2.Y51:cnhn_2.Y51 cnhn_2.AE51:cnhn_2.AE51 cnhn_2.AK51:cnhn_2.AK51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3.5329549304006">
                <text:p>3.5329549304006</text:p>
                <draw:g>
                  <svg:desc>cnhn_2.G31:cnhn_2.G31 cnhn_2.M31:cnhn_2.M31 cnhn_2.S31:cnhn_2.S31 cnhn_2.Y31:cnhn_2.Y31 cnhn_2.AE31:cnhn_2.AE31 cnhn_2.AK31:cnhn_2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3.53291220825498">
                <text:p>3.53291220825498</text:p>
                <draw:g>
                  <svg:desc>cnhn_2.G51:cnhn_2.G51 cnhn_2.M51:cnhn_2.M51 cnhn_2.S51:cnhn_2.S51 cnhn_2.Y51:cnhn_2.Y51 cnhn_2.AE51:cnhn_2.AE51 cnhn_2.AK51:cnhn_2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4.59cm" svg:y="0.144cm" chart:style-name="ch2">
          <text:p>Triplet-Cation HF</text:p>
        </chart:title>
        <chart:legend svg:x="6.468cm" svg:y="0.901cm" style:legend-expansion="custom" chartooo:width="5.687cm" chartooo:height="1.479cm" style:legend-expansion-aspect-ratio="3.84516565246788" chart:style-name="ch3"/>
        <chart:plot-area chart:style-name="ch4" table:cell-range-address="cnhn_2.D46:cnhn_2.D47 cnhn_2.J47:cnhn_2.J47 cnhn_2.P47:cnhn_2.P47 cnhn_2.V47:cnhn_2.V47 cnhn_2.AB47:cnhn_2.AB47 cnhn_2.AH47:cnhn_2.AH47 cnhn_2.D26:cnhn_2.D26 cnhn_2.G34:cnhn_2.G34 cnhn_2.M34:cnhn_2.M34 cnhn_2.S34:cnhn_2.S34 cnhn_2.Y34:cnhn_2.Y34 cnhn_2.AE34:cnhn_2.AE34 cnhn_2.AK34:cnhn_2.AK34 cnhn_2.G53:cnhn_2.G53 cnhn_2.M53:cnhn_2.M53 cnhn_2.S53:cnhn_2.S53 cnhn_2.Y53:cnhn_2.Y53 cnhn_2.AE53:cnhn_2.AE53 cnhn_2.AK53:cnhn_2.AK53" chart:data-source-has-labels="both" svg:x="0.679cm" svg:y="0.684cm" svg:width="11.619cm" svg:height="5.38cm">
          <chartooo:coordinate-region svg:x="1.3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4:cnhn_2.G34 cnhn_2.M34:cnhn_2.M34 cnhn_2.S34:cnhn_2.S34 cnhn_2.Y34:cnhn_2.Y34 cnhn_2.AE34:cnhn_2.AE34 cnhn_2.AK34:cnhn_2.AK34" chart:label-cell-address="cnhn_2.D26:cnhn_2.D26" chart:class="chart:bar">
            <chart:data-point chart:repeated="6"/>
          </chart:series>
          <chart:series chart:style-name="ch10" chart:values-cell-range-address="cnhn_2.G53:cnhn_2.G53 cnhn_2.M53:cnhn_2.M53 cnhn_2.S53:cnhn_2.S53 cnhn_2.Y53:cnhn_2.Y53 cnhn_2.AE53:cnhn_2.AE53 cnhn_2.AK53:cnhn_2.AK53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9.09111850734099">
                <text:p>9.09111850734099</text:p>
                <draw:g>
                  <svg:desc>cnhn_2.G34:cnhn_2.G34 cnhn_2.M34:cnhn_2.M34 cnhn_2.S34:cnhn_2.S34 cnhn_2.Y34:cnhn_2.Y34 cnhn_2.AE34:cnhn_2.AE34 cnhn_2.AK34:cnhn_2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9.80634374572444">
                <text:p>9.80634374572444</text:p>
                <draw:g>
                  <svg:desc>cnhn_2.G53:cnhn_2.G53 cnhn_2.M53:cnhn_2.M53 cnhn_2.S53:cnhn_2.S53 cnhn_2.Y53:cnhn_2.Y53 cnhn_2.AE53:cnhn_2.AE53 cnhn_2.AK53:cnhn_2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597cm" svg:y="0.147cm" chart:style-name="ch2">
          <text:p>Triplet-Singlet PBE</text:p>
        </chart:title>
        <chart:legend svg:x="6.73cm" svg:y="0.882cm" style:legend-expansion="custom" chartooo:width="5.568cm" chartooo:height="0.96cm" style:legend-expansion-aspect-ratio="5.8" chart:style-name="ch3"/>
        <chart:plot-area chart:style-name="ch4" table:cell-range-address="rings.D6:rings.D6 rings.J6:rings.J6 rings.P6:rings.P6 rings.V6:rings.V6 rings.AB6:rings.AB6 rings.AH6:rings.AH6 rings.D41:rings.D41 rings.G46:rings.G46 rings.M46:rings.M46 rings.S46:rings.S46 rings.Y46:rings.Y46 rings.AE46:rings.AE46 rings.AK46:rings.AK46 rings.D50:rings.D50 rings.G55:rings.G55 rings.M55:rings.M55 rings.S55:rings.S55 rings.Y55:rings.Y55 rings.AE55:rings.AE55 rings.AK55:rings.AK55" chart:data-source-has-labels="both" svg:x="0.863cm" svg:y="0.685cm" svg:width="11.435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6:rings.G46 rings.M46:rings.M46 rings.S46:rings.S46 rings.Y46:rings.Y46 rings.AE46:rings.AE46 rings.AK46:rings.AK46" chart:label-cell-address="rings.D41:rings.D41" chart:class="chart:bar">
            <chart:data-point chart:repeated="6"/>
          </chart:series>
          <chart:series chart:style-name="ch10" chart:values-cell-range-address="rings.G55:rings.G55 rings.M55:rings.M55 rings.S55:rings.S55 rings.Y55:rings.Y55 rings.AE55:rings.AE55 rings.AK55:rings.AK55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4.36360075008287">
                <text:p>4.36360075008287</text:p>
                <draw:g>
                  <svg:desc>rings.G46:rings.G46 rings.M46:rings.M46 rings.S46:rings.S46 rings.Y46:rings.Y46 rings.AE46:rings.AE46 rings.AK46:rings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4.21593995171805">
                <text:p>4.21593995171805</text:p>
                <draw:g>
                  <svg:desc>rings.G55:rings.G55 rings.M55:rings.M55 rings.S55:rings.S55 rings.Y55:rings.Y55 rings.AE55:rings.AE55 rings.AK55:rings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9cm" xlink:href=".." xlink:type="simple" chart:class="chart:bar" chart:style-name="ch1">
        <chart:title svg:x="4.343cm" svg:y="0.143cm" chart:style-name="ch2">
          <text:p>Triplet-Singlet TPSS</text:p>
        </chart:title>
        <chart:legend svg:x="6.44cm" svg:y="0.958cm" style:legend-expansion="custom" chartooo:width="5.868cm" chartooo:height="0.84cm" style:legend-expansion-aspect-ratio="6.98571428571429" chart:style-name="ch3"/>
        <chart:plot-area chart:style-name="ch4" table:cell-range-address="rings.D6:rings.D6 rings.J6:rings.J6 rings.P6:rings.P6 rings.V6:rings.V6 rings.AB6:rings.AB6 rings.AH6:rings.AH6 rings.D59:rings.D59 rings.G64:rings.G64 rings.M64:rings.M64 rings.S64:rings.S64 rings.Y64:rings.Y64 rings.AE64:rings.AE64 rings.AK64:rings.AK64 rings.D68:rings.D68 rings.G73:rings.G73 rings.M73:rings.M73 rings.S73:rings.S73 rings.Y73:rings.Y73 rings.AE73:rings.AE73 rings.AK73:rings.AK73" chart:data-source-has-labels="both" svg:x="0.863cm" svg:y="0.686cm" svg:width="11.435cm" svg:height="5.284cm">
          <chartooo:coordinate-region svg:x="1.299cm" svg:y="0.898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64:rings.G64 rings.M64:rings.M64 rings.S64:rings.S64 rings.Y64:rings.Y64 rings.AE64:rings.AE64 rings.AK64:rings.AK64" chart:label-cell-address="rings.D59:rings.D59" chart:class="chart:bar">
            <chart:data-point chart:repeated="6"/>
          </chart:series>
          <chart:series chart:style-name="ch10" chart:values-cell-range-address="rings.G73:rings.G73 rings.M73:rings.M73 rings.S73:rings.S73 rings.Y73:rings.Y73 rings.AE73:rings.AE73 rings.AK73:rings.AK73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4.30569293199358">
                <text:p>4.30569293199358</text:p>
                <draw:g>
                  <svg:desc>rings.G64:rings.G64 rings.M64:rings.M64 rings.S64:rings.S64 rings.Y64:rings.Y64 rings.AE64:rings.AE64 rings.AK64:rings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3.83579698372379">
                <text:p>3.83579698372379</text:p>
                <draw:g>
                  <svg:desc>rings.G73:rings.G73 rings.M73:rings.M73 rings.S73:rings.S73 rings.Y73:rings.Y73 rings.AE73:rings.AE73 rings.AK73:rings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5cm" xlink:href=".." xlink:type="simple" chart:class="chart:bar" chart:style-name="ch1">
        <chart:title svg:x="4.169cm" svg:y="0.146cm" chart:style-name="ch2">
          <text:p>Triplet-Singlet TPSSH</text:p>
        </chart:title>
        <chart:legend svg:x="6.42cm" svg:y="0.987cm" style:legend-expansion="custom" chartooo:width="5.809cm" chartooo:height="0.778cm" style:legend-expansion-aspect-ratio="7.46658097686375" chart:style-name="ch3"/>
        <chart:plot-area chart:style-name="ch4" table:cell-range-address="rings.D6:rings.D6 rings.J6:rings.J6 rings.P6:rings.P6 rings.V6:rings.V6 rings.AB6:rings.AB6 rings.AH6:rings.AH6 rings.D77:rings.D77 rings.G82:rings.G82 rings.M82:rings.M82 rings.S82:rings.S82 rings.Y82:rings.Y82 rings.AE82:rings.AE82 rings.AK82:rings.AK82 rings.D86:rings.D86 rings.G91:rings.G91 rings.M91:rings.M91 rings.S91:rings.S91 rings.Y91:rings.Y91 rings.AE91:rings.AE91 rings.AK91:rings.AK91" chart:data-source-has-labels="both" svg:x="0.863cm" svg:y="0.683cm" svg:width="11.435cm" svg:height="5.386cm">
          <chartooo:coordinate-region svg:x="1.299cm" svg:y="0.895cm" svg:width="10.999cm" svg:height="4.50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632cm" chart:style-name="ch7">
              <text:p>eV</text:p>
            </chart:title>
            <chart:grid chart:style-name="ch8" chart:class="major"/>
          </chart:axis>
          <chart:series chart:style-name="ch9" chart:values-cell-range-address="rings.G82:rings.G82 rings.M82:rings.M82 rings.S82:rings.S82 rings.Y82:rings.Y82 rings.AE82:rings.AE82 rings.AK82:rings.AK82" chart:label-cell-address="rings.D77:rings.D77" chart:class="chart:bar">
            <chart:data-point chart:repeated="6"/>
          </chart:series>
          <chart:series chart:style-name="ch10" chart:values-cell-range-address="rings.G91:rings.G91 rings.M91:rings.M91 rings.S91:rings.S91 rings.Y91:rings.Y91 rings.AE91:rings.AE91 rings.AK91:rings.AK91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4.31018167572108">
                <text:p>4.31018167572108</text:p>
                <draw:g>
                  <svg:desc>rings.G82:rings.G82 rings.M82:rings.M82 rings.S82:rings.S82 rings.Y82:rings.Y82 rings.AE82:rings.AE82 rings.AK82:rings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3.86637517568406">
                <text:p>3.86637517568406</text:p>
                <draw:g>
                  <svg:desc>rings.G91:rings.G91 rings.M91:rings.M91 rings.S91:rings.S91 rings.Y91:rings.Y91 rings.AE91:rings.AE91 rings.AK91:rings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8cm" xlink:href=".." xlink:type="simple" chart:class="chart:bar" chart:style-name="ch1">
        <chart:title svg:x="5.141cm" svg:y="0.142cm" chart:style-name="ch2">
          <text:p>Triplet-Cation HF</text:p>
        </chart:title>
        <chart:legend svg:x="5.807cm" svg:y="0.871cm" style:legend-expansion="custom" chartooo:width="6.441cm" chartooo:height="0.929cm" style:legend-expansion-aspect-ratio="6.93326157158235" chart:style-name="ch3"/>
        <chart:plot-area chart:style-name="ch4" table:cell-range-address="rings.D5:rings.D6 rings.J6:rings.J6 rings.P6:rings.P6 rings.V6:rings.V6 rings.AB6:rings.AB6 rings.AH6:rings.AH6 rings.G12:rings.G12 rings.M12:rings.M12 rings.S12:rings.S12 rings.Y12:rings.Y12 rings.AE12:rings.AE12 rings.AK12:rings.AK12 rings.D14:rings.D14 rings.G21:rings.G21 rings.M21:rings.M21 rings.S21:rings.S21 rings.Y21:rings.Y21 rings.AE21:rings.AE21 rings.AK21:rings.AK21" chart:data-source-has-labels="both" svg:x="0.677cm" svg:y="0.676cm" svg:width="11.576cm" svg:height="5.228cm">
          <chartooo:coordinate-region svg:x="1.298cm" svg:y="0.888cm" svg:width="10.955cm" svg:height="4.34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6cm" chart:style-name="ch7">
              <text:p>eV</text:p>
            </chart:title>
            <chart:grid chart:style-name="ch8" chart:class="major"/>
          </chart:axis>
          <chart:series chart:style-name="ch9" chart:values-cell-range-address="rings.G12:rings.G12 rings.M12:rings.M12 rings.S12:rings.S12 rings.Y12:rings.Y12 rings.AE12:rings.AE12 rings.AK12:rings.AK12" chart:label-cell-address="rings.D5:rings.D5" chart:class="chart:bar">
            <chart:data-point chart:repeated="6"/>
          </chart:series>
          <chart:series chart:style-name="ch10" chart:values-cell-range-address="rings.G21:rings.G21 rings.M21:rings.M21 rings.S21:rings.S21 rings.Y21:rings.Y21 rings.AE21:rings.AE21 rings.AK21:rings.AK21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8.05496718256874">
                <text:p>8.05496718256874</text:p>
                <draw:g>
                  <svg:desc>rings.G12:rings.G12 rings.M12:rings.M12 rings.S12:rings.S12 rings.Y12:rings.Y12 rings.AE12:rings.AE12 rings.AK12:rings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8.73755243055204">
                <text:p>8.73755243055204</text:p>
                <draw:g>
                  <svg:desc>rings.G21:rings.G21 rings.M21:rings.M21 rings.S21:rings.S21 rings.Y21:rings.Y21 rings.AE21:rings.AE21 rings.AK21:rings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9cm" xlink:href=".." xlink:type="simple" chart:class="chart:bar" chart:style-name="ch1">
        <chart:title svg:x="5cm" svg:y="0.144cm" chart:style-name="ch2">
          <text:p>Triplet-Cation PBE0</text:p>
        </chart:title>
        <chart:legend svg:x="6.698cm" svg:y="0.896cm" style:legend-expansion="custom" chartooo:width="5.498cm" chartooo:height="0.694cm" style:legend-expansion-aspect-ratio="7.92219020172911" chart:style-name="ch3"/>
        <chart:plot-area chart:style-name="ch4" table:cell-range-address="rings.D6:rings.D6 rings.J6:rings.J6 rings.P6:rings.P6 rings.V6:rings.V6 rings.AB6:rings.AB6 rings.AH6:rings.AH6 rings.D23:rings.D23 rings.G30:rings.G30 rings.M30:rings.M30 rings.S30:rings.S30 rings.Y30:rings.Y30 rings.AE30:rings.AE30 rings.AK30:rings.AK30 rings.D32:rings.D32 rings.G39:rings.G39 rings.M39:rings.M39 rings.S39:rings.S39 rings.Y39:rings.Y39 rings.AE39:rings.AE39 rings.AK39:rings.AK39" chart:data-source-has-labels="both" svg:x="0.679cm" svg:y="0.684cm" svg:width="11.589cm" svg:height="5.29cm">
          <chartooo:coordinate-region svg:x="1.3cm" svg:y="0.896cm" svg:width="10.968cm" svg:height="4.40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5cm" chart:style-name="ch7">
              <text:p>eV</text:p>
            </chart:title>
            <chart:grid chart:style-name="ch8" chart:class="major"/>
          </chart:axis>
          <chart:series chart:style-name="ch9" chart:values-cell-range-address="rings.G30:rings.G30 rings.M30:rings.M30 rings.S30:rings.S30 rings.Y30:rings.Y30 rings.AE30:rings.AE30 rings.AK30:rings.AK30" chart:label-cell-address="rings.D23:rings.D23" chart:class="chart:bar">
            <chart:data-point chart:repeated="6"/>
          </chart:series>
          <chart:series chart:style-name="ch10" chart:values-cell-range-address="rings.G39:rings.G39 rings.M39:rings.M39 rings.S39:rings.S39 rings.Y39:rings.Y39 rings.AE39:rings.AE39 rings.AK39:rings.AK39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9.30658665268755">
                <text:p>9.30658665268755</text:p>
                <draw:g>
                  <svg:desc>rings.G30:rings.G30 rings.M30:rings.M30 rings.S30:rings.S30 rings.Y30:rings.Y30 rings.AE30:rings.AE30 rings.AK30:rings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10.2211922550092">
                <text:p>10.2211922550092</text:p>
                <draw:g>
                  <svg:desc>rings.G39:rings.G39 rings.M39:rings.M39 rings.S39:rings.S39 rings.Y39:rings.Y39 rings.AE39:rings.AE39 rings.AK39:rings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3cm" xlink:href=".." xlink:type="simple" chart:class="chart:bar" chart:style-name="ch1">
        <chart:title svg:x="4.992cm" svg:y="0.145cm" chart:style-name="ch2">
          <text:p>Triplet-Cation PBE</text:p>
        </chart:title>
        <chart:legend svg:x="6.111cm" svg:y="0.896cm" style:legend-expansion="custom" chartooo:width="6.152cm" chartooo:height="0.764cm" style:legend-expansion-aspect-ratio="8.05235602094241" chart:style-name="ch3"/>
        <chart:plot-area chart:style-name="ch4" table:cell-range-address="rings.D6:rings.D6 rings.J6:rings.J6 rings.P6:rings.P6 rings.V6:rings.V6 rings.AB6:rings.AB6 rings.AH6:rings.AH6 rings.D41:rings.D41 rings.G48:rings.G48 rings.M48:rings.M48 rings.S48:rings.S48 rings.Y48:rings.Y48 rings.AE48:rings.AE48 rings.AK48:rings.AK48 rings.D50:rings.D50 rings.G57:rings.G57 rings.M57:rings.M57 rings.S57:rings.S57 rings.Y57:rings.Y57 rings.AE57:rings.AE57 rings.AK57:rings.AK57" chart:data-source-has-labels="both" svg:x="0.678cm" svg:y="0.685cm" svg:width="11.59cm" svg:height="5.272cm">
          <chartooo:coordinate-region svg:x="1.299cm" svg:y="0.897cm" svg:width="10.969cm" svg:height="4.38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48:rings.G48 rings.M48:rings.M48 rings.S48:rings.S48 rings.Y48:rings.Y48 rings.AE48:rings.AE48 rings.AK48:rings.AK48" chart:label-cell-address="rings.D41:rings.D41" chart:class="chart:bar">
            <chart:data-point chart:repeated="6"/>
          </chart:series>
          <chart:series chart:style-name="ch10" chart:values-cell-range-address="rings.G57:rings.G57 rings.M57:rings.M57 rings.S57:rings.S57 rings.Y57:rings.Y57 rings.AE57:rings.AE57 rings.AK57:rings.AK57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9.23598285430674">
                <text:p>9.23598285430674</text:p>
                <draw:g>
                  <svg:desc>rings.G48:rings.G48 rings.M48:rings.M48 rings.S48:rings.S48 rings.Y48:rings.Y48 rings.AE48:rings.AE48 rings.AK48:rings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10.2399467874733">
                <text:p>10.2399467874733</text:p>
                <draw:g>
                  <svg:desc>rings.G57:rings.G57 rings.M57:rings.M57 rings.S57:rings.S57 rings.Y57:rings.Y57 rings.AE57:rings.AE57 rings.AK57:rings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9cm" xlink:href=".." xlink:type="simple" chart:class="chart:bar" chart:style-name="ch1">
        <chart:title svg:x="4.78cm" svg:y="0.142cm" chart:style-name="ch2">
          <text:p>Triplet-Cation TPSS</text:p>
        </chart:title>
        <chart:legend svg:x="6.521cm" svg:y="0.99cm" style:legend-expansion="custom" chartooo:width="5.747cm" chartooo:height="0.657cm" style:legend-expansion-aspect-ratio="8.74733637747336" chart:style-name="ch3"/>
        <chart:plot-area chart:style-name="ch4" table:cell-range-address="rings.D6:rings.D6 rings.J6:rings.J6 rings.P6:rings.P6 rings.V6:rings.V6 rings.AB6:rings.AB6 rings.AH6:rings.AH6 rings.D59:rings.D59 rings.G66:rings.G66 rings.M66:rings.M66 rings.S66:rings.S66 rings.Y66:rings.Y66 rings.AE66:rings.AE66 rings.AK66:rings.AK66 rings.D68:rings.D68 rings.G75:rings.G75 rings.M75:rings.M75 rings.S75:rings.S75 rings.Y75:rings.Y75 rings.AE75:rings.AE75 rings.AK75:rings.AK75" chart:data-source-has-labels="both" svg:x="0.679cm" svg:y="0.687cm" svg:width="11.619cm" svg:height="5.284cm">
          <chartooo:coordinate-region svg:x="1.3cm" svg:y="0.9cm" svg:width="10.998cm" svg:height="4.398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5cm" chart:style-name="ch7">
              <text:p>eV</text:p>
            </chart:title>
            <chart:grid chart:style-name="ch8" chart:class="major"/>
          </chart:axis>
          <chart:series chart:style-name="ch9" chart:values-cell-range-address="rings.G66:rings.G66 rings.M66:rings.M66 rings.S66:rings.S66 rings.Y66:rings.Y66 rings.AE66:rings.AE66 rings.AK66:rings.AK66" chart:label-cell-address="rings.D59:rings.D59" chart:class="chart:bar">
            <chart:data-point chart:repeated="6"/>
          </chart:series>
          <chart:series chart:style-name="ch10" chart:values-cell-range-address="rings.G75:rings.G75 rings.M75:rings.M75 rings.S75:rings.S75 rings.Y75:rings.Y75 rings.AE75:rings.AE75 rings.AK75:rings.AK75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9.13984567505665">
                <text:p>9.13984567505665</text:p>
                <draw:g>
                  <svg:desc>rings.G66:rings.G66 rings.M66:rings.M66 rings.S66:rings.S66 rings.Y66:rings.Y66 rings.AE66:rings.AE66 rings.AK66:rings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10.3927632724365">
                <text:p>10.3927632724365</text:p>
                <draw:g>
                  <svg:desc>rings.G75:rings.G75 rings.M75:rings.M75 rings.S75:rings.S75 rings.Y75:rings.Y75 rings.AE75:rings.AE75 rings.AK75:rings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3cm" svg:y="0.134cm" chart:style-name="ch2">
          <text:p>Triplet-Cation TPSSH</text:p>
        </chart:title>
        <chart:legend svg:x="6.62cm" svg:y="0.734cm" style:legend-expansion="custom" chartooo:width="5.65cm" chartooo:height="0.857cm" style:legend-expansion-aspect-ratio="6.59276546091015" chart:style-name="ch3"/>
        <chart:plot-area chart:style-name="ch4" table:cell-range-address="rings.D6:rings.D6 rings.J6:rings.J6 rings.P6:rings.P6 rings.V6:rings.V6 rings.AB6:rings.AB6 rings.AH6:rings.AH6 rings.D77:rings.D77 rings.G84:rings.G84 rings.M84:rings.M84 rings.S84:rings.S84 rings.Y84:rings.Y84 rings.AE84:rings.AE84 rings.AK84:rings.AK84 rings.D86:rings.D86 rings.G93:rings.G93 rings.M93:rings.M93 rings.S93:rings.S93 rings.Y93:rings.Y93 rings.AE93:rings.AE93 rings.AK93:rings.AK93" chart:data-source-has-labels="both" svg:x="0.679cm" svg:y="0.687cm" svg:width="11.617cm" svg:height="5.282cm">
          <chartooo:coordinate-region svg:x="1.3cm" svg:y="0.899cm" svg:width="10.996cm" svg:height="4.39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84:rings.G84 rings.M84:rings.M84 rings.S84:rings.S84 rings.Y84:rings.Y84 rings.AE84:rings.AE84 rings.AK84:rings.AK84" chart:label-cell-address="rings.D77:rings.D77" chart:class="chart:bar">
            <chart:data-point chart:repeated="6"/>
          </chart:series>
          <chart:series chart:style-name="ch10" chart:values-cell-range-address="rings.G93:rings.G93 rings.M93:rings.M93 rings.S93:rings.S93 rings.Y93:rings.Y93 rings.AE93:rings.AE93 rings.AK93:rings.AK93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9.18115497037773">
                <text:p>9.18115497037773</text:p>
                <draw:g>
                  <svg:desc>rings.G84:rings.G84 rings.M84:rings.M84 rings.S84:rings.S84 rings.Y84:rings.Y84 rings.AE84:rings.AE84 rings.AK84:rings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10.3091698067337">
                <text:p>10.3091698067337</text:p>
                <draw:g>
                  <svg:desc>rings.G93:rings.G93 rings.M93:rings.M93 rings.S93:rings.S93 rings.Y93:rings.Y93 rings.AE93:rings.AE93 rings.AK93:rings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78cm" svg:y="0.141cm" chart:style-name="ch2">
          <text:p>Triplet-Cation PBE0</text:p>
        </chart:title>
        <chart:legend svg:x="6.44cm" svg:y="0.911cm" style:legend-expansion="custom" chartooo:width="5.752cm" chartooo:height="1.493cm" style:legend-expansion-aspect-ratio="3.85264567983925" chart:style-name="ch3"/>
        <chart:plot-area chart:style-name="ch4" table:cell-range-address="cnhn_2.D46:cnhn_2.D47 cnhn_2.J47:cnhn_2.J47 cnhn_2.P47:cnhn_2.P47 cnhn_2.V47:cnhn_2.V47 cnhn_2.AB47:cnhn_2.AB47 cnhn_2.AH47:cnhn_2.AH47 cnhn_2.D36:cnhn_2.D36 cnhn_2.G44:cnhn_2.G44 cnhn_2.M44:cnhn_2.M44 cnhn_2.S44:cnhn_2.S44 cnhn_2.Y44:cnhn_2.Y44 cnhn_2.AE44:cnhn_2.AE44 cnhn_2.AK44:cnhn_2.AK44 cnhn_2.G62:cnhn_2.G62 cnhn_2.M62:cnhn_2.M62 cnhn_2.S62:cnhn_2.S62 cnhn_2.Y62:cnhn_2.Y62 cnhn_2.AE62:cnhn_2.AE62 cnhn_2.AK62:cnhn_2.AK62" chart:data-source-has-labels="both" svg:x="0.678cm" svg:y="0.687cm" svg:width="11.62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44:cnhn_2.G44 cnhn_2.M44:cnhn_2.M44 cnhn_2.S44:cnhn_2.S44 cnhn_2.Y44:cnhn_2.Y44 cnhn_2.AE44:cnhn_2.AE44 cnhn_2.AK44:cnhn_2.AK44" chart:label-cell-address="cnhn_2.D36:cnhn_2.D36" chart:class="chart:bar">
            <chart:data-point chart:repeated="6"/>
          </chart:series>
          <chart:series chart:style-name="ch10" chart:values-cell-range-address="cnhn_2.G62:cnhn_2.G62 cnhn_2.M62:cnhn_2.M62 cnhn_2.S62:cnhn_2.S62 cnhn_2.Y62:cnhn_2.Y62 cnhn_2.AE62:cnhn_2.AE62 cnhn_2.AK62:cnhn_2.AK62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10.5098102183218">
                <text:p>10.5098102183218</text:p>
                <draw:g>
                  <svg:desc>cnhn_2.G44:cnhn_2.G44 cnhn_2.M44:cnhn_2.M44 cnhn_2.S44:cnhn_2.S44 cnhn_2.Y44:cnhn_2.Y44 cnhn_2.AE44:cnhn_2.AE44 cnhn_2.AK44:cnhn_2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11.1117607543036">
                <text:p>11.1117607543036</text:p>
                <draw:g>
                  <svg:desc>cnhn_2.G62:cnhn_2.G62 cnhn_2.M62:cnhn_2.M62 cnhn_2.S62:cnhn_2.S62 cnhn_2.Y62:cnhn_2.Y62 cnhn_2.AE62:cnhn_2.AE62 cnhn_2.AK62:cnhn_2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8cm" xlink:href=".." xlink:type="simple" chart:class="chart:bar" chart:style-name="ch1">
        <chart:title svg:x="5.013cm" svg:y="0.14cm" chart:style-name="ch2">
          <text:p>Singlet HOMO HF</text:p>
        </chart:title>
        <chart:legend svg:x="6.552cm" svg:y="4.327cm" style:legend-expansion="custom" chartooo:width="5.744cm" chartooo:height="0.962cm" style:legend-expansion-aspect-ratio="5.97089397089397" chart:style-name="ch3"/>
        <chart:plot-area chart:style-name="ch4" table:cell-range-address="rings.D5:rings.D6 rings.J6:rings.J6 rings.P6:rings.P6 rings.V6:rings.V6 rings.AB6:rings.AB6 rings.AH6:rings.AH6 rings.G7:rings.G7 rings.M7:rings.M7 rings.S7:rings.S7 rings.Y7:rings.Y7 rings.AE7:rings.AE7 rings.AK7:rings.AK7 rings.D14:rings.D14 rings.G16:rings.G16 rings.M16:rings.M16 rings.S16:rings.S16 rings.Y16:rings.Y16 rings.AE16:rings.AE16 rings.AK16:rings.AK16" chart:data-source-has-labels="both" svg:x="0.573cm" svg:y="0.674cm" svg:width="11.695cm" svg:height="5.222cm">
          <chartooo:coordinate-region svg:x="1.3cm" svg:y="0.886cm" svg:width="10.968cm" svg:height="4.33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7:rings.G7 rings.M7:rings.M7 rings.S7:rings.S7 rings.Y7:rings.Y7 rings.AE7:rings.AE7 rings.AK7:rings.AK7" chart:label-cell-address="rings.D5:rings.D5" chart:class="chart:bar">
            <chart:data-point chart:repeated="6"/>
          </chart:series>
          <chart:series chart:style-name="ch10" chart:values-cell-range-address="rings.G16:rings.G16 rings.M16:rings.M16 rings.S16:rings.S16 rings.Y16:rings.Y16 rings.AE16:rings.AE16 rings.AK16:rings.AK16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-9.235">
                <text:p>-9.235</text:p>
                <draw:g>
                  <svg:desc>rings.G7:rings.G7 rings.M7:rings.M7 rings.S7:rings.S7 rings.Y7:rings.Y7 rings.AE7:rings.AE7 rings.AK7:rings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-9.331">
                <text:p>-9.331</text:p>
                <draw:g>
                  <svg:desc>rings.G16:rings.G16 rings.M16:rings.M16 rings.S16:rings.S16 rings.Y16:rings.Y16 rings.AE16:rings.AE16 rings.AK16:rings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4cm" xlink:href=".." xlink:type="simple" chart:class="chart:bar" chart:style-name="ch1">
        <chart:title svg:x="4.293cm" svg:y="0.133cm" chart:style-name="ch2">
          <text:p>Singlet HOMO PBE0</text:p>
        </chart:title>
        <chart:legend svg:x="6.377cm" svg:y="4.319cm" style:legend-expansion="custom" chartooo:width="5.956cm" chartooo:height="1.013cm" style:legend-expansion-aspect-ratio="5.87956564659427" chart:style-name="ch3"/>
        <chart:plot-area chart:style-name="ch4" table:cell-range-address="rings.D6:rings.D6 rings.J6:rings.J6 rings.P6:rings.P6 rings.V6:rings.V6 rings.AB6:rings.AB6 rings.AH6:rings.AH6 rings.D23:rings.D23 rings.G25:rings.G25 rings.M25:rings.M25 rings.S25:rings.S25 rings.Y25:rings.Y25 rings.AE25:rings.AE25 rings.AK25:rings.AK25 rings.D32:rings.D32 rings.G34:rings.G34 rings.M34:rings.M34 rings.S34:rings.S34 rings.Y34:rings.Y34 rings.AE34:rings.AE34 rings.AK34:rings.AK34" chart:data-source-has-labels="both" svg:x="0.573cm" svg:y="0.686cm" svg:width="11.695cm" svg:height="5.285cm">
          <chartooo:coordinate-region svg:x="1.3cm" svg:y="0.898cm" svg:width="10.968cm" svg:height="4.4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25:rings.G25 rings.M25:rings.M25 rings.S25:rings.S25 rings.Y25:rings.Y25 rings.AE25:rings.AE25 rings.AK25:rings.AK25" chart:label-cell-address="rings.D23:rings.D23" chart:class="chart:bar">
            <chart:data-point chart:repeated="6"/>
          </chart:series>
          <chart:series chart:style-name="ch10" chart:values-cell-range-address="rings.G34:rings.G34 rings.M34:rings.M34 rings.S34:rings.S34 rings.Y34:rings.Y34 rings.AE34:rings.AE34 rings.AK34:rings.AK34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-7.26">
                <text:p>-7.26</text:p>
                <draw:g>
                  <svg:desc>rings.G25:rings.G25 rings.M25:rings.M25 rings.S25:rings.S25 rings.Y25:rings.Y25 rings.AE25:rings.AE25 rings.AK25:rings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-7.785">
                <text:p>-7.785</text:p>
                <draw:g>
                  <svg:desc>rings.G34:rings.G34 rings.M34:rings.M34 rings.S34:rings.S34 rings.Y34:rings.Y34 rings.AE34:rings.AE34 rings.AK34:rings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464cm" svg:y="0.133cm" chart:style-name="ch2">
          <text:p>Singlet HOMO PBE</text:p>
        </chart:title>
        <chart:legend svg:x="6.065cm" svg:y="4.132cm" style:legend-expansion="custom" chartooo:width="6.351cm" chartooo:height="1.172cm" style:legend-expansion-aspect-ratio="5.41894197952218" chart:style-name="ch3"/>
        <chart:plot-area chart:style-name="ch4" table:cell-range-address="rings.D6:rings.D6 rings.J6:rings.J6 rings.P6:rings.P6 rings.V6:rings.V6 rings.AB6:rings.AB6 rings.AH6:rings.AH6 rings.D41:rings.D41 rings.G43:rings.G43 rings.M43:rings.M43 rings.S43:rings.S43 rings.Y43:rings.Y43 rings.AE43:rings.AE43 rings.AK43:rings.AK43 rings.D50:rings.D50 rings.G52:rings.G52 rings.M52:rings.M52 rings.S52:rings.S52 rings.Y52:rings.Y52 rings.AE52:rings.AE52 rings.AK52:rings.AK52" chart:data-source-has-labels="both" svg:x="0.757cm" svg:y="0.685cm" svg:width="11.541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3:rings.G43 rings.M43:rings.M43 rings.S43:rings.S43 rings.Y43:rings.Y43 rings.AE43:rings.AE43 rings.AK43:rings.AK43" chart:label-cell-address="rings.D41:rings.D41" chart:class="chart:bar">
            <chart:data-point chart:repeated="6"/>
          </chart:series>
          <chart:series chart:style-name="ch10" chart:values-cell-range-address="rings.G52:rings.G52 rings.M52:rings.M52 rings.S52:rings.S52 rings.Y52:rings.Y52 rings.AE52:rings.AE52 rings.AK52:rings.AK52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-6.196">
                <text:p>-6.196</text:p>
                <draw:g>
                  <svg:desc>rings.G43:rings.G43 rings.M43:rings.M43 rings.S43:rings.S43 rings.Y43:rings.Y43 rings.AE43:rings.AE43 rings.AK43:rings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-6.981">
                <text:p>-6.981</text:p>
                <draw:g>
                  <svg:desc>rings.G52:rings.G52 rings.M52:rings.M52 rings.S52:rings.S52 rings.Y52:rings.Y52 rings.AE52:rings.AE52 rings.AK52:rings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cm" svg:y="0.143cm" chart:style-name="ch2">
          <text:p>Singlet HOMO TPSS</text:p>
        </chart:title>
        <chart:legend svg:x="6.761cm" svg:y="4.154cm" style:legend-expansion="custom" chartooo:width="5.546cm" chartooo:height="1.147cm" style:legend-expansion-aspect-ratio="4.83522231909329" chart:style-name="ch3"/>
        <chart:plot-area chart:style-name="ch4" table:cell-range-address="rings.D6:rings.D6 rings.J6:rings.J6 rings.P6:rings.P6 rings.V6:rings.V6 rings.AB6:rings.AB6 rings.AH6:rings.AH6 rings.D59:rings.D59 rings.G61:rings.G61 rings.M61:rings.M61 rings.S61:rings.S61 rings.Y61:rings.Y61 rings.AE61:rings.AE61 rings.AK61:rings.AK61 rings.D68:rings.D68 rings.G70:rings.G70 rings.M70:rings.M70 rings.S70:rings.S70 rings.Y70:rings.Y70 rings.AE70:rings.AE70 rings.AK70:rings.AK70" chart:data-source-has-labels="both" svg:x="0.758cm" svg:y="0.683cm" svg:width="11.54cm" svg:height="5.28cm">
          <chartooo:coordinate-region svg:x="1.3cm" svg:y="0.895cm" svg:width="10.998cm" svg:height="4.39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1:rings.G61 rings.M61:rings.M61 rings.S61:rings.S61 rings.Y61:rings.Y61 rings.AE61:rings.AE61 rings.AK61:rings.AK61" chart:label-cell-address="rings.D59:rings.D59" chart:class="chart:bar">
            <chart:data-point chart:repeated="6"/>
          </chart:series>
          <chart:series chart:style-name="ch10" chart:values-cell-range-address="rings.G70:rings.G70 rings.M70:rings.M70 rings.S70:rings.S70 rings.Y70:rings.Y70 rings.AE70:rings.AE70 rings.AK70:rings.AK70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-6.182">
                <text:p>-6.182</text:p>
                <draw:g>
                  <svg:desc>rings.G61:rings.G61 rings.M61:rings.M61 rings.S61:rings.S61 rings.Y61:rings.Y61 rings.AE61:rings.AE61 rings.AK61:rings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-7.17">
                <text:p>-7.17</text:p>
                <draw:g>
                  <svg:desc>rings.G70:rings.G70 rings.M70:rings.M70 rings.S70:rings.S70 rings.Y70:rings.Y70 rings.AE70:rings.AE70 rings.AK70:rings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5cm" xlink:href=".." xlink:type="simple" chart:class="chart:bar" chart:style-name="ch1">
        <chart:title svg:x="4.06cm" svg:y="0.133cm" chart:style-name="ch2">
          <text:p>Singlet HOMO TPSSH</text:p>
        </chart:title>
        <chart:legend svg:x="5.55cm" svg:y="4.277cm" style:legend-expansion="custom" chartooo:width="5.976cm" chartooo:height="0.986cm" style:legend-expansion-aspect-ratio="6.06085192697769" chart:style-name="ch3"/>
        <chart:plot-area chart:style-name="ch4" table:cell-range-address="rings.D6:rings.D6 rings.J6:rings.J6 rings.P6:rings.P6 rings.V6:rings.V6 rings.AB6:rings.AB6 rings.AH6:rings.AH6 rings.D77:rings.D77 rings.G79:rings.G79 rings.M79:rings.M79 rings.S79:rings.S79 rings.Y79:rings.Y79 rings.AE79:rings.AE79 rings.AK79:rings.AK79 rings.D86:rings.D86 rings.G88:rings.G88 rings.M88:rings.M88 rings.S88:rings.S88 rings.Y88:rings.Y88 rings.AE88:rings.AE88 rings.AK88:rings.AK88" chart:data-source-has-labels="both" svg:x="0.757cm" svg:y="0.683cm" svg:width="11.541cm" svg:height="5.287cm">
          <chartooo:coordinate-region svg:x="1.299cm" svg:y="0.895cm" svg:width="10.999cm" svg:height="4.402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2cm" chart:style-name="ch7">
              <text:p>eV</text:p>
            </chart:title>
            <chart:grid chart:style-name="ch8" chart:class="major"/>
          </chart:axis>
          <chart:series chart:style-name="ch9" chart:values-cell-range-address="rings.G79:rings.G79 rings.M79:rings.M79 rings.S79:rings.S79 rings.Y79:rings.Y79 rings.AE79:rings.AE79 rings.AK79:rings.AK79" chart:label-cell-address="rings.D77:rings.D77" chart:class="chart:bar">
            <chart:data-point chart:repeated="6"/>
          </chart:series>
          <chart:series chart:style-name="ch10" chart:values-cell-range-address="rings.G88:rings.G88 rings.M88:rings.M88 rings.S88:rings.S88 rings.Y88:rings.Y88 rings.AE88:rings.AE88 rings.AK88:rings.AK88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-6.61">
                <text:p>-6.61</text:p>
                <draw:g>
                  <svg:desc>rings.G79:rings.G79 rings.M79:rings.M79 rings.S79:rings.S79 rings.Y79:rings.Y79 rings.AE79:rings.AE79 rings.AK79:rings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-7.47">
                <text:p>-7.47</text:p>
                <draw:g>
                  <svg:desc>rings.G88:rings.G88 rings.M88:rings.M88 rings.S88:rings.S88 rings.Y88:rings.Y88 rings.AE88:rings.AE88 rings.AK88:rings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cm" xlink:href=".." xlink:type="simple" chart:class="chart:bar" chart:style-name="ch1">
        <chart:title svg:x="5.043cm" svg:y="0.141cm" chart:style-name="ch2">
          <text:p>Triplet-Singlet HF</text:p>
        </chart:title>
        <chart:legend svg:x="1.372cm" svg:y="4.508cm" style:legend-expansion="custom" chartooo:width="7.941cm" chartooo:height="0.823cm" style:legend-expansion-aspect-ratio="9.6488456865127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0:'Long chains'.G10 'Long chains'.M10:'Long chains'.M10 'Long chains'.S10:'Long chains'.S10 'Long chains'.Y10:'Long chains'.Y10 'Long chains'.AE10:'Long chains'.AE10 'Long chains'.A14:'Long chains'.A14 'Long chains'.G19:'Long chains'.G19 'Long chains'.M19:'Long chains'.M19 'Long chains'.S19:'Long chains'.S19 'Long chains'.Y19:'Long chains'.Y19 'Long chains'.AE19:'Long chains'.AE19" chart:data-source-has-labels="both" svg:x="0.755cm" svg:y="0.68cm" svg:width="11.541cm" svg:height="5.367cm">
          <chartooo:coordinate-region svg:x="1.297cm" svg:y="0.892cm" svg:width="10.999cm" svg:height="4.48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10:'Long chains'.G10 'Long chains'.M10:'Long chains'.M10 'Long chains'.S10:'Long chains'.S10 'Long chains'.Y10:'Long chains'.Y10 'Long chains'.AE10:'Long chains'.AE10" chart:label-cell-address="'Long chains'.A5:'Long chains'.A5" chart:class="chart:bar">
            <chart:data-point chart:repeated="5"/>
          </chart:series>
          <chart:series chart:style-name="ch10" chart:values-cell-range-address="'Long chains'.G19:'Long chains'.G19 'Long chains'.M19:'Long chains'.M19 'Long chains'.S19:'Long chains'.S19 'Long chains'.Y19:'Long chains'.Y19 'Long chains'.AE19:'Long chains'.AE19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0.747617651445489">
                <text:p>0.747617651445489</text:p>
                <draw:g>
                  <svg:desc>'Long chains'.G10:'Long chains'.G10 'Long chains'.M10:'Long chains'.M10 'Long chains'.S10:'Long chains'.S10 'Long chains'.Y10:'Long chains'.Y10 'Long chains'.AE10:'Long chain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chains'.G19:'Long chains'.G19 'Long chains'.M19:'Long chains'.M19 'Long chains'.S19:'Long chains'.S19 'Long chains'.Y19:'Long chains'.Y19 'Long chains'.AE19:'Long chain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5cm" xlink:href=".." xlink:type="simple" chart:class="chart:bar" chart:style-name="ch1">
        <chart:title svg:x="4.347cm" svg:y="0.142cm" chart:style-name="ch2">
          <text:p>Triplet-Singlet PBE0</text:p>
        </chart:title>
        <chart:legend svg:x="4.229cm" svg:y="0.9cm" style:legend-expansion="custom" chartooo:width="8.022cm" chartooo:height="0.714cm" style:legend-expansion-aspect-ratio="11.235294117647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8:'Long chains'.G28 'Long chains'.M28:'Long chains'.M28 'Long chains'.S28:'Long chains'.S28 'Long chains'.Y28:'Long chains'.Y28 'Long chains'.AE28:'Long chains'.AE28 'Long chains'.A32:'Long chains'.A32 'Long chains'.G37:'Long chains'.G37 'Long chains'.M37:'Long chains'.M37 'Long chains'.S37:'Long chains'.S37 'Long chains'.Y37:'Long chains'.Y37 'Long chains'.AE37:'Long chains'.AE37" chart:data-source-has-labels="both" svg:x="0.465cm" svg:y="0.653cm" svg:width="11.832cm" svg:height="5.243cm">
          <chartooo:coordinate-region svg:x="1.298cm" svg:y="0.865cm" svg:width="10.999cm" svg:height="4.358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cm" chart:style-name="ch7">
              <text:p>eV</text:p>
            </chart:title>
            <chart:grid chart:style-name="ch8" chart:class="major"/>
          </chart:axis>
          <chart:series chart:style-name="ch9" chart:values-cell-range-address="'Long chains'.G28:'Long chains'.G28 'Long chains'.M28:'Long chains'.M28 'Long chains'.S28:'Long chains'.S28 'Long chains'.Y28:'Long chains'.Y28 'Long chains'.AE28:'Long chains'.AE28" chart:label-cell-address="'Long chains'.A23:'Long chains'.A23" chart:class="chart:bar">
            <chart:data-point chart:repeated="5"/>
          </chart:series>
          <chart:series chart:style-name="ch10" chart:values-cell-range-address="'Long chains'.G37:'Long chains'.G37 'Long chains'.M37:'Long chains'.M37 'Long chains'.S37:'Long chains'.S37 'Long chains'.Y37:'Long chains'.Y37 'Long chains'.AE37:'Long chains'.AE37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1.17203776250713">
                <text:p>1.17203776250713</text:p>
                <draw:g>
                  <svg:desc>'Long chains'.G28:'Long chains'.G28 'Long chains'.M28:'Long chains'.M28 'Long chains'.S28:'Long chains'.S28 'Long chains'.Y28:'Long chains'.Y28 'Long chains'.AE28:'Long chain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1.0782409827352">
                <text:p>1.0782409827352</text:p>
                <draw:g>
                  <svg:desc>'Long chains'.G37:'Long chains'.G37 'Long chains'.M37:'Long chains'.M37 'Long chains'.S37:'Long chains'.S37 'Long chains'.Y37:'Long chains'.Y37 'Long chains'.AE37:'Long chain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463cm" svg:y="0.143cm" chart:style-name="ch2">
          <text:p>Triplet-Singlet PBE</text:p>
        </chart:title>
        <chart:legend svg:x="4.679cm" svg:y="0.958cm" style:legend-expansion="custom" chartooo:width="7.572cm" chartooo:height="0.729cm" style:legend-expansion-aspect-ratio="10.3868312757202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6:'Long chains'.G46 'Long chains'.M46:'Long chains'.M46 'Long chains'.S46:'Long chains'.S46 'Long chains'.Y46:'Long chains'.Y46 'Long chains'.AE46:'Long chains'.AE46 'Long chains'.A50:'Long chains'.A50 'Long chains'.G55:'Long chains'.G55 'Long chains'.M55:'Long chains'.M55 'Long chains'.S55:'Long chains'.S55 'Long chains'.Y55:'Long chains'.Y55 'Long chains'.AE55:'Long chains'.AE55" chart:data-source-has-labels="both" svg:x="0.465cm" svg:y="0.683cm" svg:width="11.832cm" svg:height="5.379cm">
          <chartooo:coordinate-region svg:x="1.298cm" svg:y="0.896cm" svg:width="10.999cm" svg:height="4.49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8cm" chart:style-name="ch7">
              <text:p>eV</text:p>
            </chart:title>
            <chart:grid chart:style-name="ch8" chart:class="major"/>
          </chart:axis>
          <chart:series chart:style-name="ch9" chart:values-cell-range-address="'Long chains'.G46:'Long chains'.G46 'Long chains'.M46:'Long chains'.M46 'Long chains'.S46:'Long chains'.S46 'Long chains'.Y46:'Long chains'.Y46 'Long chains'.AE46:'Long chains'.AE46" chart:label-cell-address="'Long chains'.A41:'Long chains'.A41" chart:class="chart:bar">
            <chart:data-point chart:repeated="5"/>
          </chart:series>
          <chart:series chart:style-name="ch10" chart:values-cell-range-address="'Long chains'.G55:'Long chains'.G55 'Long chains'.M55:'Long chains'.M55 'Long chains'.S55:'Long chains'.S55 'Long chains'.Y55:'Long chains'.Y55 'Long chains'.AE55:'Long chains'.AE55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chains'.G46:'Long chains'.G46 'Long chains'.M46:'Long chains'.M46 'Long chains'.S46:'Long chains'.S46 'Long chains'.Y46:'Long chains'.Y46 'Long chains'.AE46:'Long chain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0.80854614001967">
                <text:p>0.80854614001967</text:p>
                <draw:g>
                  <svg:desc>'Long chains'.G55:'Long chains'.G55 'Long chains'.M55:'Long chains'.M55 'Long chains'.S55:'Long chains'.S55 'Long chains'.Y55:'Long chains'.Y55 'Long chains'.AE55:'Long chain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1cm" svg:y="0.141cm" chart:style-name="ch2">
          <text:p>Triplet-Singlet TPSS</text:p>
        </chart:title>
        <chart:legend svg:x="4.785cm" svg:y="0.852cm" style:legend-expansion="custom" chartooo:width="7.464cm" chartooo:height="0.887cm" style:legend-expansion-aspect-ratio="8.4148816234498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4:'Long chains'.G64 'Long chains'.M64:'Long chains'.M64 'Long chains'.S64:'Long chains'.S64 'Long chains'.Y64:'Long chains'.Y64 'Long chains'.AE64:'Long chains'.AE64 'Long chains'.A68:'Long chains'.A68 'Long chains'.G73:'Long chains'.G73 'Long chains'.M73:'Long chains'.M73 'Long chains'.S73:'Long chains'.S73 'Long chains'.Y73:'Long chains'.Y73 'Long chains'.AE73:'Long chains'.AE73" chart:data-source-has-labels="both" svg:x="0.465cm" svg:y="0.681cm" svg:width="11.832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4:'Long chains'.G64 'Long chains'.M64:'Long chains'.M64 'Long chains'.S64:'Long chains'.S64 'Long chains'.Y64:'Long chains'.Y64 'Long chains'.AE64:'Long chains'.AE64" chart:label-cell-address="'Long chains'.A59:'Long chains'.A59" chart:class="chart:bar">
            <chart:data-point chart:repeated="5"/>
          </chart:series>
          <chart:series chart:style-name="ch10" chart:values-cell-range-address="'Long chains'.G73:'Long chains'.G73 'Long chains'.M73:'Long chains'.M73 'Long chains'.S73:'Long chains'.S73 'Long chains'.Y73:'Long chains'.Y73 'Long chains'.AE73:'Long chains'.AE73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chains'.G64:'Long chains'.G64 'Long chains'.M64:'Long chains'.M64 'Long chains'.S64:'Long chains'.S64 'Long chains'.Y64:'Long chains'.Y64 'Long chains'.AE64:'Long chain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chains'.G73:'Long chains'.G73 'Long chains'.M73:'Long chains'.M73 'Long chains'.S73:'Long chains'.S73 'Long chains'.Y73:'Long chains'.Y73 'Long chains'.AE73:'Long chain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4cm" xlink:href=".." xlink:type="simple" chart:class="chart:bar" chart:style-name="ch1">
        <chart:title svg:x="4.592cm" svg:y="0.142cm" chart:style-name="ch2">
          <text:p>Triplet-Singlet TPSSH</text:p>
        </chart:title>
        <chart:legend svg:x="4.74cm" svg:y="0.946cm" style:legend-expansion="custom" chartooo:width="7.464cm" chartooo:height="0.575cm" style:legend-expansion-aspect-ratio="12.980869565217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2:'Long chains'.G82 'Long chains'.M82:'Long chains'.M82 'Long chains'.S82:'Long chains'.S82 'Long chains'.Y82:'Long chains'.Y82 'Long chains'.AE82:'Long chains'.AE82 'Long chains'.A86:'Long chains'.A86 'Long chains'.G91:'Long chains'.G91 'Long chains'.M91:'Long chains'.M91 'Long chains'.S91:'Long chains'.S91 'Long chains'.Y91:'Long chains'.Y91 'Long chains'.AE91:'Long chains'.AE91" chart:data-source-has-labels="both" svg:x="0.465cm" svg:y="0.679cm" svg:width="11.832cm" svg:height="5.375cm">
          <chartooo:coordinate-region svg:x="1.298cm" svg:y="0.891cm" svg:width="10.999cm" svg:height="4.4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8cm" svg:y="3.243cm" chart:style-name="ch7">
              <text:p>eV</text:p>
            </chart:title>
            <chart:grid chart:style-name="ch8" chart:class="major"/>
          </chart:axis>
          <chart:series chart:style-name="ch9" chart:values-cell-range-address="'Long chains'.G82:'Long chains'.G82 'Long chains'.M82:'Long chains'.M82 'Long chains'.S82:'Long chains'.S82 'Long chains'.Y82:'Long chains'.Y82 'Long chains'.AE82:'Long chains'.AE82" chart:label-cell-address="'Long chains'.A77:'Long chains'.A77" chart:class="chart:bar">
            <chart:data-point chart:repeated="5"/>
          </chart:series>
          <chart:series chart:style-name="ch10" chart:values-cell-range-address="'Long chains'.G91:'Long chains'.G91 'Long chains'.M91:'Long chains'.M91 'Long chains'.S91:'Long chains'.S91 'Long chains'.Y91:'Long chains'.Y91 'Long chains'.AE91:'Long chains'.AE91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1.01238340492408">
                <text:p>1.01238340492408</text:p>
                <draw:g>
                  <svg:desc>'Long chains'.G82:'Long chains'.G82 'Long chains'.M82:'Long chains'.M82 'Long chains'.S82:'Long chains'.S82 'Long chains'.Y82:'Long chains'.Y82 'Long chains'.AE82:'Long chain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chains'.G91:'Long chains'.G91 'Long chains'.M91:'Long chains'.M91 'Long chains'.S91:'Long chains'.S91 'Long chains'.Y91:'Long chains'.Y91 'Long chains'.AE91:'Long chain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" xlink:type="simple" chart:class="chart:bar" chart:style-name="ch1">
        <chart:title svg:x="4.5cm" svg:y="0.137cm" chart:style-name="ch2">
          <text:p>Singlet HOMO HF</text:p>
        </chart:title>
        <chart:legend svg:x="6.826cm" svg:y="3.959cm" style:legend-expansion="custom" chartooo:width="5.47cm" chartooo:height="1.433cm" style:legend-expansion-aspect-ratio="3.81716678297278" chart:style-name="ch3"/>
        <chart:plot-area chart:style-name="ch4" chart:data-source-has-labels="both" svg:x="0.571cm" svg:y="0.684cm" svg:width="11.725cm" svg:height="5.379cm">
          <chartooo:coordinate-region svg:x="1.298cm" svg:y="0.896cm" svg:width="10.998cm" svg:height="4.49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49cm" svg:y="3.49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594cm" svg:y="0.131cm" chart:style-name="ch2">
          <text:p>Triplet-Cation HF</text:p>
        </chart:title>
        <chart:legend svg:x="4.597cm" svg:y="0.91cm" style:legend-expansion="custom" chartooo:width="7.672cm" chartooo:height="0.834cm" style:legend-expansion-aspect-ratio="9.1990407673860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2:'Long chains'.G12 'Long chains'.M12:'Long chains'.M12 'Long chains'.S12:'Long chains'.S12 'Long chains'.Y12:'Long chains'.Y12 'Long chains'.AE12:'Long chains'.AE12 'Long chains'.A14:'Long chains'.A14 'Long chains'.G21:'Long chains'.G21 'Long chains'.M21:'Long chains'.M21 'Long chains'.S21:'Long chains'.S21 'Long chains'.Y21:'Long chains'.Y21 'Long chains'.AE21:'Long chains'.AE21" chart:data-source-has-labels="both" svg:x="0.756cm" svg:y="0.68cm" svg:width="11.541cm" svg:height="5.369cm">
          <chartooo:coordinate-region svg:x="1.298cm" svg:y="0.892cm" svg:width="10.999cm" svg:height="4.48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12:'Long chains'.G12 'Long chains'.M12:'Long chains'.M12 'Long chains'.S12:'Long chains'.S12 'Long chains'.Y12:'Long chains'.Y12 'Long chains'.AE12:'Long chains'.AE12" chart:label-cell-address="'Long chains'.A5:'Long chains'.A5" chart:class="chart:bar">
            <chart:data-point chart:repeated="5"/>
          </chart:series>
          <chart:series chart:style-name="ch10" chart:values-cell-range-address="'Long chains'.G21:'Long chains'.G21 'Long chains'.M21:'Long chains'.M21 'Long chains'.S21:'Long chains'.S21 'Long chains'.Y21:'Long chains'.Y21 'Long chains'.AE21:'Long chains'.AE21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4.97203953049093">
                <text:p>4.97203953049093</text:p>
                <draw:g>
                  <svg:desc>'Long chains'.G12:'Long chains'.G12 'Long chains'.M12:'Long chains'.M12 'Long chains'.S12:'Long chains'.S12 'Long chains'.Y12:'Long chains'.Y12 'Long chains'.AE12:'Long chain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5.07871670210378">
                <text:p>5.07871670210378</text:p>
                <draw:g>
                  <svg:desc>'Long chains'.G21:'Long chains'.G21 'Long chains'.M21:'Long chains'.M21 'Long chains'.S21:'Long chains'.S21 'Long chains'.Y21:'Long chains'.Y21 'Long chains'.AE21:'Long chain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1cm" xlink:href=".." xlink:type="simple" chart:class="chart:bar" chart:style-name="ch1">
        <chart:title svg:x="4.368cm" svg:y="0.143cm" chart:style-name="ch2">
          <text:p>Triplet-Cation PBE0</text:p>
        </chart:title>
        <chart:legend svg:x="4.598cm" svg:y="0.866cm" style:legend-expansion="custom" chartooo:width="7.617cm" chartooo:height="0.64cm" style:legend-expansion-aspect-ratio="11.901562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30:'Long chains'.G30 'Long chains'.M30:'Long chains'.M30 'Long chains'.S30:'Long chains'.S30 'Long chains'.Y30:'Long chains'.Y30 'Long chains'.AE30:'Long chains'.AE30 'Long chains'.A32:'Long chains'.A32 'Long chains'.G39:'Long chains'.G39 'Long chains'.M39:'Long chains'.M39 'Long chains'.S39:'Long chains'.S39 'Long chains'.Y39:'Long chains'.Y39 'Long chains'.AE39:'Long chains'.AE39" chart:data-source-has-labels="both" svg:x="0.863cm" svg:y="0.654cm" svg:width="11.435cm" svg:height="5.132cm">
          <chartooo:coordinate-region svg:x="1.299cm" svg:y="0.866cm" svg:width="10.999cm" svg:height="4.24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476cm" chart:style-name="ch7">
              <text:p>eV</text:p>
            </chart:title>
            <chart:grid chart:style-name="ch8" chart:class="major"/>
          </chart:axis>
          <chart:series chart:style-name="ch9" chart:values-cell-range-address="'Long chains'.G30:'Long chains'.G30 'Long chains'.M30:'Long chains'.M30 'Long chains'.S30:'Long chains'.S30 'Long chains'.Y30:'Long chains'.Y30 'Long chains'.AE30:'Long chains'.AE30" chart:label-cell-address="'Long chains'.A23:'Long chains'.A23" chart:class="chart:bar">
            <chart:data-point chart:repeated="5"/>
          </chart:series>
          <chart:series chart:style-name="ch10" chart:values-cell-range-address="'Long chains'.G39:'Long chains'.G39 'Long chains'.M39:'Long chains'.M39 'Long chains'.S39:'Long chains'.S39 'Long chains'.Y39:'Long chains'.Y39 'Long chains'.AE39:'Long chains'.AE39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6.00606070182366">
                <text:p>6.00606070182366</text:p>
                <draw:g>
                  <svg:desc>'Long chains'.G30:'Long chains'.G30 'Long chains'.M30:'Long chains'.M30 'Long chains'.S30:'Long chains'.S30 'Long chains'.Y30:'Long chains'.Y30 'Long chains'.AE30:'Long chain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6.41059230039415">
                <text:p>6.41059230039415</text:p>
                <draw:g>
                  <svg:desc>'Long chains'.G39:'Long chains'.G39 'Long chains'.M39:'Long chains'.M39 'Long chains'.S39:'Long chains'.S39 'Long chains'.Y39:'Long chains'.Y39 'Long chains'.AE39:'Long chain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9cm" svg:y="0.145cm" chart:style-name="ch2">
          <text:p>Triplet-Cation PBE</text:p>
        </chart:title>
        <chart:legend svg:x="5.579cm" svg:y="0.915cm" style:legend-expansion="custom" chartooo:width="6.686cm" chartooo:height="0.764cm" style:legend-expansion-aspect-ratio="8.751308900523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8:'Long chains'.G48 'Long chains'.M48:'Long chains'.M48 'Long chains'.S48:'Long chains'.S48 'Long chains'.Y48:'Long chains'.Y48 'Long chains'.AE48:'Long chains'.AE48 'Long chains'.A50:'Long chains'.A50 'Long chains'.G57:'Long chains'.G57 'Long chains'.M57:'Long chains'.M57 'Long chains'.S57:'Long chains'.S57 'Long chains'.Y57:'Long chains'.Y57 'Long chains'.AE57:'Long chains'.AE57" chart:data-source-has-labels="both" svg:x="0.862cm" svg:y="0.685cm" svg:width="11.435cm" svg:height="5.381cm">
          <chartooo:coordinate-region svg:x="1.298cm" svg:y="0.897cm" svg:width="10.999cm" svg:height="4.49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31cm" chart:style-name="ch7">
              <text:p>eV</text:p>
            </chart:title>
            <chart:grid chart:style-name="ch8" chart:class="major"/>
          </chart:axis>
          <chart:series chart:style-name="ch9" chart:values-cell-range-address="'Long chains'.G48:'Long chains'.G48 'Long chains'.M48:'Long chains'.M48 'Long chains'.S48:'Long chains'.S48 'Long chains'.Y48:'Long chains'.Y48 'Long chains'.AE48:'Long chains'.AE48" chart:label-cell-address="'Long chains'.A41:'Long chains'.A41" chart:class="chart:bar">
            <chart:data-point chart:repeated="5"/>
          </chart:series>
          <chart:series chart:style-name="ch10" chart:values-cell-range-address="'Long chains'.G57:'Long chains'.G57 'Long chains'.M57:'Long chains'.M57 'Long chains'.S57:'Long chains'.S57 'Long chains'.Y57:'Long chains'.Y57 'Long chains'.AE57:'Long chains'.AE57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5.78398252750271">
                <text:p>5.78398252750271</text:p>
                <draw:g>
                  <svg:desc>'Long chains'.G48:'Long chains'.G48 'Long chains'.M48:'Long chains'.M48 'Long chains'.S48:'Long chains'.S48 'Long chains'.Y48:'Long chains'.Y48 'Long chains'.AE48:'Long chain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6.38442270647085">
                <text:p>6.38442270647085</text:p>
                <draw:g>
                  <svg:desc>'Long chains'.G57:'Long chains'.G57 'Long chains'.M57:'Long chains'.M57 'Long chains'.S57:'Long chains'.S57 'Long chains'.Y57:'Long chains'.Y57 'Long chains'.AE57:'Long chain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3cm" xlink:href=".." xlink:type="simple" chart:class="chart:bar" chart:style-name="ch1">
        <chart:title svg:x="4.37cm" svg:y="0.143cm" chart:style-name="ch2">
          <text:p>Triplet-Cation TPSS</text:p>
        </chart:title>
        <chart:legend svg:x="5.579cm" svg:y="0.892cm" style:legend-expansion="custom" chartooo:width="6.851cm" chartooo:height="0.67cm" style:legend-expansion-aspect-ratio="10.225373134328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6:'Long chains'.G66 'Long chains'.M66:'Long chains'.M66 'Long chains'.S66:'Long chains'.S66 'Long chains'.Y66:'Long chains'.Y66 'Long chains'.AE66:'Long chains'.AE66 'Long chains'.A68:'Long chains'.A68 'Long chains'.G75:'Long chains'.G75 'Long chains'.M75:'Long chains'.M75 'Long chains'.S75:'Long chains'.S75 'Long chains'.Y75:'Long chains'.Y75 'Long chains'.AE75:'Long chains'.AE75" chart:data-source-has-labels="both" svg:x="0.862cm" svg:y="0.68cm" svg:width="11.435cm" svg:height="5.368cm">
          <chartooo:coordinate-region svg:x="1.298cm" svg:y="0.892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66:'Long chains'.G66 'Long chains'.M66:'Long chains'.M66 'Long chains'.S66:'Long chains'.S66 'Long chains'.Y66:'Long chains'.Y66 'Long chains'.AE66:'Long chains'.AE66" chart:label-cell-address="'Long chains'.A59:'Long chains'.A59" chart:class="chart:bar">
            <chart:data-point chart:repeated="5"/>
          </chart:series>
          <chart:series chart:style-name="ch10" chart:values-cell-range-address="'Long chains'.G75:'Long chains'.G75 'Long chains'.M75:'Long chains'.M75 'Long chains'.S75:'Long chains'.S75 'Long chains'.Y75:'Long chains'.Y75 'Long chains'.AE75:'Long chains'.AE75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5.70574859704176">
                <text:p>5.70574859704176</text:p>
                <draw:g>
                  <svg:desc>'Long chains'.G66:'Long chains'.G66 'Long chains'.M66:'Long chains'.M66 'Long chains'.S66:'Long chains'.S66 'Long chains'.Y66:'Long chains'.Y66 'Long chains'.AE66:'Long chain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6.45966947865218">
                <text:p>6.45966947865218</text:p>
                <draw:g>
                  <svg:desc>'Long chains'.G75:'Long chains'.G75 'Long chains'.M75:'Long chains'.M75 'Long chains'.S75:'Long chains'.S75 'Long chains'.Y75:'Long chains'.Y75 'Long chains'.AE75:'Long chain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cm" xlink:href=".." xlink:type="simple" chart:class="chart:bar" chart:style-name="ch1">
        <chart:title svg:x="4.218cm" svg:y="0.145cm" chart:style-name="ch2">
          <text:p>Triplet-Cation TPSSH</text:p>
        </chart:title>
        <chart:legend svg:x="5.331cm" svg:y="0.778cm" style:legend-expansion="custom" chartooo:width="7.018cm" chartooo:height="0.822cm" style:legend-expansion-aspect-ratio="8.5377128953771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4:'Long chains'.G84 'Long chains'.M84:'Long chains'.M84 'Long chains'.S84:'Long chains'.S84 'Long chains'.Y84:'Long chains'.Y84 'Long chains'.AE84:'Long chains'.AE84 'Long chains'.A86:'Long chains'.A86 'Long chains'.G93:'Long chains'.G93 'Long chains'.M93:'Long chains'.M93 'Long chains'.S93:'Long chains'.S93 'Long chains'.Y93:'Long chains'.Y93 'Long chains'.AE93:'Long chains'.AE93" chart:data-source-has-labels="both" svg:x="0.863cm" svg:y="0.683cm" svg:width="11.435cm" svg:height="5.372cm">
          <chartooo:coordinate-region svg:x="1.299cm" svg:y="0.895cm" svg:width="10.999cm" svg:height="4.48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625cm" chart:style-name="ch7">
              <text:p>eV</text:p>
            </chart:title>
            <chart:grid chart:style-name="ch8" chart:class="major"/>
          </chart:axis>
          <chart:series chart:style-name="ch9" chart:values-cell-range-address="'Long chains'.G84:'Long chains'.G84 'Long chains'.M84:'Long chains'.M84 'Long chains'.S84:'Long chains'.S84 'Long chains'.Y84:'Long chains'.Y84 'Long chains'.AE84:'Long chains'.AE84" chart:label-cell-address="'Long chains'.A77:'Long chains'.A77" chart:class="chart:bar">
            <chart:data-point chart:repeated="5"/>
          </chart:series>
          <chart:series chart:style-name="ch10" chart:values-cell-range-address="'Long chains'.G93:'Long chains'.G93 'Long chains'.M93:'Long chains'.M93 'Long chains'.S93:'Long chains'.S93 'Long chains'.Y93:'Long chains'.Y93 'Long chains'.AE93:'Long chains'.AE93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5.80016153235647">
                <text:p>5.80016153235647</text:p>
                <draw:g>
                  <svg:desc>'Long chains'.G84:'Long chains'.G84 'Long chains'.M84:'Long chains'.M84 'Long chains'.S84:'Long chains'.S84 'Long chains'.Y84:'Long chains'.Y84 'Long chains'.AE84:'Long chain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6.44337697100481">
                <text:p>6.44337697100481</text:p>
                <draw:g>
                  <svg:desc>'Long chains'.G93:'Long chains'.G93 'Long chains'.M93:'Long chains'.M93 'Long chains'.S93:'Long chains'.S93 'Long chains'.Y93:'Long chains'.Y93 'Long chains'.AE93:'Long chain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1cm" xlink:href=".." xlink:type="simple" chart:class="chart:bar" chart:style-name="ch1">
        <chart:title svg:x="4.63cm" svg:y="0.133cm" chart:style-name="ch2">
          <text:p>Singlet HOMO HF</text:p>
        </chart:title>
        <chart:legend svg:x="5.039cm" svg:y="4.653cm" style:legend-expansion="custom" chartooo:width="7.309cm" chartooo:height="0.7cm" style:legend-expansion-aspect-ratio="10.441428571428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7:'Long chains'.G7 'Long chains'.M7:'Long chains'.M7 'Long chains'.S7:'Long chains'.S7 'Long chains'.Y7:'Long chains'.Y7 'Long chains'.AE7:'Long chains'.AE7 'Long chains'.A14:'Long chains'.A14 'Long chains'.G16:'Long chains'.G16 'Long chains'.M16:'Long chains'.M16 'Long chains'.S16:'Long chains'.S16 'Long chains'.Y16:'Long chains'.Y16 'Long chains'.AE16:'Long chains'.AE16" chart:data-source-has-labels="both" svg:x="0.756cm" svg:y="0.679cm" svg:width="11.541cm" svg:height="5.368cm">
          <chartooo:coordinate-region svg:x="1.298cm" svg:y="0.891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7:'Long chains'.G7 'Long chains'.M7:'Long chains'.M7 'Long chains'.S7:'Long chains'.S7 'Long chains'.Y7:'Long chains'.Y7 'Long chains'.AE7:'Long chains'.AE7" chart:label-cell-address="'Long chains'.A5:'Long chains'.A5" chart:class="chart:bar">
            <chart:data-point chart:repeated="5"/>
          </chart:series>
          <chart:series chart:style-name="ch10" chart:values-cell-range-address="'Long chains'.G16:'Long chains'.G16 'Long chains'.M16:'Long chains'.M16 'Long chains'.S16:'Long chains'.S16 'Long chains'.Y16:'Long chains'.Y16 'Long chains'.AE16:'Long chains'.AE16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-6.798">
                <text:p>-6.798</text:p>
                <draw:g>
                  <svg:desc>'Long chains'.G7:'Long chains'.G7 'Long chains'.M7:'Long chains'.M7 'Long chains'.S7:'Long chains'.S7 'Long chains'.Y7:'Long chains'.Y7 'Long chains'.AE7:'Long chain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-6.867">
                <text:p>-6.867</text:p>
                <draw:g>
                  <svg:desc>'Long chains'.G16:'Long chains'.G16 'Long chains'.M16:'Long chains'.M16 'Long chains'.S16:'Long chains'.S16 'Long chains'.Y16:'Long chains'.Y16 'Long chains'.AE16:'Long chain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3cm" xlink:href=".." xlink:type="simple" chart:class="chart:bar" chart:style-name="ch1">
        <chart:title svg:x="4.337cm" svg:y="0.138cm" chart:style-name="ch2">
          <text:p>Singlet HOMO PBE0</text:p>
        </chart:title>
        <chart:legend svg:x="4.184cm" svg:y="4.397cm" style:legend-expansion="custom" chartooo:width="8.067cm" chartooo:height="0.974cm" style:legend-expansion-aspect-ratio="8.28234086242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5:'Long chains'.G25 'Long chains'.M25:'Long chains'.M25 'Long chains'.S25:'Long chains'.S25 'Long chains'.Y25:'Long chains'.Y25 'Long chains'.AE25:'Long chains'.AE25 'Long chains'.A32:'Long chains'.A32 'Long chains'.G34:'Long chains'.G34 'Long chains'.M34:'Long chains'.M34 'Long chains'.S34:'Long chains'.S34 'Long chains'.Y34:'Long chains'.Y34 'Long chains'.AE34:'Long chains'.AE34" chart:data-source-has-labels="both" svg:x="0.465cm" svg:y="0.655cm" svg:width="11.832cm" svg:height="5.242cm">
          <chartooo:coordinate-region svg:x="1.298cm" svg:y="0.867cm" svg:width="10.999cm" svg:height="4.3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2cm" chart:style-name="ch7">
              <text:p>eV</text:p>
            </chart:title>
            <chart:grid chart:style-name="ch8" chart:class="major"/>
          </chart:axis>
          <chart:series chart:style-name="ch9" chart:values-cell-range-address="'Long chains'.G25:'Long chains'.G25 'Long chains'.M25:'Long chains'.M25 'Long chains'.S25:'Long chains'.S25 'Long chains'.Y25:'Long chains'.Y25 'Long chains'.AE25:'Long chains'.AE25" chart:label-cell-address="'Long chains'.A23:'Long chains'.A23" chart:class="chart:bar">
            <chart:data-point chart:repeated="5"/>
          </chart:series>
          <chart:series chart:style-name="ch10" chart:values-cell-range-address="'Long chains'.G34:'Long chains'.G34 'Long chains'.M34:'Long chains'.M34 'Long chains'.S34:'Long chains'.S34 'Long chains'.Y34:'Long chains'.Y34 'Long chains'.AE34:'Long chains'.AE34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-5.065">
                <text:p>-5.065</text:p>
                <draw:g>
                  <svg:desc>'Long chains'.G25:'Long chains'.G25 'Long chains'.M25:'Long chains'.M25 'Long chains'.S25:'Long chains'.S25 'Long chains'.Y25:'Long chains'.Y25 'Long chains'.AE25:'Long chain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5.404">
                <text:p>-5.404</text:p>
                <draw:g>
                  <svg:desc>'Long chains'.G34:'Long chains'.G34 'Long chains'.M34:'Long chains'.M34 'Long chains'.S34:'Long chains'.S34 'Long chains'.Y34:'Long chains'.Y34 'Long chains'.AE34:'Long chain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61cm" svg:y="0.142cm" chart:style-name="ch2">
          <text:p>Singlet HOMO PBE</text:p>
        </chart:title>
        <chart:legend svg:x="5.084cm" svg:y="4.673cm" style:legend-expansion="custom" chartooo:width="7.168cm" chartooo:height="0.648cm" style:legend-expansion-aspect-ratio="11.0617283950617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3:'Long chains'.G43 'Long chains'.M43:'Long chains'.M43 'Long chains'.S43:'Long chains'.S43 'Long chains'.Y43:'Long chains'.Y43 'Long chains'.AE43:'Long chains'.AE43 'Long chains'.A32:'Long chains'.A32 'Long chains'.G52:'Long chains'.G52 'Long chains'.M52:'Long chains'.M52 'Long chains'.S52:'Long chains'.S52 'Long chains'.Y52:'Long chains'.Y52 'Long chains'.AE52:'Long chains'.AE52" chart:data-source-has-labels="both" svg:x="0.756cm" svg:y="0.683cm" svg:width="11.541cm" svg:height="5.38cm">
          <chartooo:coordinate-region svg:x="1.298cm" svg:y="0.895cm" svg:width="10.999cm" svg:height="4.495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9cm" chart:style-name="ch7">
              <text:p>eV</text:p>
            </chart:title>
            <chart:grid chart:style-name="ch8" chart:class="major"/>
          </chart:axis>
          <chart:series chart:style-name="ch9" chart:values-cell-range-address="'Long chains'.G43:'Long chains'.G43 'Long chains'.M43:'Long chains'.M43 'Long chains'.S43:'Long chains'.S43 'Long chains'.Y43:'Long chains'.Y43 'Long chains'.AE43:'Long chains'.AE43" chart:label-cell-address="'Long chains'.A41:'Long chains'.A41" chart:class="chart:bar">
            <chart:data-point chart:repeated="5"/>
          </chart:series>
          <chart:series chart:style-name="ch10" chart:values-cell-range-address="'Long chains'.G52:'Long chains'.G52 'Long chains'.M52:'Long chains'.M52 'Long chains'.S52:'Long chains'.S52 'Long chains'.Y52:'Long chains'.Y52 'Long chains'.AE52:'Long chains'.AE52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-4.375">
                <text:p>-4.375</text:p>
                <draw:g>
                  <svg:desc>'Long chains'.G43:'Long chains'.G43 'Long chains'.M43:'Long chains'.M43 'Long chains'.S43:'Long chains'.S43 'Long chains'.Y43:'Long chains'.Y43 'Long chains'.AE43:'Long chain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4.894">
                <text:p>-4.894</text:p>
                <draw:g>
                  <svg:desc>'Long chains'.G52:'Long chains'.G52 'Long chains'.M52:'Long chains'.M52 'Long chains'.S52:'Long chains'.S52 'Long chains'.Y52:'Long chains'.Y52 'Long chains'.AE52:'Long chain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cm" svg:y="0.142cm" chart:style-name="ch2">
          <text:p>Singlet HOMO TPSS</text:p>
        </chart:title>
        <chart:legend svg:x="5.598cm" svg:y="4.56cm" style:legend-expansion="custom" chartooo:width="6.742cm" chartooo:height="0.746cm" style:legend-expansion-aspect-ratio="9.0375335120643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1:'Long chains'.G61 'Long chains'.M61:'Long chains'.M61 'Long chains'.S61:'Long chains'.S61 'Long chains'.Y61:'Long chains'.Y61 'Long chains'.AE61:'Long chains'.AE61 'Long chains'.A68:'Long chains'.A68 'Long chains'.G70:'Long chains'.G70 'Long chains'.M70:'Long chains'.M70 'Long chains'.S70:'Long chains'.S70 'Long chains'.Y70:'Long chains'.Y70 'Long chains'.AE70:'Long chains'.AE70" chart:data-source-has-labels="both" svg:x="0.756cm" svg:y="0.681cm" svg:width="11.541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1:'Long chains'.G61 'Long chains'.M61:'Long chains'.M61 'Long chains'.S61:'Long chains'.S61 'Long chains'.Y61:'Long chains'.Y61 'Long chains'.AE61:'Long chains'.AE61" chart:label-cell-address="'Long chains'.A59:'Long chains'.A59" chart:class="chart:bar">
            <chart:data-point chart:repeated="5"/>
          </chart:series>
          <chart:series chart:style-name="ch10" chart:values-cell-range-address="'Long chains'.G70:'Long chains'.G70 'Long chains'.M70:'Long chains'.M70 'Long chains'.S70:'Long chains'.S70 'Long chains'.Y70:'Long chains'.Y70 'Long chains'.AE70:'Long chains'.AE70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-4.32">
                <text:p>-4.32</text:p>
                <draw:g>
                  <svg:desc>'Long chains'.G61:'Long chains'.G61 'Long chains'.M61:'Long chains'.M61 'Long chains'.S61:'Long chains'.S61 'Long chains'.Y61:'Long chains'.Y61 'Long chains'.AE61:'Long chain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-5.066">
                <text:p>-5.066</text:p>
                <draw:g>
                  <svg:desc>'Long chains'.G70:'Long chains'.G70 'Long chains'.M70:'Long chains'.M70 'Long chains'.S70:'Long chains'.S70 'Long chains'.Y70:'Long chains'.Y70 'Long chains'.AE70:'Long chain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03cm" xlink:href=".." xlink:type="simple" chart:class="chart:bar" chart:style-name="ch1">
        <chart:title svg:x="4.133cm" svg:y="0.133cm" chart:style-name="ch2">
          <text:p>Singlet HOMO TPSSH</text:p>
        </chart:title>
        <chart:legend svg:x="5.333cm" svg:y="4.695cm" style:legend-expansion="custom" chartooo:width="7.013cm" chartooo:height="0.808cm" style:legend-expansion-aspect-ratio="8.679455445544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79:'Long chains'.G79 'Long chains'.M79:'Long chains'.M79 'Long chains'.S79:'Long chains'.S79 'Long chains'.Y79:'Long chains'.Y79 'Long chains'.AE79:'Long chains'.AE79 'Long chains'.A86:'Long chains'.A86 'Long chains'.G88:'Long chains'.G88 'Long chains'.M88:'Long chains'.M88 'Long chains'.S88:'Long chains'.S88 'Long chains'.Y88:'Long chains'.Y88 'Long chains'.AE88:'Long chains'.AE88" chart:data-source-has-labels="both" svg:x="0.757cm" svg:y="0.685cm" svg:width="11.544cm" svg:height="5.382cm">
          <chartooo:coordinate-region svg:x="1.299cm" svg:y="0.897cm" svg:width="11.002cm" svg:height="4.49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79:'Long chains'.G79 'Long chains'.M79:'Long chains'.M79 'Long chains'.S79:'Long chains'.S79 'Long chains'.Y79:'Long chains'.Y79 'Long chains'.AE79:'Long chains'.AE79" chart:label-cell-address="'Long chains'.A77:'Long chains'.A77" chart:class="chart:bar">
            <chart:data-point chart:repeated="5"/>
          </chart:series>
          <chart:series chart:style-name="ch10" chart:values-cell-range-address="'Long chains'.G88:'Long chains'.G88 'Long chains'.M88:'Long chains'.M88 'Long chains'.S88:'Long chains'.S88 'Long chains'.Y88:'Long chains'.Y88 'Long chains'.AE88:'Long chains'.AE88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-4.588">
                <text:p>-4.588</text:p>
                <draw:g>
                  <svg:desc>'Long chains'.G79:'Long chains'.G79 'Long chains'.M79:'Long chains'.M79 'Long chains'.S79:'Long chains'.S79 'Long chains'.Y79:'Long chains'.Y79 'Long chains'.AE79:'Long chain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-5.243">
                <text:p>-5.243</text:p>
                <draw:g>
                  <svg:desc>'Long chains'.G88:'Long chains'.G88 'Long chains'.M88:'Long chains'.M88 'Long chains'.S88:'Long chains'.S88 'Long chains'.Y88:'Long chains'.Y88 'Long chains'.AE88:'Long chain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54cm" svg:y="0.139cm" chart:style-name="ch2">
          <text:p>Excitation TDDFT </text:p>
        </chart:title>
        <chart:legend svg:x="6.5cm" svg:y="1.036cm" style:legend-expansion="custom" chartooo:width="5.547cm" chartooo:height="1.592cm" style:legend-expansion-aspect-ratio="3.48429648241206" chart:style-name="ch3"/>
        <chart:plot-area chart:style-name="ch4" table:cell-range-address="cnhn_2.D47:cnhn_2.D47 cnhn_2.J47:cnhn_2.J47 cnhn_2.P47:cnhn_2.P47 cnhn_2.V47:cnhn_2.V47 cnhn_2.AB47:cnhn_2.AB47 cnhn_2.AH47:cnhn_2.AH47 cnhn_2.D132:cnhn_2.D132 cnhn_2.G137:cnhn_2.G137 cnhn_2.M137:cnhn_2.M137 cnhn_2.S137:cnhn_2.S137 cnhn_2.Y137:cnhn_2.Y137 cnhn_2.AE137:cnhn_2.AE137 cnhn_2.AK137:cnhn_2.AK137 cnhn_2.D139:cnhn_2.D139 cnhn_2.G144:cnhn_2.G144 cnhn_2.M144:cnhn_2.M144 cnhn_2.S144:cnhn_2.S144 cnhn_2.Y144:cnhn_2.Y144 cnhn_2.AE144:cnhn_2.AE144 cnhn_2.AK144:cnhn_2.AK144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137:cnhn_2.G137 cnhn_2.M137:cnhn_2.M137 cnhn_2.S137:cnhn_2.S137 cnhn_2.Y137:cnhn_2.Y137 cnhn_2.AE137:cnhn_2.AE137 cnhn_2.AK137:cnhn_2.AK137" chart:label-cell-address="cnhn_2.D132:cnhn_2.D132" chart:class="chart:bar">
            <chart:data-point chart:repeated="6"/>
          </chart:series>
          <chart:series chart:style-name="ch10" chart:values-cell-range-address="cnhn_2.G144:cnhn_2.G144 cnhn_2.M144:cnhn_2.M144 cnhn_2.S144:cnhn_2.S144 cnhn_2.Y144:cnhn_2.Y144 cnhn_2.AE144:cnhn_2.AE144 cnhn_2.AK144:cnhn_2.AK144" chart:label-cell-address="cnhn_2.D139:cnhn_2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32:cnhn_2.D132</svg:desc>
                </draw:g>
              </table:table-cell>
              <table:table-cell office:value-type="float" office:value="4.38008574428276">
                <text:p>4.38008574428276</text:p>
                <draw:g>
                  <svg:desc>cnhn_2.G137:cnhn_2.G137 cnhn_2.M137:cnhn_2.M137 cnhn_2.S137:cnhn_2.S137 cnhn_2.Y137:cnhn_2.Y137 cnhn_2.AE137:cnhn_2.AE137 cnhn_2.AK137:cnhn_2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cnhn_2.D139:cnhn_2.D139</svg:desc>
                </draw:g>
              </table:table-cell>
              <table:table-cell office:value-type="float" office:value="4.30853505509804">
                <text:p>4.30853505509804</text:p>
                <draw:g>
                  <svg:desc>cnhn_2.G144:cnhn_2.G144 cnhn_2.M144:cnhn_2.M144 cnhn_2.S144:cnhn_2.S144 cnhn_2.Y144:cnhn_2.Y144 cnhn_2.AE144:cnhn_2.AE144 cnhn_2.AK144:cnhn_2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37cm" svg:y="0.135cm" chart:style-name="ch2">
          <text:p>Singlet HOMO PBE0</text:p>
        </chart:title>
        <chart:legend svg:x="7.871cm" svg:y="3.615cm" style:legend-expansion="custom" chartooo:width="4.393cm" chartooo:height="1.819cm" style:legend-expansion-aspect-ratio="2.4150632215503" chart:style-name="ch3"/>
        <chart:plot-area chart:style-name="ch4" table:cell-range-address="cnhn_2.D46:cnhn_2.D47 cnhn_2.J47:cnhn_2.J47 cnhn_2.P47:cnhn_2.P47 cnhn_2.V47:cnhn_2.V47 cnhn_2.AB47:cnhn_2.AB47 cnhn_2.AH47:cnhn_2.AH47 cnhn_2.D36:cnhn_2.D36 cnhn_2.H37:cnhn_2.H37 cnhn_2.N37:cnhn_2.N37 cnhn_2.T37:cnhn_2.T37 cnhn_2.Z37:cnhn_2.Z37 cnhn_2.AF37:cnhn_2.AF37 cnhn_2.AL37:cnhn_2.AL37 cnhn_2.G57:cnhn_2.G57 cnhn_2.M57:cnhn_2.M57 cnhn_2.S57:cnhn_2.S57 cnhn_2.Y57:cnhn_2.Y57 cnhn_2.AE57:cnhn_2.AE57 cnhn_2.AK57:cnhn_2.AK57" chart:data-source-has-labels="both" svg:x="0.572cm" svg:y="0.686cm" svg:width="11.696cm" svg:height="5.384cm">
          <chartooo:coordinate-region svg:x="1.299cm" svg:y="0.898cm" svg:width="10.96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4cm" chart:style-name="ch7">
              <text:p>eV</text:p>
            </chart:title>
            <chart:grid chart:style-name="ch8" chart:class="major"/>
          </chart:axis>
          <chart:series chart:style-name="ch9" chart:values-cell-range-address="cnhn_2.H37:cnhn_2.H37 cnhn_2.N37:cnhn_2.N37 cnhn_2.T37:cnhn_2.T37 cnhn_2.Z37:cnhn_2.Z37 cnhn_2.AF37:cnhn_2.AF37 cnhn_2.AL37:cnhn_2.AL37" chart:label-cell-address="cnhn_2.D36:cnhn_2.D36" chart:class="chart:bar">
            <chart:data-point chart:repeated="6"/>
          </chart:series>
          <chart:series chart:style-name="ch10" chart:values-cell-range-address="cnhn_2.G57:cnhn_2.G57 cnhn_2.M57:cnhn_2.M57 cnhn_2.S57:cnhn_2.S57 cnhn_2.Y57:cnhn_2.Y57 cnhn_2.AE57:cnhn_2.AE57 cnhn_2.AK57:cnhn_2.AK57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-7.797">
                <text:p>-7.797</text:p>
                <draw:g>
                  <svg:desc>cnhn_2.H37:cnhn_2.H37 cnhn_2.N37:cnhn_2.N37 cnhn_2.T37:cnhn_2.T37 cnhn_2.Z37:cnhn_2.Z37 cnhn_2.AF37:cnhn_2.AF37 cnhn_2.AL37:cnhn_2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-7.977">
                <text:p>-7.977</text:p>
                <draw:g>
                  <svg:desc>cnhn_2.G57:cnhn_2.G57 cnhn_2.M57:cnhn_2.M57 cnhn_2.S57:cnhn_2.S57 cnhn_2.Y57:cnhn_2.Y57 cnhn_2.AE57:cnhn_2.AE57 cnhn_2.AK57:cnhn_2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4cm" xlink:href=".." xlink:type="simple" chart:class="chart:bar" chart:style-name="ch1">
        <chart:title svg:x="3.975cm" svg:y="0.132cm" chart:style-name="ch2">
          <text:p>TDDFT Excitation PBE0</text:p>
        </chart:title>
        <chart:legend svg:x="6.364cm" svg:y="0.915cm" style:legend-expansion="custom" chartooo:width="5.884cm" chartooo:height="0.785cm" style:legend-expansion-aspect-ratio="7.49554140127389" chart:style-name="ch3"/>
        <chart:plot-area chart:style-name="ch4" table:cell-range-address="rings.D6:rings.D6 rings.J6:rings.J6 rings.P6:rings.P6 rings.V6:rings.V6 rings.AB6:rings.AB6 rings.D95:rings.D95 rings.G99:rings.G99 rings.M99:rings.M99 rings.S99:rings.S99 rings.Y99:rings.Y99 rings.AE99:rings.AE99 rings.D101:rings.D101 rings.G105:rings.G105 rings.M105:rings.M105 rings.S105:rings.S105 rings.Y105:rings.Y105 rings.AE105:rings.AE105" chart:data-source-has-labels="both" svg:x="0.864cm" svg:y="0.686cm" svg:width="11.434cm" svg:height="5.268cm">
          <chartooo:coordinate-region svg:x="1.3cm" svg:y="0.898cm" svg:width="10.998cm" svg:height="4.383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"/>
          </chart:axis>
          <chart:axis chart:dimension="y" chart:name="primary-y" chart:style-name="ch6">
            <chart:title svg:x="0.017cm" svg:y="3.576cm" chart:style-name="ch7">
              <text:p>eV</text:p>
            </chart:title>
            <chart:grid chart:style-name="ch8" chart:class="major"/>
          </chart:axis>
          <chart:series chart:style-name="ch9" chart:values-cell-range-address="rings.G99:rings.G99 rings.M99:rings.M99 rings.S99:rings.S99 rings.Y99:rings.Y99 rings.AE99:rings.AE99" chart:label-cell-address="rings.D95:rings.D95" chart:class="chart:bar">
            <chart:data-point chart:repeated="5"/>
          </chart:series>
          <chart:series chart:style-name="ch10" chart:values-cell-range-address="rings.G105:rings.G105 rings.M105:rings.M105 rings.S105:rings.S105 rings.Y105:rings.Y105 rings.AE105:rings.AE105" chart:label-cell-address="rings.D101:rings.D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95:rings.D95</svg:desc>
                </draw:g>
              </table:table-cell>
              <table:table-cell office:value-type="float" office:value="4.12075965851834">
                <text:p>4.12075965851834</text:p>
                <draw:g>
                  <svg:desc>rings.G99:rings.G99 rings.M99:rings.M99 rings.S99:rings.S99 rings.Y99:rings.Y99 rings.AE99:rings.AE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</table:table-row>
            <table:table-row>
              <table:table-cell office:value-type="string">
                <text:p>Pseudo-rings</text:p>
                <draw:g>
                  <svg:desc>rings.D101:rings.D101</svg:desc>
                </draw:g>
              </table:table-cell>
              <table:table-cell office:value-type="float" office:value="3.93980748036276">
                <text:p>3.93980748036276</text:p>
                <draw:g>
                  <svg:desc>rings.G105:rings.G105 rings.M105:rings.M105 rings.S105:rings.S105 rings.Y105:rings.Y105 rings.AE105:rings.AE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61cm" svg:y="0.142cm" chart:style-name="ch2">
          <text:p>Triplet-Singlet PBE</text:p>
        </chart:title>
        <chart:legend svg:x="5.888cm" svg:y="0.848cm" style:legend-expansion="custom" chartooo:width="6.385cm" chartooo:height="1.105cm" style:legend-expansion-aspect-ratio="5.77828054298643" chart:style-name="ch3"/>
        <chart:plot-area chart:style-name="ch4" table:cell-range-address="cnhn_2.D47:cnhn_2.D47 cnhn_2.J47:cnhn_2.J47 cnhn_2.P47:cnhn_2.P47 cnhn_2.V47:cnhn_2.V47 cnhn_2.AB47:cnhn_2.AB47 cnhn_2.AH47:cnhn_2.AH47 cnhn_2.D64:cnhn_2.D64 cnhn_2.G69:cnhn_2.G69 cnhn_2.M69:cnhn_2.M69 cnhn_2.S69:cnhn_2.S69 cnhn_2.Y69:cnhn_2.Y69 cnhn_2.AE69:cnhn_2.AE69 cnhn_2.AK69:cnhn_2.AK69 cnhn_2.D73:cnhn_2.D73 cnhn_2.G78:cnhn_2.G78 cnhn_2.M78:cnhn_2.M78 cnhn_2.S78:cnhn_2.S78 cnhn_2.Y78:cnhn_2.Y78 cnhn_2.AE78:cnhn_2.AE78 cnhn_2.AK78:cnhn_2.AK78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9:cnhn_2.G69 cnhn_2.M69:cnhn_2.M69 cnhn_2.S69:cnhn_2.S69 cnhn_2.Y69:cnhn_2.Y69 cnhn_2.AE69:cnhn_2.AE69 cnhn_2.AK69:cnhn_2.AK69" chart:label-cell-address="cnhn_2.D64:cnhn_2.D64" chart:class="chart:bar">
            <chart:data-point chart:repeated="6"/>
          </chart:series>
          <chart:series chart:style-name="ch10" chart:values-cell-range-address="cnhn_2.G78:cnhn_2.G78 cnhn_2.M78:cnhn_2.M78 cnhn_2.S78:cnhn_2.S78 cnhn_2.Y78:cnhn_2.Y78 cnhn_2.AE78:cnhn_2.AE78 cnhn_2.AK78:cnhn_2.AK78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4.45820145211232">
                <text:p>4.45820145211232</text:p>
                <draw:g>
                  <svg:desc>cnhn_2.G69:cnhn_2.G69 cnhn_2.M69:cnhn_2.M69 cnhn_2.S69:cnhn_2.S69 cnhn_2.Y69:cnhn_2.Y69 cnhn_2.AE69:cnhn_2.AE69 cnhn_2.AK69:cnhn_2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3.95281778491059">
                <text:p>3.95281778491059</text:p>
                <draw:g>
                  <svg:desc>cnhn_2.G78:cnhn_2.G78 cnhn_2.M78:cnhn_2.M78 cnhn_2.S78:cnhn_2.S78 cnhn_2.Y78:cnhn_2.Y78 cnhn_2.AE78:cnhn_2.AE78 cnhn_2.AK78:cnhn_2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3cm" xlink:href=".." xlink:type="simple" chart:class="chart:bar" chart:style-name="ch1">
        <chart:title svg:x="3.975cm" svg:y="0.135cm" chart:style-name="ch2">
          <text:p>Excitation TDDFT PBE0</text:p>
        </chart:title>
        <chart:legend svg:x="4.804cm" svg:y="0.949cm" style:legend-expansion="custom" chartooo:width="7.459cm" chartooo:height="0.558cm" style:legend-expansion-aspect-ratio="13.3673835125448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95:'Long chains'.A95 'Long chains'.G99:'Long chains'.G99 'Long chains'.M99:'Long chains'.M99 'Long chains'.S99:'Long chains'.S99 'Long chains'.Y99:'Long chains'.Y99 'Long chains'.AE99:'Long chains'.AE99 'Long chains'.A101:'Long chains'.A101 'Long chains'.G105:'Long chains'.G105 'Long chains'.M105:'Long chains'.M105 'Long chains'.S105:'Long chains'.S105 'Long chains'.Y105:'Long chains'.Y105 'Long chains'.AE105:'Long chains'.AE105" chart:data-source-has-labels="both" svg:x="0.571cm" svg:y="0.684cm" svg:width="11.726cm" svg:height="5.385cm">
          <chartooo:coordinate-region svg:x="1.298cm" svg:y="0.897cm" svg:width="10.999cm" svg:height="4.499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8cm" chart:style-name="ch7">
              <text:p>eV</text:p>
            </chart:title>
            <chart:grid chart:style-name="ch8" chart:class="major"/>
          </chart:axis>
          <chart:series chart:style-name="ch9" chart:values-cell-range-address="'Long chains'.G99:'Long chains'.G99 'Long chains'.M99:'Long chains'.M99 'Long chains'.S99:'Long chains'.S99 'Long chains'.Y99:'Long chains'.Y99 'Long chains'.AE99:'Long chains'.AE99" chart:label-cell-address="'Long chains'.A95:'Long chains'.A95" chart:class="chart:bar">
            <chart:data-point chart:repeated="5"/>
          </chart:series>
          <chart:series chart:style-name="ch10" chart:values-cell-range-address="'Long chains'.G105:'Long chains'.G105 'Long chains'.M105:'Long chains'.M105 'Long chains'.S105:'Long chains'.S105 'Long chains'.Y105:'Long chains'.Y105 'Long chains'.AE105:'Long chains'.AE105" chart:label-cell-address="'Long chains'.A101:'Long chain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95:'Long chains'.A95</svg:desc>
                </draw:g>
              </table:table-cell>
              <table:table-cell office:value-type="float" office:value="1.14130622631239">
                <text:p>1.14130622631239</text:p>
                <draw:g>
                  <svg:desc>'Long chains'.G99:'Long chains'.G99 'Long chains'.M99:'Long chains'.M99 'Long chains'.S99:'Long chains'.S99 'Long chains'.Y99:'Long chains'.Y99 'Long chains'.AE99:'Long chain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01:'Long chains'.A101</svg:desc>
                </draw:g>
              </table:table-cell>
              <table:table-cell office:value-type="float" office:value="1.11792405632028">
                <text:p>1.11792405632028</text:p>
                <draw:g>
                  <svg:desc>'Long chains'.G105:'Long chains'.G105 'Long chains'.M105:'Long chains'.M105 'Long chains'.S105:'Long chains'.S105 'Long chains'.Y105:'Long chains'.Y105 'Long chains'.AE105:'Long chain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88cm" svg:y="0.143cm" chart:style-name="ch2">
          <text:p>Triplet-Cation PBE</text:p>
        </chart:title>
        <chart:legend svg:x="6.877cm" svg:y="0.935cm" style:legend-expansion="custom" chartooo:width="5.49cm" chartooo:height="1.348cm" style:legend-expansion-aspect-ratio="4.07270029673591" chart:style-name="ch3"/>
        <chart:plot-area chart:style-name="ch4" table:cell-range-address="cnhn_2.D47:cnhn_2.D47 cnhn_2.J47:cnhn_2.J47 cnhn_2.P47:cnhn_2.P47 cnhn_2.V47:cnhn_2.V47 cnhn_2.AB47:cnhn_2.AB47 cnhn_2.AH47:cnhn_2.AH47 cnhn_2.D64:cnhn_2.D64 cnhn_2.G71:cnhn_2.G71 cnhn_2.M71:cnhn_2.M71 cnhn_2.S71:cnhn_2.S71 cnhn_2.Y71:cnhn_2.Y71 cnhn_2.AE71:cnhn_2.AE71 cnhn_2.AK71:cnhn_2.AK71 cnhn_2.D73:cnhn_2.D73 cnhn_2.G80:cnhn_2.G80 cnhn_2.M80:cnhn_2.M80 cnhn_2.S80:cnhn_2.S80 cnhn_2.Y80:cnhn_2.Y80 cnhn_2.AE80:cnhn_2.AE80 cnhn_2.AK80:cnhn_2.AK80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71:cnhn_2.G71 cnhn_2.M71:cnhn_2.M71 cnhn_2.S71:cnhn_2.S71 cnhn_2.Y71:cnhn_2.Y71 cnhn_2.AE71:cnhn_2.AE71 cnhn_2.AK71:cnhn_2.AK71" chart:label-cell-address="cnhn_2.D64:cnhn_2.D64" chart:class="chart:bar">
            <chart:data-point chart:repeated="6"/>
          </chart:series>
          <chart:series chart:style-name="ch10" chart:values-cell-range-address="cnhn_2.G80:cnhn_2.G80 cnhn_2.M80:cnhn_2.M80 cnhn_2.S80:cnhn_2.S80 cnhn_2.Y80:cnhn_2.Y80 cnhn_2.AE80:cnhn_2.AE80 cnhn_2.AK80:cnhn_2.AK80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10.5814370178176">
                <text:p>10.5814370178176</text:p>
                <draw:g>
                  <svg:desc>cnhn_2.G71:cnhn_2.G71 cnhn_2.M71:cnhn_2.M71 cnhn_2.S71:cnhn_2.S71 cnhn_2.Y71:cnhn_2.Y71 cnhn_2.AE71:cnhn_2.AE71 cnhn_2.AK71:cnhn_2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11.2523583044782">
                <text:p>11.2523583044782</text:p>
                <draw:g>
                  <svg:desc>cnhn_2.G80:cnhn_2.G80 cnhn_2.M80:cnhn_2.M80 cnhn_2.S80:cnhn_2.S80 cnhn_2.Y80:cnhn_2.Y80 cnhn_2.AE80:cnhn_2.AE80 cnhn_2.AK80:cnhn_2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028cm" xlink:href=".." xlink:type="simple" chart:class="chart:bar" chart:style-name="ch1">
        <chart:title svg:x="4.461cm" svg:y="0.139cm" chart:style-name="ch2">
          <text:p>Singlet HOMO PBE</text:p>
        </chart:title>
        <chart:legend svg:x="6.503cm" svg:y="4.197cm" style:legend-expansion="custom" chartooo:width="5.822cm" chartooo:height="1.17cm" style:legend-expansion-aspect-ratio="4.97606837606838" chart:style-name="ch3"/>
        <chart:plot-area chart:style-name="ch4" table:cell-range-address="cnhn_2.D47:cnhn_2.D47 cnhn_2.J47:cnhn_2.J47 cnhn_2.P47:cnhn_2.P47 cnhn_2.V47:cnhn_2.V47 cnhn_2.AB47:cnhn_2.AB47 cnhn_2.AH47:cnhn_2.AH47 cnhn_2.D64:cnhn_2.D64 cnhn_2.G66:cnhn_2.G66 cnhn_2.M66:cnhn_2.M66 cnhn_2.S66:cnhn_2.S66 cnhn_2.Y66:cnhn_2.Y66 cnhn_2.AE66:cnhn_2.AE66 cnhn_2.AK66:cnhn_2.AK66 cnhn_2.D73:cnhn_2.D73 cnhn_2.G75:cnhn_2.G75 cnhn_2.M75:cnhn_2.M75 cnhn_2.S75:cnhn_2.S75 cnhn_2.Y75:cnhn_2.Y75 cnhn_2.AE75:cnhn_2.AE75 cnhn_2.AK75:cnhn_2.AK75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6:cnhn_2.G66 cnhn_2.M66:cnhn_2.M66 cnhn_2.S66:cnhn_2.S66 cnhn_2.Y66:cnhn_2.Y66 cnhn_2.AE66:cnhn_2.AE66 cnhn_2.AK66:cnhn_2.AK66" chart:label-cell-address="cnhn_2.D64:cnhn_2.D64" chart:class="chart:bar">
            <chart:data-point chart:repeated="6"/>
          </chart:series>
          <chart:series chart:style-name="ch10" chart:values-cell-range-address="cnhn_2.G75:cnhn_2.G75 cnhn_2.M75:cnhn_2.M75 cnhn_2.S75:cnhn_2.S75 cnhn_2.Y75:cnhn_2.Y75 cnhn_2.AE75:cnhn_2.AE75 cnhn_2.AK75:cnhn_2.AK75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-6.559">
                <text:p>-6.559</text:p>
                <draw:g>
                  <svg:desc>cnhn_2.G66:cnhn_2.G66 cnhn_2.M66:cnhn_2.M66 cnhn_2.S66:cnhn_2.S66 cnhn_2.Y66:cnhn_2.Y66 cnhn_2.AE66:cnhn_2.AE66 cnhn_2.AK66:cnhn_2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-7.016">
                <text:p>-7.016</text:p>
                <draw:g>
                  <svg:desc>cnhn_2.G75:cnhn_2.G75 cnhn_2.M75:cnhn_2.M75 cnhn_2.S75:cnhn_2.S75 cnhn_2.Y75:cnhn_2.Y75 cnhn_2.AE75:cnhn_2.AE75 cnhn_2.AK75:cnhn_2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